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7000002D770FE3C7F8F7FFF0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/>
    <style:font-face style:name="Wingdings 3" svg:font-family="'Wingdings 3'" style:font-charset="x-symbol"/>
    <style:font-face style:name="Wingdings 31" svg:font-family="'Wingdings 3'" style:font-family-generic="roman" style:font-pitch="variable"/>
    <style:font-face style:name="Wingdings 32" svg:font-family="'Wingdings 3'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leau1" style:family="table">
      <style:table-properties style:width="13.751cm" fo:margin-left="2.752cm" fo:margin-top="0cm" fo:margin-bottom="0cm" table:align="left" style:writing-mode="lr-tb"/>
    </style:style>
    <style:style style:name="Tableau1.A" style:family="table-column">
      <style:table-column-properties style:column-width="4.136cm"/>
    </style:style>
    <style:style style:name="Tableau1.B" style:family="table-column">
      <style:table-column-properties style:column-width="0.416cm"/>
    </style:style>
    <style:style style:name="Tableau1.C" style:family="table-column">
      <style:table-column-properties style:column-width="9.19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.049cm" fo:padding-bottom="0cm" fo:border="none" style:writing-mode="lr-tb"/>
    </style:style>
    <style:style style:name="Tableau1.A2" style:family="table-cell">
      <style:table-cell-properties fo:padding-left="0.191cm" fo:padding-right="0.191cm" fo:padding-top="0.049cm" fo:padding-bottom="0cm" fo:border-left="3pt solid #d60093" fo:border-right="none" fo:border-top="none" fo:border-bottom="none" style:writing-mode="lr-tb"/>
    </style:style>
    <style:style style:name="Tableau1.B2" style:family="table-cell">
      <style:table-cell-properties style:vertical-align="middle" fo:padding-left="0.191cm" fo:padding-right="0.191cm" fo:padding-top="0.049cm" fo:padding-bottom="0cm" fo:border="none" style:writing-mode="lr-tb"/>
    </style:style>
    <style:style style:name="Tableau2" style:family="table">
      <style:table-properties style:width="17.254cm" fo:margin-left="-0.751cm" fo:margin-top="0cm" fo:margin-bottom="0cm" table:align="left" style:writing-mode="lr-tb"/>
    </style:style>
    <style:style style:name="Tableau2.A" style:family="table-column">
      <style:table-column-properties style:column-width="1.33cm"/>
    </style:style>
    <style:style style:name="Tableau2.B" style:family="table-column">
      <style:table-column-properties style:column-width="15.923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 style:writing-mode="lr-tb">
        <style:background-image/>
      </style:table-cell-properties>
    </style:style>
    <style:style style:name="Tableau2.2" style:family="table-row">
      <style:table-row-properties style:min-row-height="0.101cm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1.5pt solid #d60093" style:writing-mode="lr-tb"/>
    </style:style>
    <style:style style:name="Tableau2.3" style:family="table-row">
      <style:table-row-properties style:min-row-height="1cm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2.25pt solid #d60093" fo:border-bottom="none" style:writing-mode="lr-tb"/>
    </style:style>
    <style:style style:name="Tableau2.4" style:family="table-row">
      <style:table-row-properties style:min-row-height="2.499cm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1.5pt solid #d60093" fo:border-bottom="0.5pt solid #d9d9d9" style:writing-mode="lr-tb"/>
    </style:style>
    <style:style style:name="Tableau2.5" style:family="table-row">
      <style:table-row-properties style:min-row-height="0.801cm" fo:keep-together="auto"/>
    </style:style>
    <style:style style:name="Tableau2.A5" style:family="table-cell">
      <style:table-cell-properties fo:padding-left="0.191cm" fo:padding-right="0.191cm" fo:padding-top="0.049cm" fo:padding-bottom="0cm" fo:border-left="0.5pt solid #d9d9d9" fo:border-right="0.5pt solid #d9d9d9" fo:border-top="0.5pt solid #d9d9d9" fo:border-bottom="none" style:writing-mode="lr-tb"/>
    </style:style>
    <style:style style:name="Tableau2.A6" style:family="table-cell">
      <style:table-cell-properties fo:padding-left="0.191cm" fo:padding-right="0.191cm" fo:padding-top="0.049cm" fo:padding-bottom="0cm" fo:border-left="0.5pt solid #d9d9d9" fo:border-right="0.5pt solid #d9d9d9" fo:border-top="none" fo:border-bottom="none" style:writing-mode="lr-tb"/>
    </style:style>
    <style:style style:name="Tableau2.A7" style:family="table-cell">
      <style:table-cell-properties style:vertical-align="middle" fo:padding-left="0.191cm" fo:padding-right="0.191cm" fo:padding-top="0.049cm" fo:padding-bottom="0cm" fo:border-left="0.5pt solid #d9d9d9" fo:border-right="none" fo:border-top="none" fo:border-bottom="none" style:writing-mode="lr-tb"/>
    </style:style>
    <style:style style:name="Tableau2.B7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B8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9" style:family="table-row">
      <style:table-row-properties style:min-row-height="0.3cm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5pt solid #d9d9d9" fo:border-right="0.5pt solid #d9d9d9" fo:border-top="none" fo:border-bottom="0.5pt solid #d9d9d9" style:writing-mode="lr-tb"/>
    </style:style>
    <style:style style:name="Tableau5" style:family="table">
      <style:table-properties style:width="17.254cm" fo:margin-left="-0.751cm" fo:margin-top="0cm" fo:margin-bottom="0cm" table:align="left" style:writing-mode="lr-tb"/>
    </style:style>
    <style:style style:name="Tableau5.A" style:family="table-column">
      <style:table-column-properties style:column-width="0.746cm"/>
    </style:style>
    <style:style style:name="Tableau5.B" style:family="table-column">
      <style:table-column-properties style:column-width="5.006cm"/>
    </style:style>
    <style:style style:name="Tableau5.C" style:family="table-column">
      <style:table-column-properties style:column-width="10.806cm"/>
    </style:style>
    <style:style style:name="Tableau5.D" style:family="table-column">
      <style:table-column-properties style:column-width="0.697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5.2" style:family="table-row">
      <style:table-row-properties style:min-row-height="0.035cm" fo:keep-together="auto"/>
    </style:style>
    <style:style style:name="Tableau5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5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5.4" style:family="table-row">
      <style:table-row-properties style:min-row-height="0.199cm" fo:keep-together="auto"/>
    </style:style>
    <style:style style:name="Tableau5.A4" style:family="table-cell">
      <style:table-cell-properties fo:padding-left="0.191cm" fo:padding-right="0.191cm" fo:padding-top="0.101cm" fo:padding-bottom="0cm" fo:border-left="1pt solid #d9d9d9" fo:border-right="1pt solid #d9d9d9" fo:border-top="1pt solid #d9d9d9" fo:border-bottom="none" style:writing-mode="lr-tb"/>
    </style:style>
    <style:style style:name="Tableau5.A5" style:family="table-cell">
      <style:table-cell-properties style:vertical-align="middle" fo:background-color="transparent" fo:padding-left="0.191cm" fo:padding-right="0.191cm" fo:padding-top="0.101cm" fo:padding-bottom="0cm" fo:border-left="0.5pt solid #d9d9d9" fo:border-right="none" fo:border-top="none" fo:border-bottom="none" style:writing-mode="lr-tb">
        <style:background-image/>
      </style:table-cell-properties>
    </style:style>
    <style:style style:name="Tableau5.B5" style:family="table-cell">
      <style:table-cell-properties style:vertical-align="middle" fo:background-color="#f2f2f2" fo:padding-left="0.191cm" fo:padding-right="0.191cm" fo:padding-top="0.101cm" fo:padding-bottom="0cm" fo:border="none" style:writing-mode="lr-tb">
        <style:background-image/>
      </style:table-cell-properties>
    </style:style>
    <style:style style:name="Tableau5.D5" style:family="table-cell">
      <style:table-cell-properties style:vertical-align="middle" fo:background-color="transparent" fo:padding-left="0.191cm" fo:padding-right="0.191cm" fo:padding-top="0.101cm" fo:padding-bottom="0cm" fo:border-left="none" fo:border-right="0.5pt solid #d9d9d9" fo:border-top="none" fo:border-bottom="none" style:writing-mode="lr-tb">
        <style:background-image/>
      </style:table-cell-properties>
    </style:style>
    <style:style style:name="Tableau5.A6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 style:writing-mode="lr-tb"/>
    </style:style>
    <style:style style:name="Tableau5.A7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 style:writing-mode="lr-tb"/>
    </style:style>
    <style:style style:name="Tableau5.A8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 style:writing-mode="lr-tb"/>
    </style:style>
    <style:style style:name="Tableau5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 style:writing-mode="lr-tb"/>
    </style:style>
    <style:style style:name="Tableau5.A1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5.11" style:family="table-row">
      <style:table-row-properties style:min-row-height="2.2cm" fo:keep-together="auto"/>
    </style:style>
    <style:style style:name="Tableau5.A11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5.12" style:family="table-row">
      <style:table-row-properties style:min-row-height="1.101cm" fo:keep-together="auto"/>
    </style:style>
    <style:style style:name="Tableau5.A12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5.C12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" style:family="table">
      <style:table-properties style:width="17.254cm" fo:margin-left="-0.751cm" fo:margin-top="0cm" fo:margin-bottom="0cm" table:align="left" style:writing-mode="lr-tb"/>
    </style:style>
    <style:style style:name="Tableau6.A" style:family="table-column">
      <style:table-column-properties style:column-width="0.496cm"/>
    </style:style>
    <style:style style:name="Tableau6.B" style:family="table-column">
      <style:table-column-properties style:column-width="14.256cm"/>
    </style:style>
    <style:style style:name="Tableau6.C" style:family="table-column">
      <style:table-column-properties style:column-width="0.757cm"/>
    </style:style>
    <style:style style:name="Tableau6.D" style:family="table-column">
      <style:table-column-properties style:column-width="1.744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.101cm" fo:padding-bottom="0cm" fo:border-left="none" fo:border-right="none" fo:border-top="none" fo:border-bottom="3pt solid #d60093" style:writing-mode="lr-tb"/>
    </style:style>
    <style:style style:name="Tableau6.A2" style:family="table-cell">
      <style:table-cell-properties fo:padding-left="0.191cm" fo:padding-right="0.191cm" fo:padding-top="0.101cm" fo:padding-bottom="0cm" fo:border-left="none" fo:border-right="none" fo:border-top="3pt solid #d60093" fo:border-bottom="none" style:writing-mode="lr-tb"/>
    </style:style>
    <style:style style:name="Tableau6.3" style:family="table-row">
      <style:table-row-properties style:min-row-height="0.499cm" fo:keep-together="auto"/>
    </style:style>
    <style:style style:name="Tableau6.A3" style:family="table-cell">
      <style:table-cell-properties fo:background-color="#f2f2f2" fo:padding-left="0.191cm" fo:padding-right="0.191cm" fo:padding-top="0.101cm" fo:padding-bottom="0cm" fo:border-left="2.25pt solid #d60093" fo:border-right="none" fo:border-top="none" fo:border-bottom="none" style:writing-mode="lr-tb">
        <style:background-image/>
      </style:table-cell-properties>
    </style:style>
    <style:style style:name="Tableau6.C3" style:family="table-cell">
      <style:table-cell-properties style:vertical-align="middle" fo:background-color="#f2f2f2" fo:padding-left="0.191cm" fo:padding-right="0.191cm" fo:padding-top="0.101cm" fo:padding-bottom="0cm" fo:border="none" style:writing-mode="lr-tb">
        <style:background-image/>
      </style:table-cell-properties>
    </style:style>
    <style:style style:name="Tableau6.A4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 style:writing-mode="lr-tb"/>
    </style:style>
    <style:style style:name="Tableau6.B4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4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4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1pt solid #f2f2f2" style:writing-mode="lr-tb"/>
    </style:style>
    <style:style style:name="Tableau6.A5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5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5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5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A6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6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6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6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1pt solid #f2f2f2" style:writing-mode="lr-tb"/>
    </style:style>
    <style:style style:name="Tableau6.A7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7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7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7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8" style:family="table-row">
      <style:table-row-properties style:min-row-height="0.3cm" fo:keep-together="auto"/>
    </style:style>
    <style:style style:name="Tableau6.A8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6.B8" style:family="table-cell">
      <style:table-cell-properties fo:padding-left="0.191cm" fo:padding-right="0.191cm" fo:padding-top="0.101cm" fo:padding-bottom="0cm" fo:border="none" style:writing-mode="lr-tb"/>
    </style:style>
    <style:style style:name="Tableau6.C8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8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 style:writing-mode="lr-tb"/>
    </style:style>
    <style:style style:name="Tableau6.A9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6.B9" style:family="table-cell">
      <style:table-cell-properties fo:padding-left="0.191cm" fo:padding-right="0.191cm" fo:padding-top="0.101cm" fo:padding-bottom="0cm" fo:border="none" style:writing-mode="lr-tb"/>
    </style:style>
    <style:style style:name="Tableau6.C9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9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6.A11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 style:writing-mode="lr-tb"/>
    </style:style>
    <style:style style:name="Tableau6.B11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1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1pt solid #f2f2f2" style:writing-mode="lr-tb"/>
    </style:style>
    <style:style style:name="Tableau6.A12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12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2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2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A13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13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3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3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1pt solid #f2f2f2" style:writing-mode="lr-tb"/>
    </style:style>
    <style:style style:name="Tableau6.A14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14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4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4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A15" style:family="table-cell">
      <style:table-cell-properties fo:padding-left="0.191cm" fo:padding-right="0.191cm" fo:padding-top="0.101cm" fo:padding-bottom="0cm" fo:border="none" style:writing-mode="lr-tb"/>
    </style:style>
    <style:style style:name="Tableau6.B15" style:family="table-cell">
      <style:table-cell-properties fo:padding-left="0.191cm" fo:padding-right="0.191cm" fo:padding-top="0.101cm" fo:padding-bottom="0cm" fo:border="none" style:writing-mode="lr-tb"/>
    </style:style>
    <style:style style:name="Tableau6.C15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5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 style:writing-mode="lr-tb"/>
    </style:style>
    <style:style style:name="Tableau6.A17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17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7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6.A18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18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8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8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 style:writing-mode="lr-tb"/>
    </style:style>
    <style:style style:name="Tableau6.A19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6.B1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6.C19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19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 style:writing-mode="lr-tb"/>
    </style:style>
    <style:style style:name="Tableau6.A20" style:family="table-cell">
      <style:table-cell-properties fo:padding-left="0.191cm" fo:padding-right="0.191cm" fo:padding-top="0.101cm" fo:padding-bottom="0cm" fo:border="none" style:writing-mode="lr-tb"/>
    </style:style>
    <style:style style:name="Tableau6.B20" style:family="table-cell">
      <style:table-cell-properties fo:padding-left="0.191cm" fo:padding-right="0.191cm" fo:padding-top="0.101cm" fo:padding-bottom="0cm" fo:border="none" style:writing-mode="lr-tb"/>
    </style:style>
    <style:style style:name="Tableau6.C20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20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 style:writing-mode="lr-tb"/>
    </style:style>
    <style:style style:name="Tableau6.A21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6.C2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21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A22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6.C22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22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A23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6.C23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23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6.A24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6.C24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6.D24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 style:writing-mode="lr-tb"/>
    </style:style>
    <style:style style:name="Tableau8" style:family="table">
      <style:table-properties style:width="17.254cm" fo:margin-left="-0.751cm" fo:margin-top="0cm" fo:margin-bottom="0cm" fo:break-before="page" table:align="left" style:writing-mode="lr-tb"/>
    </style:style>
    <style:style style:name="Tableau8.A" style:family="table-column">
      <style:table-column-properties style:column-width="4.253cm"/>
    </style:style>
    <style:style style:name="Tableau8.B" style:family="table-column">
      <style:table-column-properties style:column-width="0.25cm"/>
    </style:style>
    <style:style style:name="Tableau8.C" style:family="table-column">
      <style:table-column-properties style:column-width="0.663cm"/>
    </style:style>
    <style:style style:name="Tableau8.D" style:family="table-column">
      <style:table-column-properties style:column-width="0.085cm"/>
    </style:style>
    <style:style style:name="Tableau8.E" style:family="table-column">
      <style:table-column-properties style:column-width="0.917cm"/>
    </style:style>
    <style:style style:name="Tableau8.F" style:family="table-column">
      <style:table-column-properties style:column-width="2.083cm"/>
    </style:style>
    <style:style style:name="Tableau8.H" style:family="table-column">
      <style:table-column-properties style:column-width="1cm"/>
    </style:style>
    <style:style style:name="Tableau8.I" style:family="table-column">
      <style:table-column-properties style:column-width="7.751cm"/>
    </style:style>
    <style:style style:name="Tableau8.1" style:family="table-row">
      <style:table-row-properties style:min-row-height="1.199cm" fo:keep-together="auto"/>
    </style:style>
    <style:style style:name="Tableau8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8.2" style:family="table-row">
      <style:table-row-properties style:min-row-height="0.7cm" fo:keep-together="auto"/>
    </style:style>
    <style:style style:name="Tableau8.3" style:family="table-row">
      <style:table-row-properties style:min-row-height="0.644cm" fo:keep-together="auto"/>
    </style:style>
    <style:style style:name="Tableau8.A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E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A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8.E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8.5" style:family="table-row">
      <style:table-row-properties fo:keep-together="auto"/>
    </style:style>
    <style:style style:name="Tableau8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6" style:family="table-row">
      <style:table-row-properties style:min-row-height="7.999cm" fo:keep-together="auto"/>
    </style:style>
    <style:style style:name="Tableau8.A6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8.7" style:family="table-row">
      <style:table-row-properties style:min-row-height="0.3cm" fo:keep-together="auto"/>
    </style:style>
    <style:style style:name="Tableau8.A7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8.8" style:family="table-row">
      <style:table-row-properties style:min-row-height="0.466cm" fo:keep-together="auto"/>
    </style:style>
    <style:style style:name="Tableau8.A8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9" style:family="table-row">
      <style:table-row-properties style:min-row-height="7.9cm" fo:keep-together="auto"/>
    </style:style>
    <style:style style:name="Tableau8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8.10" style:family="table-row">
      <style:table-row-properties fo:keep-together="auto"/>
    </style:style>
    <style:style style:name="Tableau8.A10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8.11" style:family="table-row">
      <style:table-row-properties fo:keep-together="auto"/>
    </style:style>
    <style:style style:name="Tableau8.A11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 style:writing-mode="lr-tb"/>
    </style:style>
    <style:style style:name="Tableau8.12" style:family="table-row">
      <style:table-row-properties style:min-row-height="5.001cm" fo:keep-together="auto"/>
    </style:style>
    <style:style style:name="Tableau8.A12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 style:writing-mode="lr-tb"/>
    </style:style>
    <style:style style:name="Tableau8.13" style:family="table-row">
      <style:table-row-properties fo:keep-together="auto"/>
    </style:style>
    <style:style style:name="Tableau8.A13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8.14" style:family="table-row">
      <style:table-row-properties fo:keep-together="auto"/>
    </style:style>
    <style:style style:name="Tableau8.A1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15" style:family="table-row">
      <style:table-row-properties style:min-row-height="0.199cm" fo:keep-together="auto"/>
    </style:style>
    <style:style style:name="Tableau8.A15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 style:writing-mode="lr-tb"/>
    </style:style>
    <style:style style:name="Tableau8.G15" style:family="table-cell">
      <style:table-cell-properties fo:padding-left="0.191cm" fo:padding-right="0.191cm" fo:padding-top="0.101cm" fo:padding-bottom="0cm" fo:border-left="none" fo:border-right="0.5pt solid #d9d9d9" fo:border-top="1pt solid #d60093" fo:border-bottom="none" style:writing-mode="lr-tb"/>
    </style:style>
    <style:style style:name="Tableau8.16" style:family="table-row">
      <style:table-row-properties style:min-row-height="0.801cm" fo:keep-together="auto"/>
    </style:style>
    <style:style style:name="Tableau8.A16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 style:writing-mode="lr-tb">
        <style:background-image/>
      </style:table-cell-properties>
    </style:style>
    <style:style style:name="Tableau8.G16" style:family="table-cell">
      <style:table-cell-properties style:vertical-align="middle" fo:background-color="#f2f2f2" fo:padding-left="0.191cm" fo:padding-right="0.191cm" fo:padding-top="0.101cm" fo:padding-bottom="0cm" fo:border-left="none" fo:border-right="0.5pt solid #d9d9d9" fo:border-top="none" fo:border-bottom="none" style:writing-mode="lr-tb">
        <style:background-image/>
      </style:table-cell-properties>
    </style:style>
    <style:style style:name="Tableau8.17" style:family="table-row">
      <style:table-row-properties fo:keep-together="auto"/>
    </style:style>
    <style:style style:name="Tableau8.A1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8.C17" style:family="table-cell">
      <style:table-cell-properties fo:padding-left="0.191cm" fo:padding-right="0.191cm" fo:padding-top="0.101cm" fo:padding-bottom="0cm" fo:border-left="1pt solid #f2f2f2" fo:border-right="0.5pt solid #d9d9d9" fo:border-top="none" fo:border-bottom="none" style:writing-mode="lr-tb"/>
    </style:style>
    <style:style style:name="Tableau8.A1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8.C18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8.D18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8.A19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8.C1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8.D19" style:family="table-cell">
      <style:table-cell-properties fo:padding-left="0.191cm" fo:padding-right="0.191cm" fo:padding-top="0.101cm" fo:padding-bottom="0cm" fo:border="none" style:writing-mode="lr-tb"/>
    </style:style>
    <style:style style:name="Tableau8.F19" style:family="table-cell">
      <style:table-cell-properties fo:padding-left="0.191cm" fo:padding-right="0.191cm" fo:padding-top="0.101cm" fo:padding-bottom="0cm" fo:border="none" style:writing-mode="lr-tb"/>
    </style:style>
    <style:style style:name="Tableau8.H19" style:family="table-cell">
      <style:table-cell-properties fo:padding-left="0.191cm" fo:padding-right="0.191cm" fo:padding-top="0.101cm" fo:padding-bottom="0cm" fo:border="none" style:writing-mode="lr-tb"/>
    </style:style>
    <style:style style:name="Tableau8.I19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8.20" style:family="table-row">
      <style:table-row-properties style:min-row-height="0.4cm" fo:keep-together="auto"/>
    </style:style>
    <style:style style:name="Tableau8.A2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8.21" style:family="table-row">
      <style:table-row-properties fo:keep-together="auto"/>
    </style:style>
    <style:style style:name="Tableau8.A21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8.22" style:family="table-row">
      <style:table-row-properties fo:keep-together="auto"/>
    </style:style>
    <style:style style:name="Tableau8.A22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23" style:family="table-row">
      <style:table-row-properties style:min-row-height="4.001cm" fo:keep-together="auto"/>
    </style:style>
    <style:style style:name="Tableau8.A23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9" style:family="table">
      <style:table-properties style:width="17.254cm" fo:margin-left="-0.751cm" fo:margin-top="0cm" fo:margin-bottom="0cm" table:align="left" style:writing-mode="lr-tb"/>
    </style:style>
    <style:style style:name="Tableau9.A" style:family="table-column">
      <style:table-column-properties style:column-width="4.002cm"/>
    </style:style>
    <style:style style:name="Tableau9.B" style:family="table-column">
      <style:table-column-properties style:column-width="8.502cm"/>
    </style:style>
    <style:style style:name="Tableau9.C" style:family="table-column">
      <style:table-column-properties style:column-width="4.75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9.2" style:family="table-row">
      <style:table-row-properties style:min-row-height="0.035cm" fo:keep-together="auto"/>
    </style:style>
    <style:style style:name="Tableau9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9.3" style:family="table-row">
      <style:table-row-properties style:min-row-height="1.401cm" fo:keep-together="auto"/>
    </style:style>
    <style:style style:name="Tableau9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9.A4" style:family="table-cell">
      <style:table-cell-properties fo:background-color="#f2f2f2" fo:padding-left="0.191cm" fo:padding-right="0.191cm" fo:padding-top="0.101cm" fo:padding-bottom="0cm" fo:border-left="0.5pt solid #bfbfbf" fo:border-right="0.5pt solid #d9d9d9" fo:border-top="0.5pt solid #bfbfbf" fo:border-bottom="0.5pt solid #bfbfbf" style:writing-mode="lr-tb">
        <style:background-image/>
      </style:table-cell-properties>
    </style:style>
    <style:style style:name="Tableau9.B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d9d9d9" fo:border-top="0.5pt solid #bfbfbf" fo:border-bottom="0.5pt solid #bfbfbf" style:writing-mode="lr-tb">
        <style:background-image/>
      </style:table-cell-properties>
    </style:style>
    <style:style style:name="Tableau9.C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bfbfbf" fo:border-top="0.5pt solid #bfbfbf" fo:border-bottom="0.5pt solid #bfbfbf" style:writing-mode="lr-tb">
        <style:background-image/>
      </style:table-cell-properties>
    </style:style>
    <style:style style:name="Tableau9.5" style:family="table-row">
      <style:table-row-properties style:min-row-height="0.9cm" fo:keep-together="auto"/>
    </style:style>
    <style:style style:name="Tableau9.A5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bfbfbf" fo:border-bottom="0.5pt solid #d9d9d9" style:writing-mode="lr-tb"/>
    </style:style>
    <style:style style:name="Tableau9.B5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bfbfbf" fo:border-bottom="0.5pt solid #d9d9d9" style:writing-mode="lr-tb"/>
    </style:style>
    <style:style style:name="Tableau9.C5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bfbfbf" fo:border-bottom="0.5pt solid #d9d9d9" style:writing-mode="lr-tb"/>
    </style:style>
    <style:style style:name="Tableau9.A6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none" fo:border-bottom="0.5pt solid #d9d9d9" style:writing-mode="lr-tb"/>
    </style:style>
    <style:style style:name="Tableau9.B6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9.C6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none" fo:border-bottom="0.5pt solid #d9d9d9" style:writing-mode="lr-tb"/>
    </style:style>
    <style:style style:name="Tableau10" style:family="table">
      <style:table-properties style:width="17.254cm" fo:margin-left="-0.751cm" fo:margin-top="0cm" fo:margin-bottom="0cm" table:align="left" style:writing-mode="lr-tb"/>
    </style:style>
    <style:style style:name="Tableau10.A" style:family="table-column">
      <style:table-column-properties style:column-width="17.254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0.2" style:family="table-row">
      <style:table-row-properties style:min-row-height="0.035cm" fo:keep-together="auto"/>
    </style:style>
    <style:style style:name="Tableau10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0.3" style:family="table-row">
      <style:table-row-properties style:min-row-height="1cm" fo:keep-together="auto"/>
    </style:style>
    <style:style style:name="Tableau10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Tableau11" style:family="table">
      <style:table-properties style:width="17.254cm" fo:margin-left="-0.751cm" fo:margin-top="0cm" fo:margin-bottom="0cm" table:align="left" style:writing-mode="lr-tb"/>
    </style:style>
    <style:style style:name="Tableau11.A" style:family="table-column">
      <style:table-column-properties style:column-width="17.254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1.2" style:family="table-row">
      <style:table-row-properties style:min-row-height="0.035cm" fo:keep-together="auto"/>
    </style:style>
    <style:style style:name="Tableau11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1.3" style:family="table-row">
      <style:table-row-properties style:min-row-height="1.401cm" fo:keep-together="auto"/>
    </style:style>
    <style:style style:name="Tableau11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1.A4" style:family="table-cell">
      <style:table-cell-properties fo:background-color="#f2f2f2" fo:padding-left="0.191cm" fo:padding-right="0.191cm" fo:padding-top="0.101cm" fo:padding-bottom="0cm" fo:border="0.5pt solid #bfbfbf" style:writing-mode="lr-tb">
        <style:background-image/>
      </style:table-cell-properties>
    </style:style>
    <style:style style:name="Tableau11.5" style:family="table-row">
      <style:table-row-properties style:min-row-height="1.199cm" fo:keep-together="auto"/>
    </style:style>
    <style:style style:name="Tableau11.A5" style:family="table-cell">
      <style:table-cell-properties style:vertical-align="middle" fo:padding-left="0.191cm" fo:padding-right="0.191cm" fo:padding-top="0.101cm" fo:padding-bottom="0cm" fo:border="0.5pt solid #bfbfbf" style:writing-mode="lr-tb"/>
    </style:style>
    <style:style style:name="Tableau11.A14" style:family="table-cell">
      <style:table-cell-properties style:vertical-align="middle" fo:padding-left="0.191cm" fo:padding-right="0.191cm" fo:padding-top="0.101cm" fo:padding-bottom="0cm" fo:border-left="0.5pt solid #bfbfbf" fo:border-right="0.5pt solid #bfbfbf" fo:border-top="0.5pt solid #bfbfbf" fo:border-bottom="0.5pt solid #d9d9d9" style:writing-mode="lr-tb"/>
    </style:style>
    <style:style style:name="Tableau14" style:family="table">
      <style:table-properties style:width="17.254cm" fo:margin-left="-0.751cm" fo:margin-top="0cm" fo:margin-bottom="0cm" table:align="left" style:writing-mode="lr-tb"/>
    </style:style>
    <style:style style:name="Tableau14.A" style:family="table-column">
      <style:table-column-properties style:column-width="17.254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4.2" style:family="table-row">
      <style:table-row-properties style:min-row-height="0.035cm" fo:keep-together="auto"/>
    </style:style>
    <style:style style:name="Tableau14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4.3" style:family="table-row">
      <style:table-row-properties style:min-row-height="1.401cm" fo:keep-together="auto"/>
    </style:style>
    <style:style style:name="Tableau14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Tableau14.A4" style:family="table-cell">
      <style:table-cell-properties fo:padding-left="0.191cm" fo:padding-right="0.191cm" fo:padding-top="0.101cm" fo:padding-bottom="0cm" fo:border="none" style:writing-mode="lr-tb"/>
    </style:style>
    <style:style style:name="Tableau16" style:family="table">
      <style:table-properties style:width="17.254cm" fo:margin-left="-0.751cm" fo:margin-top="0cm" fo:margin-bottom="0cm" fo:break-before="page" table:align="left" style:writing-mode="lr-tb"/>
    </style:style>
    <style:style style:name="Tableau16.A" style:family="table-column">
      <style:table-column-properties style:column-width="4.253cm"/>
    </style:style>
    <style:style style:name="Tableau16.B" style:family="table-column">
      <style:table-column-properties style:column-width="0.25cm"/>
    </style:style>
    <style:style style:name="Tableau16.C" style:family="table-column">
      <style:table-column-properties style:column-width="0.663cm"/>
    </style:style>
    <style:style style:name="Tableau16.D" style:family="table-column">
      <style:table-column-properties style:column-width="0.085cm"/>
    </style:style>
    <style:style style:name="Tableau16.E" style:family="table-column">
      <style:table-column-properties style:column-width="0.917cm"/>
    </style:style>
    <style:style style:name="Tableau16.F" style:family="table-column">
      <style:table-column-properties style:column-width="2.083cm"/>
    </style:style>
    <style:style style:name="Tableau16.H" style:family="table-column">
      <style:table-column-properties style:column-width="1cm"/>
    </style:style>
    <style:style style:name="Tableau16.I" style:family="table-column">
      <style:table-column-properties style:column-width="7.752cm"/>
    </style:style>
    <style:style style:name="Tableau16.1" style:family="table-row">
      <style:table-row-properties style:min-row-height="1.199cm" fo:keep-together="auto"/>
    </style:style>
    <style:style style:name="Tableau16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6.2" style:family="table-row">
      <style:table-row-properties style:min-row-height="0.7cm" fo:keep-together="auto"/>
    </style:style>
    <style:style style:name="Tableau16.3" style:family="table-row">
      <style:table-row-properties style:min-row-height="0.644cm" fo:keep-together="auto"/>
    </style:style>
    <style:style style:name="Tableau16.A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6.E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6.A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6.E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6.5" style:family="table-row">
      <style:table-row-properties fo:keep-together="auto"/>
    </style:style>
    <style:style style:name="Tableau16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6.6" style:family="table-row">
      <style:table-row-properties style:min-row-height="7.999cm" fo:keep-together="auto"/>
    </style:style>
    <style:style style:name="Tableau16.A6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6.7" style:family="table-row">
      <style:table-row-properties style:min-row-height="0.3cm" fo:keep-together="auto"/>
    </style:style>
    <style:style style:name="Tableau16.A7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6.8" style:family="table-row">
      <style:table-row-properties style:min-row-height="0.466cm" fo:keep-together="auto"/>
    </style:style>
    <style:style style:name="Tableau16.A8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6.9" style:family="table-row">
      <style:table-row-properties style:min-row-height="7.9cm" fo:keep-together="auto"/>
    </style:style>
    <style:style style:name="Tableau16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6.10" style:family="table-row">
      <style:table-row-properties fo:keep-together="auto"/>
    </style:style>
    <style:style style:name="Tableau16.A10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6.11" style:family="table-row">
      <style:table-row-properties fo:keep-together="auto"/>
    </style:style>
    <style:style style:name="Tableau16.A11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 style:writing-mode="lr-tb"/>
    </style:style>
    <style:style style:name="Tableau16.12" style:family="table-row">
      <style:table-row-properties style:min-row-height="5.001cm" fo:keep-together="auto"/>
    </style:style>
    <style:style style:name="Tableau16.A12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 style:writing-mode="lr-tb"/>
    </style:style>
    <style:style style:name="Tableau16.13" style:family="table-row">
      <style:table-row-properties fo:keep-together="auto"/>
    </style:style>
    <style:style style:name="Tableau16.A13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6.14" style:family="table-row">
      <style:table-row-properties fo:keep-together="auto"/>
    </style:style>
    <style:style style:name="Tableau16.A1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6.15" style:family="table-row">
      <style:table-row-properties style:min-row-height="0.199cm" fo:keep-together="auto"/>
    </style:style>
    <style:style style:name="Tableau16.A15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 style:writing-mode="lr-tb"/>
    </style:style>
    <style:style style:name="Tableau16.G15" style:family="table-cell">
      <style:table-cell-properties fo:padding-left="0.191cm" fo:padding-right="0.191cm" fo:padding-top="0.101cm" fo:padding-bottom="0cm" fo:border-left="none" fo:border-right="0.5pt solid #d9d9d9" fo:border-top="1pt solid #d60093" fo:border-bottom="none" style:writing-mode="lr-tb"/>
    </style:style>
    <style:style style:name="Tableau16.16" style:family="table-row">
      <style:table-row-properties style:min-row-height="0.801cm" fo:keep-together="auto"/>
    </style:style>
    <style:style style:name="Tableau16.A16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 style:writing-mode="lr-tb">
        <style:background-image/>
      </style:table-cell-properties>
    </style:style>
    <style:style style:name="Tableau16.G16" style:family="table-cell">
      <style:table-cell-properties style:vertical-align="middle" fo:background-color="#f2f2f2" fo:padding-left="0.191cm" fo:padding-right="0.191cm" fo:padding-top="0.101cm" fo:padding-bottom="0cm" fo:border-left="none" fo:border-right="0.5pt solid #d9d9d9" fo:border-top="none" fo:border-bottom="none" style:writing-mode="lr-tb">
        <style:background-image/>
      </style:table-cell-properties>
    </style:style>
    <style:style style:name="Tableau16.17" style:family="table-row">
      <style:table-row-properties fo:keep-together="auto"/>
    </style:style>
    <style:style style:name="Tableau16.A1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6.C17" style:family="table-cell">
      <style:table-cell-properties fo:padding-left="0.191cm" fo:padding-right="0.191cm" fo:padding-top="0.101cm" fo:padding-bottom="0cm" fo:border-left="1pt solid #f2f2f2" fo:border-right="0.5pt solid #d9d9d9" fo:border-top="none" fo:border-bottom="none" style:writing-mode="lr-tb"/>
    </style:style>
    <style:style style:name="Tableau16.A1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6.C18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6.D18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6.A19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6.C1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6.D19" style:family="table-cell">
      <style:table-cell-properties fo:padding-left="0.191cm" fo:padding-right="0.191cm" fo:padding-top="0.101cm" fo:padding-bottom="0cm" fo:border="none" style:writing-mode="lr-tb"/>
    </style:style>
    <style:style style:name="Tableau16.F19" style:family="table-cell">
      <style:table-cell-properties fo:padding-left="0.191cm" fo:padding-right="0.191cm" fo:padding-top="0.101cm" fo:padding-bottom="0cm" fo:border="none" style:writing-mode="lr-tb"/>
    </style:style>
    <style:style style:name="Tableau16.H19" style:family="table-cell">
      <style:table-cell-properties fo:padding-left="0.191cm" fo:padding-right="0.191cm" fo:padding-top="0.101cm" fo:padding-bottom="0cm" fo:border="none" style:writing-mode="lr-tb"/>
    </style:style>
    <style:style style:name="Tableau16.I19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6.20" style:family="table-row">
      <style:table-row-properties style:min-row-height="0.4cm" fo:keep-together="auto"/>
    </style:style>
    <style:style style:name="Tableau16.A2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6.21" style:family="table-row">
      <style:table-row-properties fo:keep-together="auto"/>
    </style:style>
    <style:style style:name="Tableau16.A21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6.22" style:family="table-row">
      <style:table-row-properties fo:keep-together="auto"/>
    </style:style>
    <style:style style:name="Tableau16.A22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6.23" style:family="table-row">
      <style:table-row-properties style:min-row-height="4.001cm" fo:keep-together="auto"/>
    </style:style>
    <style:style style:name="Tableau16.A23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5" style:family="table">
      <style:table-properties style:width="17.254cm" fo:margin-left="-0.751cm" fo:margin-top="0cm" fo:margin-bottom="0cm" fo:break-before="page" table:align="left" style:writing-mode="lr-tb"/>
    </style:style>
    <style:style style:name="Tableau15.A" style:family="table-column">
      <style:table-column-properties style:column-width="4.253cm"/>
    </style:style>
    <style:style style:name="Tableau15.B" style:family="table-column">
      <style:table-column-properties style:column-width="0.25cm"/>
    </style:style>
    <style:style style:name="Tableau15.C" style:family="table-column">
      <style:table-column-properties style:column-width="0.663cm"/>
    </style:style>
    <style:style style:name="Tableau15.D" style:family="table-column">
      <style:table-column-properties style:column-width="0.085cm"/>
    </style:style>
    <style:style style:name="Tableau15.E" style:family="table-column">
      <style:table-column-properties style:column-width="0.917cm"/>
    </style:style>
    <style:style style:name="Tableau15.F" style:family="table-column">
      <style:table-column-properties style:column-width="2.083cm"/>
    </style:style>
    <style:style style:name="Tableau15.H" style:family="table-column">
      <style:table-column-properties style:column-width="1cm"/>
    </style:style>
    <style:style style:name="Tableau15.I" style:family="table-column">
      <style:table-column-properties style:column-width="7.752cm"/>
    </style:style>
    <style:style style:name="Tableau15.1" style:family="table-row">
      <style:table-row-properties style:min-row-height="1.199cm" fo:keep-together="auto"/>
    </style:style>
    <style:style style:name="Tableau15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5.2" style:family="table-row">
      <style:table-row-properties style:min-row-height="0.7cm" fo:keep-together="auto"/>
    </style:style>
    <style:style style:name="Tableau15.3" style:family="table-row">
      <style:table-row-properties style:min-row-height="0.644cm" fo:keep-together="auto"/>
    </style:style>
    <style:style style:name="Tableau15.A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5.E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5.A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5.E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5.5" style:family="table-row">
      <style:table-row-properties fo:keep-together="auto"/>
    </style:style>
    <style:style style:name="Tableau15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5.6" style:family="table-row">
      <style:table-row-properties style:min-row-height="7.999cm" fo:keep-together="auto"/>
    </style:style>
    <style:style style:name="Tableau15.A6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5.7" style:family="table-row">
      <style:table-row-properties style:min-row-height="0.3cm" fo:keep-together="auto"/>
    </style:style>
    <style:style style:name="Tableau15.A7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5.8" style:family="table-row">
      <style:table-row-properties style:min-row-height="0.466cm" fo:keep-together="auto"/>
    </style:style>
    <style:style style:name="Tableau15.A8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5.9" style:family="table-row">
      <style:table-row-properties style:min-row-height="7.9cm" fo:keep-together="auto"/>
    </style:style>
    <style:style style:name="Tableau15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5.10" style:family="table-row">
      <style:table-row-properties fo:keep-together="auto"/>
    </style:style>
    <style:style style:name="Tableau15.A10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5.11" style:family="table-row">
      <style:table-row-properties fo:keep-together="auto"/>
    </style:style>
    <style:style style:name="Tableau15.A11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 style:writing-mode="lr-tb"/>
    </style:style>
    <style:style style:name="Tableau15.12" style:family="table-row">
      <style:table-row-properties style:min-row-height="5.001cm" fo:keep-together="auto"/>
    </style:style>
    <style:style style:name="Tableau15.A12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 style:writing-mode="lr-tb"/>
    </style:style>
    <style:style style:name="Tableau15.13" style:family="table-row">
      <style:table-row-properties fo:keep-together="auto"/>
    </style:style>
    <style:style style:name="Tableau15.A13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5.14" style:family="table-row">
      <style:table-row-properties fo:keep-together="auto"/>
    </style:style>
    <style:style style:name="Tableau15.A1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5.15" style:family="table-row">
      <style:table-row-properties style:min-row-height="0.199cm" fo:keep-together="auto"/>
    </style:style>
    <style:style style:name="Tableau15.A15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 style:writing-mode="lr-tb"/>
    </style:style>
    <style:style style:name="Tableau15.G15" style:family="table-cell">
      <style:table-cell-properties fo:padding-left="0.191cm" fo:padding-right="0.191cm" fo:padding-top="0.101cm" fo:padding-bottom="0cm" fo:border-left="none" fo:border-right="0.5pt solid #d9d9d9" fo:border-top="1pt solid #d60093" fo:border-bottom="none" style:writing-mode="lr-tb"/>
    </style:style>
    <style:style style:name="Tableau15.16" style:family="table-row">
      <style:table-row-properties style:min-row-height="0.801cm" fo:keep-together="auto"/>
    </style:style>
    <style:style style:name="Tableau15.A16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 style:writing-mode="lr-tb">
        <style:background-image/>
      </style:table-cell-properties>
    </style:style>
    <style:style style:name="Tableau15.G16" style:family="table-cell">
      <style:table-cell-properties style:vertical-align="middle" fo:background-color="#f2f2f2" fo:padding-left="0.191cm" fo:padding-right="0.191cm" fo:padding-top="0.101cm" fo:padding-bottom="0cm" fo:border-left="none" fo:border-right="0.5pt solid #d9d9d9" fo:border-top="none" fo:border-bottom="none" style:writing-mode="lr-tb">
        <style:background-image/>
      </style:table-cell-properties>
    </style:style>
    <style:style style:name="Tableau15.17" style:family="table-row">
      <style:table-row-properties fo:keep-together="auto"/>
    </style:style>
    <style:style style:name="Tableau15.A1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5.C17" style:family="table-cell">
      <style:table-cell-properties fo:padding-left="0.191cm" fo:padding-right="0.191cm" fo:padding-top="0.101cm" fo:padding-bottom="0cm" fo:border-left="1pt solid #f2f2f2" fo:border-right="0.5pt solid #d9d9d9" fo:border-top="none" fo:border-bottom="none" style:writing-mode="lr-tb"/>
    </style:style>
    <style:style style:name="Tableau15.A1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5.C18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5.D18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5.A19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5.C1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5.D19" style:family="table-cell">
      <style:table-cell-properties fo:padding-left="0.191cm" fo:padding-right="0.191cm" fo:padding-top="0.101cm" fo:padding-bottom="0cm" fo:border="none" style:writing-mode="lr-tb"/>
    </style:style>
    <style:style style:name="Tableau15.F19" style:family="table-cell">
      <style:table-cell-properties fo:padding-left="0.191cm" fo:padding-right="0.191cm" fo:padding-top="0.101cm" fo:padding-bottom="0cm" fo:border="none" style:writing-mode="lr-tb"/>
    </style:style>
    <style:style style:name="Tableau15.H19" style:family="table-cell">
      <style:table-cell-properties fo:padding-left="0.191cm" fo:padding-right="0.191cm" fo:padding-top="0.101cm" fo:padding-bottom="0cm" fo:border="none" style:writing-mode="lr-tb"/>
    </style:style>
    <style:style style:name="Tableau15.I19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5.20" style:family="table-row">
      <style:table-row-properties style:min-row-height="0.4cm" fo:keep-together="auto"/>
    </style:style>
    <style:style style:name="Tableau15.A2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5.21" style:family="table-row">
      <style:table-row-properties fo:keep-together="auto"/>
    </style:style>
    <style:style style:name="Tableau15.A21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5.22" style:family="table-row">
      <style:table-row-properties fo:keep-together="auto"/>
    </style:style>
    <style:style style:name="Tableau15.A22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5.23" style:family="table-row">
      <style:table-row-properties style:min-row-height="4.001cm" fo:keep-together="auto"/>
    </style:style>
    <style:style style:name="Tableau15.A23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7" style:family="table">
      <style:table-properties style:width="17.254cm" fo:margin-left="-0.751cm" fo:margin-top="0cm" fo:margin-bottom="0cm" fo:break-before="page" table:align="left" style:writing-mode="lr-tb"/>
    </style:style>
    <style:style style:name="Tableau17.A" style:family="table-column">
      <style:table-column-properties style:column-width="4.253cm"/>
    </style:style>
    <style:style style:name="Tableau17.B" style:family="table-column">
      <style:table-column-properties style:column-width="0.25cm"/>
    </style:style>
    <style:style style:name="Tableau17.C" style:family="table-column">
      <style:table-column-properties style:column-width="0.663cm"/>
    </style:style>
    <style:style style:name="Tableau17.D" style:family="table-column">
      <style:table-column-properties style:column-width="0.085cm"/>
    </style:style>
    <style:style style:name="Tableau17.E" style:family="table-column">
      <style:table-column-properties style:column-width="0.917cm"/>
    </style:style>
    <style:style style:name="Tableau17.F" style:family="table-column">
      <style:table-column-properties style:column-width="2.083cm"/>
    </style:style>
    <style:style style:name="Tableau17.H" style:family="table-column">
      <style:table-column-properties style:column-width="1cm"/>
    </style:style>
    <style:style style:name="Tableau17.I" style:family="table-column">
      <style:table-column-properties style:column-width="7.752cm"/>
    </style:style>
    <style:style style:name="Tableau17.1" style:family="table-row">
      <style:table-row-properties style:min-row-height="1.199cm" fo:keep-together="auto"/>
    </style:style>
    <style:style style:name="Tableau17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7.2" style:family="table-row">
      <style:table-row-properties style:min-row-height="0.7cm" fo:keep-together="auto"/>
    </style:style>
    <style:style style:name="Tableau17.3" style:family="table-row">
      <style:table-row-properties style:min-row-height="0.644cm" fo:keep-together="auto"/>
    </style:style>
    <style:style style:name="Tableau17.A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7.E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7.A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7.E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7.5" style:family="table-row">
      <style:table-row-properties fo:keep-together="auto"/>
    </style:style>
    <style:style style:name="Tableau17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7.6" style:family="table-row">
      <style:table-row-properties style:min-row-height="7.999cm" fo:keep-together="auto"/>
    </style:style>
    <style:style style:name="Tableau17.A6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Tableau17.7" style:family="table-row">
      <style:table-row-properties style:min-row-height="0.3cm" fo:keep-together="auto"/>
    </style:style>
    <style:style style:name="Tableau17.A7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7.8" style:family="table-row">
      <style:table-row-properties style:min-row-height="0.466cm" fo:keep-together="auto"/>
    </style:style>
    <style:style style:name="Tableau17.A8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7.9" style:family="table-row">
      <style:table-row-properties style:min-row-height="7.9cm" fo:keep-together="auto"/>
    </style:style>
    <style:style style:name="Tableau17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7.10" style:family="table-row">
      <style:table-row-properties fo:keep-together="auto"/>
    </style:style>
    <style:style style:name="Tableau17.A10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7.11" style:family="table-row">
      <style:table-row-properties fo:keep-together="auto"/>
    </style:style>
    <style:style style:name="Tableau17.A11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 style:writing-mode="lr-tb"/>
    </style:style>
    <style:style style:name="Tableau17.12" style:family="table-row">
      <style:table-row-properties style:min-row-height="5.001cm" fo:keep-together="auto"/>
    </style:style>
    <style:style style:name="Tableau17.A12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 style:writing-mode="lr-tb"/>
    </style:style>
    <style:style style:name="Tableau17.13" style:family="table-row">
      <style:table-row-properties fo:keep-together="auto"/>
    </style:style>
    <style:style style:name="Tableau17.A13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7.14" style:family="table-row">
      <style:table-row-properties fo:keep-together="auto"/>
    </style:style>
    <style:style style:name="Tableau17.A1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7.15" style:family="table-row">
      <style:table-row-properties style:min-row-height="0.199cm" fo:keep-together="auto"/>
    </style:style>
    <style:style style:name="Tableau17.A15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 style:writing-mode="lr-tb"/>
    </style:style>
    <style:style style:name="Tableau17.G15" style:family="table-cell">
      <style:table-cell-properties fo:padding-left="0.191cm" fo:padding-right="0.191cm" fo:padding-top="0.101cm" fo:padding-bottom="0cm" fo:border-left="none" fo:border-right="0.5pt solid #d9d9d9" fo:border-top="1pt solid #d60093" fo:border-bottom="none" style:writing-mode="lr-tb"/>
    </style:style>
    <style:style style:name="Tableau17.16" style:family="table-row">
      <style:table-row-properties style:min-row-height="0.801cm" fo:keep-together="auto"/>
    </style:style>
    <style:style style:name="Tableau17.A16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 style:writing-mode="lr-tb">
        <style:background-image/>
      </style:table-cell-properties>
    </style:style>
    <style:style style:name="Tableau17.G16" style:family="table-cell">
      <style:table-cell-properties style:vertical-align="middle" fo:background-color="#f2f2f2" fo:padding-left="0.191cm" fo:padding-right="0.191cm" fo:padding-top="0.101cm" fo:padding-bottom="0cm" fo:border-left="none" fo:border-right="0.5pt solid #d9d9d9" fo:border-top="none" fo:border-bottom="none" style:writing-mode="lr-tb">
        <style:background-image/>
      </style:table-cell-properties>
    </style:style>
    <style:style style:name="Tableau17.17" style:family="table-row">
      <style:table-row-properties fo:keep-together="auto"/>
    </style:style>
    <style:style style:name="Tableau17.A1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7.C17" style:family="table-cell">
      <style:table-cell-properties fo:padding-left="0.191cm" fo:padding-right="0.191cm" fo:padding-top="0.101cm" fo:padding-bottom="0cm" fo:border-left="1pt solid #f2f2f2" fo:border-right="0.5pt solid #d9d9d9" fo:border-top="none" fo:border-bottom="none" style:writing-mode="lr-tb"/>
    </style:style>
    <style:style style:name="Tableau17.A1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7.C18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7.D18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7.A19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 style:writing-mode="lr-tb"/>
    </style:style>
    <style:style style:name="Tableau17.C1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7.D19" style:family="table-cell">
      <style:table-cell-properties fo:padding-left="0.191cm" fo:padding-right="0.191cm" fo:padding-top="0.101cm" fo:padding-bottom="0cm" fo:border="none" style:writing-mode="lr-tb"/>
    </style:style>
    <style:style style:name="Tableau17.F19" style:family="table-cell">
      <style:table-cell-properties fo:padding-left="0.191cm" fo:padding-right="0.191cm" fo:padding-top="0.101cm" fo:padding-bottom="0cm" fo:border="none" style:writing-mode="lr-tb"/>
    </style:style>
    <style:style style:name="Tableau17.H19" style:family="table-cell">
      <style:table-cell-properties fo:padding-left="0.191cm" fo:padding-right="0.191cm" fo:padding-top="0.101cm" fo:padding-bottom="0cm" fo:border="none" style:writing-mode="lr-tb"/>
    </style:style>
    <style:style style:name="Tableau17.I19" style:family="table-cell">
      <style:table-cell-properties fo:padding-left="0.191cm" fo:padding-right="0.191cm" fo:padding-top="0.101cm" fo:padding-bottom="0cm" fo:border-left="none" fo:border-right="0.5pt solid #d9d9d9" fo:border-top="none" fo:border-bottom="none" style:writing-mode="lr-tb"/>
    </style:style>
    <style:style style:name="Tableau17.20" style:family="table-row">
      <style:table-row-properties style:min-row-height="0.4cm" fo:keep-together="auto"/>
    </style:style>
    <style:style style:name="Tableau17.A2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7.21" style:family="table-row">
      <style:table-row-properties fo:keep-together="auto"/>
    </style:style>
    <style:style style:name="Tableau17.A21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7.22" style:family="table-row">
      <style:table-row-properties fo:keep-together="auto"/>
    </style:style>
    <style:style style:name="Tableau17.A22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7.23" style:family="table-row">
      <style:table-row-properties style:min-row-height="4.001cm" fo:keep-together="auto"/>
    </style:style>
    <style:style style:name="Tableau17.A23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 style:writing-mode="lr-tb"/>
    </style:style>
    <style:style style:name="P1" style:family="paragraph" style:parent-style-name="List_20_Paragraph" style:list-style-name="WWNum2">
      <style:paragraph-properties fo:margin-left="1.27cm" fo:margin-right="0.309cm" fo:margin-top="0cm" fo:margin-bottom="0cm" style:contextual-spacing="true" fo:line-height="100%" fo:text-align="justify" style:justify-single-word="false" fo:orphans="0" fo:widows="0" fo:hyphenation-ladder-count="no-limit" fo:text-indent="-0.635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Footer">
      <style:paragraph-properties fo:margin-left="-0.751cm" fo:text-indent="0cm" style:auto-text-indent="false">
        <style:tab-stops>
          <style:tab-stop style:position="14.753cm" style:type="center"/>
          <style:tab-stop style:position="16.002cm" style:type="right"/>
        </style:tab-stops>
      </style:paragraph-properties>
    </style:style>
    <style:style style:name="P3" style:family="paragraph" style:parent-style-name="Frame_20_contents">
      <style:paragraph-properties fo:margin-right="-0.101cm" fo:margin-top="0cm" fo:margin-bottom="0cm" style:contextual-spacing="false" fo:line-height="120%" fo:text-align="end" style:justify-single-word="false" fo:text-indent="0cm" style:auto-text-indent="false"/>
      <style:text-properties fo:color="#404040" loext:opacity="100%" style:font-name="Cambria" fo:font-size="14pt" fo:font-weight="bold" style:font-name-asian="F" style:font-size-asian="14pt" style:font-weight-asian="bold" style:font-name-complex="F" style:font-size-complex="14pt" style:font-style-complex="italic"/>
    </style:style>
    <style:style style:name="P4" style:family="paragraph" style:parent-style-name="Frame_20_contents">
      <style:paragraph-properties fo:margin-right="-0.102cm" fo:margin-top="0cm" fo:margin-bottom="0cm" style:contextual-spacing="false" fo:line-height="120%" fo:text-align="center" style:justify-single-word="false" fo:text-indent="0cm" style:auto-text-indent="false"/>
      <style:text-properties fo:color="#000000" loext:opacity="100%"/>
    </style:style>
    <style:style style:name="P5" style:family="paragraph" style:parent-style-name="Frame_20_contents">
      <style:paragraph-properties fo:margin-right="-0.102cm" fo:margin-top="0cm" fo:margin-bottom="0cm" style:contextual-spacing="false" fo:line-height="120%" fo:text-align="center" style:justify-single-word="false" fo:text-indent="0cm" style:auto-text-indent="false"/>
    </style:style>
    <style:style style:name="P6" style:family="paragraph" style:parent-style-name="Frame_20_contents">
      <style:paragraph-properties fo:margin-top="0cm" fo:margin-bottom="0.353cm" style:contextual-spacing="false"/>
    </style:style>
    <style:style style:name="P7" style:family="paragraph" style:parent-style-name="Standard">
      <style:text-properties fo:color="#404040" loext:opacity="100%" fo:font-size="14pt" fo:font-weight="bold" style:font-size-asian="14pt" style:font-weight-asian="bold" style:font-name-complex="Calibri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14pt" fo:font-weight="bold" style:font-size-asian="14pt" style:font-weight-asian="bold" style:font-name-complex="Calibri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4pt" fo:font-weight="bold" style:font-size-asian="14pt" style:font-weight-asian="bold" style:font-name-complex="Calibri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14pt" fo:font-style="italic" style:font-size-asian="14pt" style:font-style-asian="italic" style:font-name-complex="Calibri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14pt" style:font-size-asian="14pt" style:language-asian="fr" style:country-asian="FR" style:font-name-complex="Calibri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style:language-asian="fr" style:country-asian="FR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0pt" style:font-size-asian="10pt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line-height="100%" fo:text-align="justify" style:justify-single-word="false" fo:orphans="0" fo:widows="0" fo:hyphenation-ladder-count="no-limit"/>
      <style:text-properties fo:color="#404040" loext:opacity="100%" fo:font-size="10pt" style:font-size-asian="10pt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right="0.309cm" fo:margin-top="0cm" fo:margin-bottom="0cm" style:contextual-spacing="false" fo:line-height="100%" fo:text-align="justify" style:justify-single-word="false" fo:orphans="0" fo:widows="0" fo:hyphenation-ladder-count="no-limit" fo:text-indent="0cm" style:auto-text-indent="false"/>
      <style:text-properties fo:color="#404040" loext:opacity="100%" fo:font-size="10pt" style:font-size-asian="10pt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 style:master-page-name="Converted2">
      <style:paragraph-properties fo:margin-top="0cm" fo:margin-bottom="0.212cm" style:contextual-spacing="false" fo:text-align="justify" style:justify-single-word="false" style:page-number="auto"/>
      <style:text-properties fo:color="#404040" loext:opacity="100%" fo:font-size="10pt" fo:font-weight="bold" style:font-size-asian="10pt" style:font-weight-asian="bold" style:font-name-complex="Calibri1" style:font-size-complex="10pt"/>
    </style:style>
    <style:style style:name="P17" style:family="paragraph" style:parent-style-name="Standard">
      <style:paragraph-properties fo:margin-right="0.309cm" fo:margin-top="0cm" fo:margin-bottom="0cm" style:contextual-spacing="false" fo:line-height="100%" fo:text-align="start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color="#404040" loext:opacity="100%" fo:font-size="10pt" fo:font-weight="bold" style:font-size-asian="10pt" style:font-weight-asian="bold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right="0.309cm" fo:margin-top="0cm" fo:margin-bottom="0cm" style:contextual-spacing="false" fo:line-height="100%" fo:text-align="start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color="#404040" loext:opacity="100%" fo:font-size="10pt" fo:font-weight="bold" officeooo:rsid="000d1b54" officeooo:paragraph-rsid="000d1b54" style:font-size-asian="10pt" style:font-weight-asian="bold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right="0.309cm" fo:margin-top="0cm" fo:margin-bottom="0cm" style:contextual-spacing="false" fo:line-height="100%" fo:text-align="center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color="#404040" loext:opacity="100%" fo:font-size="10pt" fo:font-weight="bold" officeooo:rsid="000d1b54" officeooo:paragraph-rsid="000d1b54" style:font-size-asian="10pt" style:font-weight-asian="bold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8pt" fo:font-weight="bold" style:font-size-asian="8pt" style:font-weight-asian="bold" style:font-name-complex="Calibri1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8pt" fo:font-weight="bold" officeooo:paragraph-rsid="000d1b54" style:font-size-asian="8pt" style:font-weight-asian="bold" style:font-name-complex="Calibri1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8pt" fo:font-weight="bold" officeooo:paragraph-rsid="000db8c7" style:font-size-asian="8pt" style:font-weight-asian="bold" style:font-name-complex="Calibri1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text-properties fo:color="#404040" loext:opacity="100%" style:font-name-complex="Calibri1"/>
    </style:style>
    <style:style style:name="P24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/>
      <style:text-properties fo:color="#404040" loext:opacity="100%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.212cm" style:contextual-spacing="false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1"/>
    </style:style>
    <style:style style:name="P28" style:family="paragraph" style:parent-style-name="Standard" style:master-page-name="Converted3">
      <style:paragraph-properties fo:margin-top="0cm" fo:margin-bottom="0.353cm" style:contextual-spacing="false" style:page-number="auto" fo:break-before="page"/>
      <style:text-properties fo:color="#404040" loext:opacity="100%" style:font-name-complex="Calibri1"/>
    </style:style>
    <style:style style:name="P29" style:family="paragraph" style:parent-style-name="Standard" style:master-page-name="Converted5">
      <style:paragraph-properties fo:margin-top="0cm" fo:margin-bottom="0.353cm" style:contextual-spacing="false" style:page-number="auto"/>
      <style:text-properties fo:color="#404040" loext:opacity="100%" style:font-name-complex="Calibri1"/>
    </style:style>
    <style:style style:name="P30" style:family="paragraph" style:parent-style-name="Standard">
      <style:paragraph-properties fo:margin-top="0cm" fo:margin-bottom="0cm" style:contextual-spacing="false"/>
      <style:text-properties fo:color="#404040" loext:opacity="100%" style:font-name-complex="Calibri1"/>
    </style:style>
    <style:style style:name="P31" style:family="paragraph" style:parent-style-name="Standard" style:master-page-name="Converted4">
      <style:paragraph-properties fo:margin-top="0cm" fo:margin-bottom="0cm" style:contextual-spacing="false" style:page-number="auto"/>
      <style:text-properties fo:color="#404040" loext:opacity="100%" style:font-name-complex="Calibri1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font-weight="bold" style:font-size-asian="12pt" style:font-weight-asian="bold" style:font-name-complex="Calibri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font-weight="bold" officeooo:paragraph-rsid="000d1b54" style:font-size-asian="12pt" style:font-weight-asian="bold" style:font-name-complex="Calibri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2pt" fo:font-weight="bold" officeooo:paragraph-rsid="000db8c7" style:font-size-asian="12pt" style:font-weight-asian="bold" style:font-name-complex="Calibri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top="0cm" fo:margin-bottom="0cm" style:contextual-spacing="false"/>
      <style:text-properties fo:color="#404040" loext:opacity="100%" fo:font-size="12pt" style:font-size-asian="12pt" style:font-name-complex="Calibri1" style:font-size-complex="12pt"/>
    </style:style>
    <style:style style:name="P36" style:family="paragraph" style:parent-style-name="Standard">
      <style:paragraph-properties fo:line-height="150%"/>
      <style:text-properties fo:color="#404040" loext:opacity="100%" fo:font-size="12pt" style:font-size-asian="12pt" style:font-name-complex="Calibri1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404040" loext:opacity="100%" fo:font-size="6pt" style:font-size-asian="6pt" style:font-name-complex="Calibri1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6pt" style:font-size-asian="6pt" style:font-name-complex="Calibri1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loext:opacity="100%" fo:font-size="6pt" style:font-size-asian="6pt" style:font-name-complex="Calibri1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6pt" style:font-size-asian="6pt" style:font-name-complex="Calibri1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6pt" style:font-size-asian="6pt" style:language-asian="fr" style:country-asian="FR" style:font-name-complex="Calibri1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weight="bold" style:font-weight-asian="bold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weight="bold" officeooo:paragraph-rsid="000d1b54" style:font-weight-asian="bold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weight="bold" officeooo:paragraph-rsid="000db8c7" style:font-weight-asian="bold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pt" fo:font-weight="bold" style:font-size-asian="1pt" style:font-weight-asian="bold" style:font-name-complex="Calibri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pt" fo:font-weight="bold" officeooo:paragraph-rsid="000d1b54" style:font-size-asian="1pt" style:font-weight-asian="bold" style:font-name-complex="Calibri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1pt" fo:font-weight="bold" officeooo:paragraph-rsid="000db8c7" style:font-size-asian="1pt" style:font-weight-asian="bold" style:font-name-complex="Calibri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4pt" fo:font-weight="bold" style:font-size-asian="4pt" style:font-weight-asian="bold" style:font-name-complex="Calibri1" style:font-size-complex="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4pt" fo:font-weight="bold" officeooo:paragraph-rsid="000d1b54" style:font-size-asian="4pt" style:font-weight-asian="bold" style:font-name-complex="Calibri1" style:font-size-complex="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404040" loext:opacity="100%" fo:font-size="4pt" fo:font-weight="bold" officeooo:paragraph-rsid="000db8c7" style:font-size-asian="4pt" style:font-weight-asian="bold" style:font-name-complex="Calibri1" style:font-size-complex="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d60093" loext:opacity="100%" fo:font-size="12pt" fo:font-style="italic" style:font-size-asian="12pt" style:font-style-asian="italic" style:font-name-complex="Calibri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Standard">
      <style:paragraph-properties fo:margin-left="-0.074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color="#d60093" loext:opacity="100%" style:font-name="Wingdings 31" fo:font-size="6pt" style:font-size-asian="6pt" style:language-asian="fr" style:country-asian="FR" style:font-name-complex="Calibri1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loext:opacity="100%" fo:font-size="6pt" style:font-size-asian="6pt" style:language-asian="fr" style:country-asian="FR" style:font-name-complex="Calibri1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Standard">
      <style:paragraph-properties fo:margin-right="0.06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fo:color="#d60093" loext:opacity="100%" fo:font-size="18pt" fo:font-weight="bold" style:font-size-asian="18pt" style:font-weight-asian="bold" style:font-name-complex="Calibri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>
      <style:paragraph-properties fo:margin-right="0.06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fo:color="#d60093" loext:opacity="100%" fo:font-size="18pt" fo:font-weight="bold" officeooo:paragraph-rsid="000d1b54" style:font-size-asian="18pt" style:font-weight-asian="bold" style:font-name-complex="Calibri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Standard">
      <style:paragraph-properties fo:margin-right="0.06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fo:color="#d60093" loext:opacity="100%" fo:font-size="18pt" fo:font-weight="bold" officeooo:paragraph-rsid="000db8c7" style:font-size-asian="18pt" style:font-weight-asian="bold" style:font-name-complex="Calibri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color="#d60093" loext:opacity="100%" fo:font-size="18pt" fo:font-weight="bold" style:font-size-asian="18pt" style:font-weight-asian="bold" style:font-name-complex="Calibri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color="#d60093" loext:opacity="100%" fo:font-size="18pt" fo:font-weight="bold" officeooo:paragraph-rsid="000d1b54" style:font-size-asian="18pt" style:font-weight-asian="bold" style:font-name-complex="Calibri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color="#d60093" loext:opacity="100%" fo:font-size="18pt" fo:font-weight="bold" officeooo:paragraph-rsid="000db8c7" style:font-size-asian="18pt" style:font-weight-asian="bold" style:font-name-complex="Calibri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d60093" loext:opacity="100%" fo:font-size="1pt" fo:font-style="italic" fo:font-weight="bold" style:font-size-asian="1pt" style:font-style-asian="italic" style:font-weight-asian="bold" style:font-name-complex="Calibri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d60093" loext:opacity="100%" fo:font-size="1pt" fo:font-style="italic" fo:font-weight="bold" officeooo:paragraph-rsid="000d1b54" style:font-size-asian="1pt" style:font-style-asian="italic" style:font-weight-asian="bold" style:font-name-complex="Calibri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d60093" loext:opacity="100%" fo:font-size="1pt" fo:font-style="italic" fo:font-weight="bold" officeooo:paragraph-rsid="000db8c7" style:font-size-asian="1pt" style:font-style-asian="italic" style:font-weight-asian="bold" style:font-name-complex="Calibri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>
      <style:paragraph-properties fo:margin-left="-0.074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>
      <style:paragraph-properties fo:margin-right="0.309cm" fo:margin-top="0cm" fo:margin-bottom="0.212cm" style:contextual-spacing="false" fo:line-height="100%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Standard">
      <style:paragraph-properties fo:margin-top="0.141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paragraph-rsid="000d1b5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/>
      <style:text-properties officeooo:paragraph-rsid="000d1b5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Standard">
      <style:paragraph-properties fo:margin-top="0.141cm" fo:margin-bottom="0cm" style:contextual-spacing="false" fo:line-height="100%" fo:text-align="start" style:justify-single-word="false" fo:orphans="0" fo:widows="0" fo:hyphenation-ladder-count="no-limit"/>
      <style:text-properties officeooo:paragraph-rsid="000d1b5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6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/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7" style:family="paragraph" style:parent-style-name="Standard">
      <style:paragraph-properties fo:margin-top="0.141cm" fo:margin-bottom="0cm" style:contextual-spacing="false" fo:line-height="100%" fo:text-align="start" style:justify-single-word="false" fo:orphans="0" fo:widows="0" fo:hyphenation-ladder-count="no-limit"/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8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9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0" style:family="paragraph" style:parent-style-name="Standard">
      <style:paragraph-properties fo:margin-right="0.309cm" fo:margin-top="0cm" fo:margin-bottom="0cm" style:contextual-spacing="false" fo:line-height="100%" fo:text-align="start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1" style:family="paragraph" style:parent-style-name="Standard">
      <style:paragraph-properties fo:margin-top="0.212cm" fo:margin-bottom="0cm" style:contextual-spacing="false" fo:line-height="100%" fo:text-align="start" style:justify-single-word="false" fo:orphans="0" fo:widows="0" fo:hyphenation-ladder-count="no-limit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3" style:family="paragraph" style:parent-style-name="Standard">
      <style:paragraph-properties fo:margin-right="0.309cm" fo:margin-top="0cm" fo:margin-bottom="0cm" style:contextual-spacing="false" fo:line-height="100%" fo:text-align="center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officeooo:paragraph-rsid="000d1b5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4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5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6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7" style:family="paragraph" style:parent-style-name="Standard">
      <style:paragraph-properties fo:margin-right="0.309cm" fo:margin-top="0cm" fo:margin-bottom="0.212cm" style:contextual-spacing="false" fo:line-height="100%" fo:text-align="end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8" style:family="paragraph" style:parent-style-name="Standard">
      <style:paragraph-properties fo:margin-right="0.06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Standard">
      <style:paragraph-properties fo:margin-right="0.06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officeooo:paragraph-rsid="000d1b5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officeooo:paragraph-rsid="000d1b5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Standard">
      <style:paragraph-properties fo:margin-right="0.06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3" style:family="paragraph" style:parent-style-name="Standard">
      <style:paragraph-properties fo:margin-right="0.309cm" fo:margin-top="0cm" fo:margin-bottom="0cm" style:contextual-spacing="false" fo:line-height="100%" fo:text-align="end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4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officeooo:paragraph-rsid="000d1b5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Standard" style:list-style-name="WWNum1">
      <style:paragraph-properties fo:margin-left="1.27cm" fo:margin-right="0.309cm" fo:margin-top="0cm" fo:margin-bottom="0.212cm" style:contextual-spacing="false" fo:line-height="100%" fo:text-align="justify" style:justify-single-word="false" fo:orphans="0" fo:widows="0" fo:hyphenation-ladder-count="no-limit" fo:text-indent="-0.635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ffffff" loext:opacity="100%" fo:font-size="1pt" fo:font-weight="bold" style:font-size-asian="1pt" style:font-weight-asian="bold" style:font-name-complex="Calibri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0pt" style:font-size-asian="10pt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pt" style:font-size-asian="1pt" style:font-name-complex="Arial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8pt" style:font-size-asian="18pt" style:font-name-complex="Arial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48pt" fo:font-weight="bold" style:font-size-asian="48pt" style:font-weight-asian="bold" style:font-name-complex="Calibri1" style:font-size-complex="48pt"/>
    </style:style>
    <style:style style:name="P104" style:family="paragraph" style:parent-style-name="Standard">
      <style:paragraph-properties fo:margin-top="0cm" fo:margin-bottom="0cm" style:contextual-spacing="false" fo:break-before="pag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105" style:family="paragraph" style:parent-style-name="Standard">
      <style:paragraph-properties fo:margin-top="0cm" fo:margin-bottom="0cm" style:contextual-spacing="fals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106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107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108" style:family="paragraph" style:parent-style-name="Standard">
      <style:paragraph-properties fo:margin-top="0cm" fo:margin-bottom="0cm" style:contextual-spacing="false" fo:break-before="page"/>
      <style:text-properties fo:font-variant="small-caps" fo:color="#404040" loext:opacity="100%" fo:font-size="14pt" fo:font-weight="bold" officeooo:paragraph-rsid="000d1b54" style:font-size-asian="14pt" style:font-weight-asian="bold" style:font-name-complex="Calibri1" style:font-size-complex="14pt"/>
    </style:style>
    <style:style style:name="P10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Arial" style:language-asian="fr" style:country-asian="FR" style:font-name-complex="Arial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Arial" fo:font-size="1pt" style:font-size-asian="1pt" style:language-asian="fr" style:country-asian="FR" style:font-name-complex="Arial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1" style:family="paragraph" style:parent-style-name="Standard" style:master-page-name="Converted1">
      <style:paragraph-properties style:page-number="auto"/>
    </style:style>
    <style:style style:name="P11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13" style:family="paragraph" style:parent-style-name="Standard">
      <style:paragraph-properties fo:margin-top="0cm" fo:margin-bottom="0cm" style:contextual-spacing="false"/>
    </style:style>
    <style:style style:name="P114" style:family="paragraph" style:parent-style-name="Standard">
      <style:paragraph-properties fo:margin-top="0cm" fo:margin-bottom="0cm" style:contextual-spacing="false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115" style:family="paragraph" style:parent-style-name="Standard">
      <style:paragraph-properties fo:margin-top="0cm" fo:margin-bottom="0cm" style:contextual-spacing="false" fo:line-height="200%"/>
    </style:style>
    <style:style style:name="P116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17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18" style:family="paragraph" style:parent-style-name="Standard">
      <style:paragraph-properties fo:line-height="150%"/>
    </style:style>
    <style:style style:name="P119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officeooo:rsid="000d1b54" officeooo:paragraph-rsid="000d1b5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0" style:family="paragraph" style:parent-style-name="Standard">
      <style:paragraph-properties fo:margin-right="0.309cm" fo:margin-top="0cm" fo:margin-bottom="0cm" style:contextual-spacing="false" fo:line-height="100%" fo:text-align="start" style:justify-single-word="false" fo:orphans="0" fo:widows="0" fo:hyphenation-ladder-count="no-limit" fo:text-indent="0cm" style:auto-text-indent="false">
        <style:tab-stops>
          <style:tab-stop style:position="1.499cm"/>
        </style:tab-stops>
      </style:paragraph-properties>
      <style:text-properties fo:font-size="10pt" fo:font-weight="bold" officeooo:rsid="000d1b54" officeooo:paragraph-rsid="000d1b54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1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/>
      <style:text-properties fo:font-weight="normal" officeooo:paragraph-rsid="000d1b54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2" style:family="paragraph" style:parent-style-name="Standard">
      <style:paragraph-properties fo:margin-top="0cm" fo:margin-bottom="0.212cm" style:contextual-spacing="false" fo:line-height="100%" fo:text-align="start" style:justify-single-word="false" fo:orphans="0" fo:widows="0" fo:hyphenation-ladder-count="no-limit"/>
      <style:text-properties fo:font-weight="normal" officeooo:paragraph-rsid="000db8c7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3" style:family="paragraph" style:parent-style-name="Standard">
      <style:text-properties officeooo:paragraph-rsid="000db8c7"/>
    </style:style>
    <style:style style:name="P124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officeooo:rsid="000db8c7" officeooo:paragraph-rsid="000db8c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5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404040" loext:opacity="100%" fo:font-size="14pt" fo:font-weight="bold" style:font-size-asian="14pt" style:font-weight-asian="bold" style:font-name-complex="Calibri1" style:font-size-complex="14pt"/>
    </style:style>
    <style:style style:name="T2" style:family="text">
      <style:text-properties fo:color="#404040" loext:opacity="100%" fo:font-size="14pt" fo:font-style="italic" style:font-size-asian="14pt" style:font-style-asian="italic" style:font-name-complex="Calibri1" style:font-size-complex="14pt"/>
    </style:style>
    <style:style style:name="T3" style:family="text">
      <style:text-properties fo:color="#404040" loext:opacity="100%" fo:font-size="14pt" fo:font-style="italic" style:font-size-asian="14pt" style:language-asian="fr" style:country-asian="FR" style:font-style-asian="italic" style:font-name-complex="Calibri1" style:font-size-complex="14pt"/>
    </style:style>
    <style:style style:name="T4" style:family="text">
      <style:text-properties fo:color="#404040" loext:opacity="100%" fo:font-size="14pt" style:font-size-asian="14pt" style:language-asian="fr" style:country-asian="FR" style:font-name-complex="Calibri1" style:font-size-complex="14pt"/>
    </style:style>
    <style:style style:name="T5" style:family="text">
      <style:text-properties fo:color="#404040" loext:opacity="100%" style:language-asian="fr" style:country-asian="FR" style:font-name-complex="Calibri1"/>
    </style:style>
    <style:style style:name="T6" style:family="text">
      <style:text-properties fo:color="#404040" loext:opacity="100%" fo:font-size="6pt" style:font-size-asian="6pt" style:language-asian="fr" style:country-asian="FR" style:font-name-complex="Calibri1" style:font-size-complex="6pt"/>
    </style:style>
    <style:style style:name="T7" style:family="text">
      <style:text-properties fo:color="#404040" loext:opacity="100%" fo:font-size="6pt" style:font-size-asian="6pt" style:font-name-complex="Calibri1" style:font-size-complex="6pt"/>
    </style:style>
    <style:style style:name="T8" style:family="text">
      <style:text-properties fo:color="#404040" loext:opacity="100%" fo:font-size="16pt" fo:font-weight="bold" style:font-size-asian="16pt" style:font-weight-asian="bold" style:font-name-complex="Calibri1" style:font-size-complex="16pt"/>
    </style:style>
    <style:style style:name="T9" style:family="text">
      <style:text-properties fo:color="#404040" loext:opacity="100%" fo:font-size="16pt" style:font-size-asian="16pt" style:font-name-complex="Calibri1" style:font-size-complex="16pt"/>
    </style:style>
    <style:style style:name="T10" style:family="text">
      <style:text-properties fo:color="#404040" loext:opacity="100%" style:font-name="MS Gothic" style:font-name-asian="MS Gothic1" style:language-asian="fr" style:country-asian="FR" style:font-name-complex="Calibri1"/>
    </style:style>
    <style:style style:name="T11" style:family="text">
      <style:text-properties fo:color="#404040" loext:opacity="100%" fo:font-size="10pt" style:font-size-asian="10pt" style:font-name-complex="Calibri1" style:font-size-complex="10pt"/>
    </style:style>
    <style:style style:name="T12" style:family="text">
      <style:text-properties fo:color="#404040" loext:opacity="100%" fo:font-size="10pt" fo:font-weight="bold" style:font-size-asian="10pt" style:font-weight-asian="bold" style:font-name-complex="Calibri1" style:font-size-complex="10pt"/>
    </style:style>
    <style:style style:name="T13" style:family="text">
      <style:text-properties fo:color="#404040" loext:opacity="100%" fo:font-size="10pt" fo:language="fr" fo:country="FR" fo:font-weight="bold" style:letter-kerning="false" style:font-name-asian="Calibri1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T14" style:family="text">
      <style:text-properties fo:color="#404040" loext:opacity="100%" fo:font-size="10pt" fo:language="fr" fo:country="FR" fo:font-weight="bold" officeooo:rsid="000d1b54" style:letter-kerning="false" style:font-name-asian="Calibri1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T15" style:family="text">
      <style:text-properties fo:color="#404040" loext:opacity="100%" style:font-name="Cambria" fo:font-size="14pt" fo:font-weight="bold" style:font-name-asian="F" style:font-size-asian="14pt" style:font-weight-asian="bold" style:font-name-complex="F" style:font-size-complex="14pt" style:font-style-complex="italic"/>
    </style:style>
    <style:style style:name="T16" style:family="text">
      <style:text-properties fo:color="#404040" loext:opacity="100%" fo:font-size="18pt" fo:font-weight="bold" style:font-size-asian="18pt" style:font-weight-asian="bold" style:font-name-complex="Calibri1" style:font-size-complex="18pt"/>
    </style:style>
    <style:style style:name="T17" style:family="text">
      <style:text-properties fo:color="#404040" loext:opacity="100%" fo:font-size="8pt" fo:font-weight="bold" style:font-size-asian="8pt" style:font-weight-asian="bold" style:font-name-complex="Calibri1" style:font-size-complex="8pt"/>
    </style:style>
    <style:style style:name="T18" style:family="text">
      <style:text-properties fo:color="#404040" loext:opacity="100%" style:font-name-complex="Calibri1"/>
    </style:style>
    <style:style style:name="T19" style:family="text">
      <style:text-properties fo:color="#404040" loext:opacity="100%" style:font-name="Wingdings 31" fo:font-size="24pt" style:font-size-asian="24pt" style:font-name-complex="Calibri1" style:font-size-complex="24pt"/>
    </style:style>
    <style:style style:name="T20" style:family="text">
      <style:text-properties fo:color="#404040" loext:opacity="100%" fo:font-size="24pt" fo:font-weight="bold" style:font-size-asian="24pt" style:font-weight-asian="bold" style:font-name-complex="Calibri1" style:font-size-complex="24pt"/>
    </style:style>
    <style:style style:name="T21" style:family="text">
      <style:text-properties fo:color="#404040" loext:opacity="100%" fo:font-weight="bold" style:language-asian="fr" style:country-asian="FR" style:font-weight-asian="bold" style:font-name-complex="Calibri1"/>
    </style:style>
    <style:style style:name="T22" style:family="text">
      <style:text-properties fo:color="#404040" loext:opacity="100%" fo:font-weight="bold" style:font-weight-asian="bold" style:font-name-complex="Calibri1"/>
    </style:style>
    <style:style style:name="T23" style:family="text">
      <style:text-properties fo:color="#404040" loext:opacity="100%" fo:font-size="12pt" fo:font-weight="bold" style:font-size-asian="12pt" style:font-weight-asian="bold" style:font-name-complex="Calibri1" style:font-size-complex="12pt"/>
    </style:style>
    <style:style style:name="T24" style:family="text">
      <style:text-properties fo:color="#404040" loext:opacity="100%" fo:font-size="12pt" style:font-size-asian="12pt" style:font-name-complex="Calibri1" style:font-size-complex="12pt"/>
    </style:style>
    <style:style style:name="T25" style:family="text">
      <style:text-properties fo:color="#404040" loext:opacity="100%" fo:font-size="12pt" style:font-size-asian="12pt" style:font-size-complex="12pt"/>
    </style:style>
    <style:style style:name="T26" style:family="text">
      <style:text-properties fo:color="#404040" loext:opacity="100%" fo:font-size="12pt" fo:font-style="italic" fo:font-weight="bold" style:font-size-asian="12pt" style:font-style-asian="italic" style:font-weight-asian="bold" style:font-name-complex="Calibri1" style:font-size-complex="12pt"/>
    </style:style>
    <style:style style:name="T27" style:family="text">
      <style:text-properties fo:color="#404040" loext:opacity="100%" fo:font-size="12pt" fo:font-style="italic" style:font-size-asian="12pt" style:font-style-asian="italic" style:font-size-complex="12pt"/>
    </style:style>
    <style:style style:name="T28" style:family="text">
      <style:text-properties fo:color="#404040" loext:opacity="100%" fo:font-size="1pt" fo:font-weight="bold" style:font-size-asian="1pt" style:font-weight-asian="bold" style:font-name-complex="Calibri1" style:font-size-complex="1pt"/>
    </style:style>
    <style:style style:name="T29" style:family="text">
      <style:text-properties fo:color="#404040" loext:opacity="100%" fo:font-size="4pt" fo:font-weight="bold" style:font-size-asian="4pt" style:font-weight-asian="bold" style:font-name-complex="Calibri1" style:font-size-complex="4pt"/>
    </style:style>
    <style:style style:name="T30" style:family="text">
      <style:text-properties fo:color="#404040" loext:opacity="100%" fo:font-style="italic" fo:font-weight="bold" style:font-style-asian="italic" style:font-weight-asian="bold" style:font-name-complex="Calibri1"/>
    </style:style>
    <style:style style:name="T31" style:family="text">
      <style:text-properties fo:color="#d60093" loext:opacity="100%" fo:font-size="12pt" fo:font-style="italic" style:font-size-asian="12pt" style:font-style-asian="italic" style:font-name-complex="Calibri1" style:font-size-complex="12pt"/>
    </style:style>
    <style:style style:name="T32" style:family="text">
      <style:text-properties fo:color="#d60093" loext:opacity="100%" fo:font-size="12pt" fo:language="fr" fo:country="FR" fo:font-style="italic" style:letter-kerning="false" style:font-name-asian="Calibri1" style:font-size-asian="12pt" style:language-asian="en" style:country-asian="US" style:font-style-asian="italic" style:font-name-complex="Calibri1" style:font-size-complex="12pt" style:language-complex="ar" style:country-complex="SA"/>
    </style:style>
    <style:style style:name="T33" style:family="text">
      <style:text-properties fo:color="#d60093" loext:opacity="100%" fo:font-style="italic" style:language-asian="fr" style:country-asian="FR" style:font-style-asian="italic" style:font-name-complex="Calibri1"/>
    </style:style>
    <style:style style:name="T34" style:family="text">
      <style:text-properties fo:color="#d60093" loext:opacity="100%" fo:font-style="italic" fo:font-weight="bold" style:font-style-asian="italic" style:font-weight-asian="bold" style:font-name-complex="Calibri1"/>
    </style:style>
    <style:style style:name="T35" style:family="text">
      <style:text-properties fo:color="#d60093" loext:opacity="100%" style:font-name="Wingdings 31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T36" style:family="text">
      <style:text-properties fo:color="#d60093" loext:opacity="100%" style:font-name="Wingdings 31" fo:font-size="6pt" style:font-size-asian="6pt" style:language-asian="fr" style:country-asian="FR" style:font-name-complex="Calibri1" style:font-size-complex="6pt"/>
    </style:style>
    <style:style style:name="T37" style:family="text">
      <style:text-properties fo:color="#d60093" loext:opacity="100%" style:font-name="Wingdings 31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/>
    </style:style>
    <style:style style:name="T38" style:family="text">
      <style:text-properties fo:color="#d60093" loext:opacity="100%" fo:font-size="24pt" fo:language="fr" fo:country="FR" fo:font-weight="bold" style:letter-kerning="false" style:font-name-asian="Calibri1" style:font-size-asian="24pt" style:language-asian="en" style:country-asian="US" style:font-weight-asian="bold" style:font-name-complex="Calibri1" style:font-size-complex="24pt" style:language-complex="ar" style:country-complex="SA"/>
    </style:style>
    <style:style style:name="T39" style:family="text">
      <style:text-properties fo:color="#d60093" loext:opacity="100%" fo:font-size="6pt" style:font-size-asian="6pt" style:language-asian="fr" style:country-asian="FR" style:font-name-complex="Calibri1" style:font-size-complex="6pt"/>
    </style:style>
    <style:style style:name="T40" style:family="text">
      <style:text-properties fo:color="#d60093" loext:opacity="100%" fo:font-size="18pt" fo:font-weight="bold" style:font-size-asian="18pt" style:font-weight-asian="bold" style:font-name-complex="Calibri1" style:font-size-complex="18pt"/>
    </style:style>
    <style:style style:name="T41" style:family="text">
      <style:text-properties fo:color="#d60093" loext:opacity="100%" fo:font-size="18pt" fo:language="fr" fo:country="FR" fo:font-weight="bold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/>
    </style:style>
    <style:style style:name="T42" style:family="text">
      <style:text-properties fo:color="#d60093" loext:opacity="100%" fo:font-size="1pt" fo:font-style="italic" fo:font-weight="bold" style:font-size-asian="1pt" style:font-style-asian="italic" style:font-weight-asian="bold" style:font-name-complex="Calibri1" style:font-size-complex="1pt"/>
    </style:style>
    <style:style style:name="T43" style:family="text">
      <style:text-properties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44" style:family="text">
      <style:text-properties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45" style:family="text">
      <style:text-properties fo:font-size="11pt" fo:language="fr" fo:country="FR" officeooo:rsid="000db8c7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46" style:family="text">
      <style:text-properties fo:color="#ffffff" loext:opacity="100%" fo:font-size="20pt" fo:language="fr" fo:country="FR" fo:font-weight="bold" style:letter-kerning="false" style:font-name-asian="Calibri1" style:font-size-asian="20pt" style:language-asian="en" style:country-asian="US" style:font-weight-asian="bold" style:font-name-complex="Calibri1" style:font-size-complex="20pt" style:language-complex="ar" style:country-complex="SA">
        <loext:char-complex-color loext:theme-type="light1" loext:color-type="theme"/>
      </style:text-properties>
    </style:style>
    <style:style style:name="T47" style:family="text">
      <style:text-properties fo:color="#ffffff" loext:opacity="100%" fo:font-size="20pt" fo:font-weight="bold" style:font-size-asian="20pt" style:font-weight-asian="bold" style:font-name-complex="Calibri1" style:font-size-complex="20pt">
        <loext:char-complex-color loext:theme-type="light1" loext:color-type="theme"/>
      </style:text-properties>
    </style:style>
    <style:style style:name="T48" style:family="text">
      <style:text-properties fo:color="#ffffff" loext:opacity="100%" style:font-name="Wingdings 31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>
        <loext:char-complex-color loext:theme-type="light1" loext:color-type="theme"/>
      </style:text-properties>
    </style:style>
    <style:style style:name="T49" style:family="text">
      <style:text-properties fo:color="#ffffff" loext:opacity="100%" style:font-name="Wingdings 31" fo:font-size="16pt" fo:language="fr" fo:country="FR" style:letter-kerning="false" style:font-name-asian="Calibri1" style:font-size-asian="16pt" style:language-asian="en" style:country-asian="US" style:font-name-complex="Calibri1" style:font-size-complex="16pt" style:language-complex="ar" style:country-complex="SA">
        <loext:char-complex-color loext:theme-type="light1" loext:color-type="theme"/>
      </style:text-properties>
    </style:style>
    <style:style style:name="T50" style:family="text">
      <style:text-properties fo:color="#ffffff" loext:opacity="100%" fo:font-size="10pt" fo:font-weight="bold" style:font-size-asian="10pt" style:font-weight-asian="bold" style:font-name-complex="Calibri1" style:font-size-complex="10pt">
        <loext:char-complex-color loext:theme-type="light1" loext:color-type="theme"/>
      </style:text-properties>
    </style:style>
    <style:style style:name="T51" style:family="text">
      <style:text-properties fo:color="#ffffff" loext:opacity="100%" fo:font-size="20pt" fo:font-weight="bold" style:font-size-asian="20pt" style:font-weight-asian="bold" style:font-name-complex="Calibri1" style:font-size-complex="20pt"/>
    </style:style>
    <style:style style:name="T52" style:family="text">
      <style:text-properties fo:color="#ffffff" loext:opacity="100%" fo:font-size="1pt" fo:font-weight="bold" style:font-size-asian="1pt" style:font-weight-asian="bold" style:font-name-complex="Calibri1" style:font-size-complex="1pt"/>
    </style:style>
    <style:style style:name="T53" style:family="text">
      <style:text-properties fo:font-variant="small-caps" fo:color="#404040" loext:opacity="100%" fo:font-size="18pt" fo:language="fr" fo:country="FR" fo:font-weight="bold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54" style:family="text">
      <style:text-properties fo:font-variant="small-caps" fo:color="#404040" loext:opacity="100%" fo:font-size="18pt" fo:font-weight="bold" style:font-size-asian="18pt" style:font-weight-asian="bold" style:font-name-complex="Calibri1" style:font-size-complex="18pt">
        <loext:char-complex-color loext:theme-type="dark1" loext:color-type="theme">
          <loext:transformation loext:type="tint" loext:value="2509"/>
        </loext:char-complex-color>
      </style:text-properties>
    </style:style>
    <style:style style:name="T55" style:family="text">
      <style:text-properties fo:font-variant="small-caps" fo:color="#404040" loext:opacity="100%" fo:font-size="48pt" fo:font-weight="bold" style:font-size-asian="48pt" style:font-weight-asian="bold" style:font-name-complex="Calibri1" style:font-size-complex="48pt">
        <loext:char-complex-color loext:theme-type="dark1" loext:color-type="theme">
          <loext:transformation loext:type="tint" loext:value="2509"/>
        </loext:char-complex-color>
      </style:text-properties>
    </style:style>
    <style:style style:name="T56" style:family="text">
      <style:text-properties fo:font-variant="small-caps" fo:color="#404040" loext:opacity="100%" fo:font-size="48pt" fo:font-weight="bold" style:font-size-asian="48pt" style:font-weight-asian="bold" style:font-name-complex="Calibri1" style:font-size-complex="48pt">
        <loext:char-complex-color loext:theme-type="dark1" loext:color-type="theme">
          <loext:transformation loext:type="tint" loext:value="2509"/>
        </loext:char-complex-color>
      </style:text-properties>
    </style:style>
    <style:style style:name="T57" style:family="text">
      <style:text-properties fo:font-variant="small-caps" fo:color="#404040" loext:opacity="100%" fo:font-size="18pt" fo:font-weight="bold" style:font-size-asian="18pt" style:font-weight-asian="bold" style:font-name-complex="Calibri1" style:font-size-complex="18pt"/>
    </style:style>
    <style:style style:name="T58" style:family="text">
      <style:text-properties fo:font-variant="small-caps" fo:color="#404040" loext:opacity="100%" fo:font-size="48pt" fo:font-weight="bold" style:font-size-asian="48pt" style:font-weight-asian="bold" style:font-name-complex="Calibri1" style:font-size-complex="48pt"/>
    </style:style>
    <style:style style:name="T59" style:family="text"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T60" style:family="text">
      <style:text-properties fo:font-variant="small-caps" style:font-name="Arial" fo:font-size="18pt" style:font-size-asian="18pt" style:font-name-complex="Arial1" style:font-size-complex="18pt"/>
    </style:style>
    <style:style style:name="T61" style:family="text">
      <style:text-properties fo:font-variant="small-caps" style:font-name="Arial" fo:font-size="10pt" style:font-size-asian="10pt" style:font-name-complex="Arial1" style:font-size-complex="10pt"/>
    </style:style>
    <style:style style:name="T62" style:family="text">
      <style:text-properties fo:font-variant="small-caps" style:font-name="Arial" fo:font-size="1pt" style:font-size-asian="1pt" style:font-name-complex="Arial1" style:font-size-complex="1pt"/>
    </style:style>
    <style:style style:name="T63" style:family="text">
      <style:text-properties fo:font-variant="small-caps" style:font-name="Arial" fo:font-size="16pt" style:font-size-asian="16pt" style:font-name-complex="Arial1" style:font-size-complex="16pt"/>
    </style:style>
    <style:style style:name="T64" style:family="text">
      <style:text-properties fo:font-variant="small-caps" fo:color="#595959" loext:opacity="100%" fo:font-size="36pt" fo:language="fr" fo:country="FR" fo:font-weight="bold" style:letter-kerning="false" style:font-name-asian="Calibri1" style:font-size-asian="36pt" style:language-asian="en" style:country-asian="US" style:font-weight-asian="bold" style:font-name-complex="Calibri1" style:font-size-complex="36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T65" style:family="text">
      <style:text-properties fo:font-variant="small-caps" fo:color="#595959" loext:opacity="100%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T66" style:family="text">
      <style:text-properties fo:font-variant="small-caps" fo:color="#595959" loext:opacity="100%" fo:font-size="24pt" fo:language="fr" fo:country="FR" fo:font-weight="bold" style:letter-kerning="false" style:font-name-asian="Calibri1" style:font-size-asian="24pt" style:language-asian="en" style:country-asian="US" style:font-weight-asian="bold" style:font-name-complex="Calibri1" style:font-size-complex="24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T67" style:family="text">
      <style:text-properties fo:font-variant="small-caps" fo:color="#595959" loext:opacity="100%" style:text-position="14% 100%" fo:font-size="22pt" fo:language="fr" fo:country="FR" style:letter-kerning="false" style:font-name-asian="Calibri1" style:font-size-asian="22pt" style:language-asian="en" style:country-asian="US" style:font-name-complex="Calibri1" style:font-size-complex="22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T68" style:family="text">
      <style:text-properties fo:font-variant="small-caps" fo:color="#595959" loext:opacity="100%" style:text-position="21% 100%" fo:font-size="14pt" fo:language="fr" fo:country="FR" style:letter-kerning="false" style:font-name-asian="Calibri1" style:font-size-asian="14pt" style:language-asian="en" style:country-asian="US" style:font-name-complex="Calibri1" style:font-size-complex="14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T69" style:family="text">
      <style:text-properties fo:font-variant="small-caps" fo:font-size="24pt" style:font-size-asian="24pt" style:font-name-complex="Calibri1" style:font-size-complex="24pt"/>
    </style:style>
    <style:style style:name="T70" style:family="text">
      <style:text-properties fo:font-variant="small-caps" fo:color="#ffffff" loext:opacity="100%" fo:font-size="20pt" fo:language="fr" fo:country="FR" fo:font-weight="bold" style:letter-kerning="false" style:font-name-asian="Calibri1" style:font-size-asian="20pt" style:language-asian="en" style:country-asian="US" style:font-weight-asian="bold" style:font-name-complex="Calibri1" style:font-size-complex="20pt" style:language-complex="ar" style:country-complex="SA">
        <loext:char-complex-color loext:theme-type="light1" loext:color-type="theme"/>
      </style:text-properties>
    </style:style>
    <style:style style:name="T71" style:family="text">
      <style:text-properties fo:color="#404040" loext:opacity="100%" style:font-name="MS Gothic" fo:font-size="14pt" fo:language="fr" fo:country="FR" fo:font-weight="bold" style:letter-kerning="false" style:font-name-asian="MS Gothic1" style:font-size-asian="14pt" style:language-asian="fr" style:country-asian="FR" style:font-weight-asian="bold" style:font-name-complex="Calibri1" style:font-size-complex="14pt" style:language-complex="ar" style:country-complex="SA" style:font-weight-complex="bold">
        <loext:char-complex-color loext:theme-type="dark1" loext:color-type="theme">
          <loext:transformation loext:type="tint" loext:value="2509"/>
        </loext:char-complex-color>
      </style:text-properties>
    </style:style>
    <style:style style:name="T72" style:family="text">
      <style:text-properties fo:color="#404040" loext:opacity="100%" style:font-name="MS Gothic" style:font-name-asian="MS Gothic1" style:language-asian="fr" style:country-asian="FR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T73" style:family="text">
      <style:text-properties fo:color="#404040" loext:opacity="100%" style:font-name="MS Gothic" fo:font-size="11pt" fo:language="fr" fo:country="FR" style:letter-kerning="false" style:font-name-asian="MS Gothic1" style:font-size-asian="11pt" style:language-asian="fr" style:country-asian="FR" style:font-name-complex="MS Gothic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74" style:family="text">
      <style:text-properties fo:color="#404040" loext:opacity="100%" fo:font-size="16pt" fo:language="fr" fo:country="FR" style:letter-kerning="false" style:font-name-asian="Calibri1" style:font-size-asian="16pt" style:language-asian="en" style:country-asian="US" style:font-name-complex="Calibri1" style:font-size-complex="1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75" style:family="text">
      <style:text-properties fo:color="#404040" loext:opacity="100%" fo:font-size="16pt" fo:font-weight="bold" style:font-size-asian="16pt" style:font-weight-asian="bold" style:font-name-complex="Calibri1" style:font-size-complex="16pt">
        <loext:char-complex-color loext:theme-type="dark1" loext:color-type="theme">
          <loext:transformation loext:type="tint" loext:value="2509"/>
        </loext:char-complex-color>
      </style:text-properties>
    </style:style>
    <style:style style:name="T76" style:family="text">
      <style:text-properties fo:color="#404040" loext:opacity="100%" fo:font-size="16pt" style:font-size-asian="16pt" style:font-name-complex="Calibri1" style:font-size-complex="16pt">
        <loext:char-complex-color loext:theme-type="dark1" loext:color-type="theme">
          <loext:transformation loext:type="tint" loext:value="2509"/>
        </loext:char-complex-color>
      </style:text-properties>
    </style:style>
    <style:style style:name="T77" style:family="text">
      <style:text-properties fo:color="#404040" loext:opacity="100%" style:language-asian="fr" style:country-asian="FR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T78" style:family="text">
      <style:text-properties fo:color="#404040" loext:opacity="100%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79" style:family="text">
      <style:text-properties fo:color="#404040" loext:opacity="100%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80" style:family="text">
      <style:text-properties fo:color="#404040" loext:opacity="100%" fo:font-size="11pt" fo:language="fr" fo:country="FR" fo:font-style="italic" fo:font-weight="bold" style:letter-kerning="false" style:font-name-asian="Calibri1" style:font-size-asian="11pt" style:language-asian="en" style:country-asian="US" style:font-style-asian="italic" style:font-weight-asian="bold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81" style:family="text">
      <style:text-properties fo:color="#404040" loext:opacity="100%" fo:font-size="11pt" fo:language="fr" fo:country="FR" fo:font-style="italic" style:letter-kerning="false" style:font-name-asian="Calibri1" style:font-size-asian="11pt" style:language-asian="en" style:country-asian="US" style:font-style-asian="italic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82" style:family="text">
      <style:text-properties fo:color="#404040" loext:opacity="100%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T83" style:family="text">
      <style:text-properties fo:color="#404040" loext:opacity="100%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T84" style:family="text">
      <style:text-properties fo:color="#404040" loext:opacity="100%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85" style:family="text">
      <style:text-properties fo:color="#404040" loext:opacity="100%" fo:font-size="14pt" fo:language="fr" fo:country="FR" fo:font-style="italic" style:letter-kerning="false" style:font-name-asian="Calibri1" style:font-size-asian="14pt" style:language-asian="en" style:country-asian="US" style:font-style-asian="italic" style:font-name-complex="Calibri1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86" style:family="text">
      <style:text-properties fo:color="#404040" loext:opacity="100%" fo:font-size="14pt" fo:font-weight="bold" style:font-size-asian="14pt" style:font-weight-asian="bold" style:font-name-complex="Calibri1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87" style:family="text">
      <style:text-properties fo:color="#404040" loext:opacity="100%" fo:font-size="14pt" fo:font-style="italic" style:font-size-asian="14pt" style:font-style-asian="italic" style:font-name-complex="Calibri1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88" style:family="text">
      <style:text-properties fo:color="#404040" loext:opacity="100%" fo:font-size="14pt" fo:font-style="italic" style:font-size-asian="14pt" style:language-asian="fr" style:country-asian="FR" style:font-style-asian="italic" style:font-name-complex="Calibri1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89" style:family="text">
      <style:text-properties fo:color="#404040" loext:opacity="100%" fo:font-size="10pt" fo:language="fr" fo:country="FR" style:letter-kerning="false" style:font-name-asian="Calibri1" style:font-size-asian="10pt" style:language-asian="en" style:country-asian="US" style:font-name-complex="Calibri1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90" style:family="text">
      <style:text-properties fo:color="#404040" loext:opacity="100%" fo:font-size="10pt" fo:language="fr" fo:country="FR" fo:font-weight="bold" style:letter-kerning="false" style:font-name-asian="Calibri1" style:font-size-asian="10pt" style:language-asian="en" style:country-asian="US" style:font-weight-asian="bold" style:font-name-complex="Calibri1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91" style:family="text">
      <style:text-properties fo:color="#404040" loext:opacity="100%" fo:font-size="10pt" fo:language="fr" fo:country="FR" fo:font-style="italic" style:letter-kerning="false" style:font-name-asian="Calibri1" style:font-size-asian="10pt" style:language-asian="en" style:country-asian="US" style:font-style-asian="italic" style:font-name-complex="Calibri1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92" style:family="text">
      <style:text-properties fo:color="#404040" loext:opacity="100%" fo:font-size="10pt" style:font-size-asian="10pt" style:font-name-complex="Calibri1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93" style:family="text">
      <style:text-properties fo:color="#404040" loext:opacity="100%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94" style:family="text">
      <style:text-properties fo:color="#404040" loext:opacity="100%" fo:font-size="12pt" fo:language="fr" fo:country="FR" fo:font-weight="bold" style:letter-kerning="false" style:font-name-asian="Calibri1" style:font-size-asian="12pt" style:language-asian="fr" style:country-asian="FR" style:font-weight-asian="bold" style:font-name-complex="Calibri1" style:font-size-complex="12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95" style:family="text">
      <style:text-properties fo:color="#404040" loext:opacity="100%" fo:font-size="12pt" fo:language="fr" fo:country="FR" fo:font-style="italic" fo:font-weight="bold" style:letter-kerning="false" style:font-name-asian="Calibri1" style:font-size-asian="12pt" style:language-asian="en" style:country-asian="US" style:font-style-asian="italic" style:font-weight-asian="bold" style:font-name-complex="Calibri1" style:font-size-complex="12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96" style:family="text">
      <style:text-properties fo:color="#404040" loext:opacity="100%" fo:font-size="12pt" fo:language="fr" fo:country="FR" style:letter-kerning="false" style:font-name-asian="Calibri1" style:font-size-asian="12pt" style:language-asian="fr" style:country-asian="FR" style:font-name-complex="Calibri1" style:font-size-complex="12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97" style:family="text">
      <style:text-properties fo:color="#404040" loext:opacity="100%" fo:font-size="12pt" style:font-size-asian="12pt" style:font-name-complex="Calibri1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98" style:family="text">
      <style:text-properties fo:color="#404040" loext:opacity="100%" fo:font-size="12pt" style:font-size-asian="12pt" style:font-name-complex="Calibri1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99" style:family="text">
      <style:text-properties fo:color="#404040" loext:opacity="100%" fo:font-size="12pt" fo:font-style="italic" style:font-size-asian="12pt" style:font-style-asian="italic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100" style:family="text">
      <style:text-properties fo:color="#404040" loext:opacity="100%" fo:font-weight="bold" style:language-asian="fr" style:country-asian="FR" style:font-weight-asian="bold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T101" style:family="text">
      <style:text-properties fo:color="#404040" loext:opacity="100%" fo:font-weight="bold" style:font-weight-asian="bold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T102" style:family="text">
      <style:text-properties fo:color="#404040" loext:opacity="100%" fo:font-style="italic" fo:font-weight="bold" style:font-style-asian="italic" style:font-weight-asian="bold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T103" style:family="text">
      <style:text-properties style:font-name="Arial" style:language-asian="fr" style:country-asian="FR" style:font-name-complex="Arial1"/>
    </style:style>
    <style:style style:name="T104" style:family="text">
      <style:text-properties style:font-name="Arial" fo:font-size="1pt" style:font-size-asian="1pt" style:language-asian="fr" style:country-asian="FR" style:font-name-complex="Arial1" style:font-size-complex="1pt"/>
    </style:style>
    <style:style style:name="T105" style:family="text">
      <style:text-properties fo:color="#7f7f7f" loext:opacity="100%" fo:font-size="10pt" fo:font-weight="bold" style:font-size-asian="10pt" style:font-weight-asian="bold" style:font-name-complex="Calibri1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106" style:family="text">
      <style:text-properties fo:color="#7f7f7f" loext:opacity="100%" fo:font-size="10pt" style:font-size-asian="10pt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107" style:family="text">
      <style:text-properties fo:color="#7f7f7f" loext:opacity="100%" fo:font-size="10pt" fo:language="fr" fo:country="FR" fo:font-style="italic" style:letter-kerning="false" style:font-name-asian="Calibri1" style:font-size-asian="10pt" style:language-asian="en" style:country-asian="US" style:font-style-asian="italic" style:font-name-complex="Calibri1" style:font-size-complex="10pt" style:language-complex="ar" style:country-complex="SA">
        <loext:char-complex-color loext:theme-type="dark1" loext:color-type="theme">
          <loext:transformation loext:type="tint" loext:value="4980"/>
        </loext:char-complex-color>
      </style:text-properties>
    </style:style>
    <style:style style:name="T108" style:family="text">
      <style:text-properties fo:color="#7f7f7f" loext:opacity="100%" fo:font-size="9pt" style:font-size-asian="9pt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T109" style:family="text">
      <style:text-properties fo:color="#7f7f7f" loext:opacity="100%" fo:font-size="9pt" style:font-size-asian="9pt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T110" style:family="text">
      <style:text-properties fo:color="#7f7f7f" loext:opacity="100%" fo:font-size="9pt" fo:language="fr" fo:country="FR" fo:font-style="italic" style:letter-kerning="false" style:font-name-asian="Calibri1" style:font-size-asian="9pt" style:language-asian="en" style:country-asian="US" style:font-style-asian="italic" style:font-name-complex="Calibri1" style:font-size-complex="9pt" style:language-complex="ar" style:country-complex="SA">
        <loext:char-complex-color loext:theme-type="dark1" loext:color-type="theme">
          <loext:transformation loext:type="tint" loext:value="4980"/>
        </loext:char-complex-color>
      </style:text-properties>
    </style:style>
    <style:style style:name="T111" style:family="text">
      <style:text-properties fo:color="#7f7f7f" loext:opacity="100%" fo:font-size="9pt" fo:font-style="italic" style:font-size-asian="9pt" style:font-style-asian="italic" style:font-name-complex="Calibri1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T112" style:family="text">
      <style:text-properties fo:color="#7f7f7f" loext:opacity="100%">
        <loext:char-complex-color loext:theme-type="dark1" loext:color-type="theme">
          <loext:transformation loext:type="tint" loext:value="4980"/>
        </loext:char-complex-color>
      </style:text-properties>
    </style:style>
    <style:style style:name="T113" style:family="text">
      <style:text-properties fo:color="#7f7f7f" loext:opacity="100%" fo:font-size="9pt" style:font-size-asian="9pt" style:font-size-complex="9pt"/>
    </style:style>
    <style:style style:name="T114" style:family="text">
      <style:text-properties fo:color="#7f7f7f" loext:opacity="100%" fo:font-size="9pt" fo:font-style="italic" style:font-size-asian="9pt" style:font-style-asian="italic" style:font-name-complex="Calibri1" style:font-size-complex="9pt"/>
    </style:style>
    <style:style style:name="T115" style:family="text">
      <style:text-properties fo:color="#404040" loext:opacity="100%" fo:font-size="14pt" fo:font-weight="bold" style:font-size-asian="14pt" style:font-weight-asian="bold" style:font-name-complex="Calibri1" style:font-size-complex="14pt">
        <loext:char-complex-color loext:theme-type="light1" loext:color-type="theme"/>
      </style:text-properties>
    </style:style>
    <style:style style:name="T116" style:family="text">
      <style:text-properties fo:color="#404040" loext:opacity="100%" fo:font-size="18pt" fo:font-weight="bold" style:font-size-asian="18pt" style:font-weight-asian="bold" style:font-name-complex="Calibri1" style:font-size-complex="18pt">
        <loext:char-complex-color loext:theme-type="light1" loext:color-type="theme"/>
      </style:text-properties>
    </style:style>
    <style:style style:name="T117" style:family="text">
      <style:text-properties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T118" style:family="text">
      <style:text-properties fo:color="#000000" loext:opacity="100%"/>
    </style:style>
    <style:style style:name="T119" style:family="text">
      <style:text-properties fo:color="#bfbfbf" loext:opacity="100%" fo:font-size="12pt" style:font-size-asian="12pt" style:font-name-complex="Calibri1" style:font-size-complex="12pt">
        <loext:char-complex-color loext:theme-type="light1" loext:color-type="theme">
          <loext:transformation loext:type="shade" loext:value="2509"/>
        </loext:char-complex-color>
      </style:text-properties>
    </style:style>
    <style:style style:name="T120" style:family="text">
      <style:text-properties fo:color="#bfbfbf" loext:opacity="100%" fo:font-size="12pt" style:font-size-asian="12pt" style:font-name-complex="Calibri1" style:font-size-complex="12pt">
        <loext:char-complex-color loext:theme-type="light1" loext:color-type="theme">
          <loext:transformation loext:type="shade" loext:value="2509"/>
        </loext:char-complex-color>
      </style:text-properties>
    </style:style>
    <style:style style:name="T121" style:family="text">
      <style:text-properties fo:color="#bfbfbf" loext:opacity="100%" fo:font-size="12pt" style:font-size-asian="12pt" style:font-name-complex="Calibri1" style:font-size-complex="12pt"/>
    </style:style>
    <style:style style:name="T122" style:family="text">
      <style:text-properties fo:language="fr" fo:country="FR" style:letter-kerning="false" style:font-name-asian="Calibri1" style:language-asian="en" style:country-asian="US" style:font-name-complex="F" style:language-complex="ar" style:country-complex="SA"/>
    </style:style>
    <style:style style:name="T123" style:family="text">
      <style:text-properties fo:color="#d60093" loext:opacity="100%" fo:font-size="12pt" fo:language="fr" fo:country="FR" fo:font-style="italic" style:letter-kerning="false" style:font-name-asian="Calibri1" style:font-size-asian="12pt" style:language-asian="fr" style:country-asian="FR" style:font-style-asian="italic" style:font-name-complex="Calibri1" style:font-size-complex="12pt" style:language-complex="ar" style:country-complex="SA"/>
    </style:style>
    <style:style style:name="T124" style:family="text">
      <style:text-properties fo:color="#404040" loext:opacity="100%" fo:font-size="11pt" fo:language="fr" fo:country="FR" style:letter-kerning="false" style:font-name-asian="Calibri1" style:font-size-asian="11pt" style:language-asian="fr" style:country-asian="FR" style:font-name-complex="Calibri1" style:font-size-complex="11pt" style:language-complex="ar" style:country-complex="SA"/>
    </style:style>
    <style:style style:name="T125" style:family="text">
      <style:text-properties fo:color="#404040" loext:opacity="100%" style:font-name="Wingdings 31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T126" style:family="text">
      <style:text-properties fo:color="#404040" loext:opacity="100%" fo:font-size="16pt" fo:language="fr" fo:country="FR" fo:font-weight="bold" style:letter-kerning="false" style:font-name-asian="Calibri1" style:font-size-asian="16pt" style:language-asian="en" style:country-asian="US" style:font-weight-asian="bold" style:font-name-complex="Calibri1" style:font-size-complex="16pt" style:language-complex="ar" style:country-complex="SA"/>
    </style:style>
    <style:style style:name="T127" style:family="text">
      <style:text-properties fo:color="#404040" loext:opacity="100%" fo:font-size="16pt" fo:language="fr" fo:country="FR" fo:font-weight="bold" style:letter-kerning="false" style:font-name-asian="Calibri1" style:font-size-asian="16pt" style:language-asian="en" style:country-asian="US" style:font-weight-asian="bold" style:font-name-complex="Calibri1" style:font-size-complex="1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28" style:family="text">
      <style:text-properties fo:color="#404040" loext:opacity="100%" style:font-name="MS Gothic" fo:font-size="11pt" fo:language="fr" fo:country="FR" style:letter-kerning="false" style:font-name-asian="MS Gothic1" style:font-size-asian="11pt" style:language-asian="fr" style:country-asian="FR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29" style:family="text">
      <style:text-properties fo:color="#404040" loext:opacity="100%" fo:font-size="18pt" fo:language="fr" fo:country="FR" fo:font-weight="bold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>
        <loext:char-complex-color loext:theme-type="light1" loext:color-type="theme"/>
      </style:text-properties>
    </style:style>
    <style:style style:name="T130" style:family="text">
      <style:text-properties fo:color="#404040" loext:opacity="100%" fo:font-size="14pt" fo:language="fr" fo:country="FR" fo:font-style="italic" fo:font-weight="bold" style:letter-kerning="false" style:font-name-asian="Calibri1" style:font-size-asian="14pt" style:language-asian="en" style:country-asian="US" style:font-style-asian="italic" style:font-weight-asian="bold" style:font-name-complex="Calibri1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T131" style:family="text">
      <style:text-properties fo:color="#404040" loext:opacity="100%" style:font-name="Wingdings 31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/>
    </style:style>
    <style:style style:name="T132" style:family="text">
      <style:text-properties fo:color="#404040" loext:opacity="100%" fo:font-size="24pt" fo:language="fr" fo:country="FR" fo:font-weight="bold" style:letter-kerning="false" style:font-name-asian="Calibri1" style:font-size-asian="24pt" style:language-asian="en" style:country-asian="US" style:font-weight-asian="bold" style:font-name-complex="Calibri1" style:font-size-complex="24pt" style:language-complex="ar" style:country-complex="SA"/>
    </style:style>
    <style:style style:name="T133" style:family="text">
      <style:text-properties fo:color="#404040" loext:opacity="100%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T134" style:family="text">
      <style:text-properties fo:color="#404040" loext:opacity="100%" style:font-name="Wingdings 31" fo:font-size="6pt" fo:language="fr" fo:country="FR" fo:font-weight="bold" style:letter-kerning="false" style:font-name-asian="Calibri1" style:font-size-asian="6pt" style:language-asian="fr" style:country-asian="FR" style:font-weight-asian="bold" style:font-name-complex="Calibri1" style:font-size-complex="6pt" style:language-complex="ar" style:country-complex="SA"/>
    </style:style>
    <style:style style:name="T135" style:family="text">
      <style:text-properties fo:color="#404040" loext:opacity="100%" fo:font-size="14pt" fo:language="fr" fo:country="FR" fo:font-style="italic" style:letter-kerning="false" style:font-name-asian="Calibri1" style:font-size-asian="14pt" style:language-asian="fr" style:country-asian="FR" style:font-style-asian="italic" style:font-name-complex="Calibri1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none" svg:stroke-width="0.026cm" draw:fill="none" loext:fill-use-slide-background="false" draw:textarea-vertical-align="top" draw:auto-grow-height="false" fo:min-height="0.818cm" fo:min-width="7.722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draw:fill="none" loext:fill-use-slide-background="false" draw:textarea-vertical-align="top" draw:auto-grow-height="false" fo:min-height="0.818cm" fo:min-width="9.546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26cm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gr4" style:family="graphic" style:parent-style-name="Frame">
      <style:graphic-properties draw:stroke="none" svg:stroke-width="0cm" draw:fill="none" loext:fill-use-slide-background="false" draw:textarea-vertical-align="middle" draw:auto-grow-height="false" fo:min-height="0.656cm" fo:min-width="0.586cm" fo:padding-top="0.127cm" fo:padding-bottom="0.127cm" fo:padding-left="0.254cm" fo:padding-right="0.254cm" fo:wrap-option="wrap" loext:decorative="false" fo:margin-left="0.004cm" fo:margin-right="0.002cm" fo:margin-top="0.002cm" fo:margin-bottom="0.002cm" style:run-through="fore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middle" draw:auto-grow-height="false" fo:min-height="0.656cm" fo:min-width="0.586cm" fo:padding-top="0.127cm" fo:padding-bottom="0.127cm" fo:padding-left="0.254cm" fo:padding-right="0.254cm" fo:wrap-option="wrap" loext:decorative="false" fo:margin-left="0.305cm" fo:margin-right="0.319cm" fo:margin-top="0.002cm" fo:margin-bottom="0cm" style:run-through="background" style:wrap="parallel" style:number-wrapped-paragraphs="no-limit" style:wrap-contour="false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cm" svg:stroke-color="#d9d9d9" draw:fill="none" loext:fill-use-slide-background="false" draw:textarea-vertical-align="middle" draw:auto-grow-height="false" fo:min-height="1.284cm" fo:min-width="0.268cm" fo:padding-top="0.127cm" fo:padding-bottom="0.127cm" fo:padding-left="0.254cm" fo:padding-right="0.254cm" fo:wrap-option="wrap" loext:decorative="false" fo:margin-left="0.004cm" fo:margin-right="0.004cm" fo:margin-top="0.004cm" fo:margin-bottom="0.004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7" style:family="graphic">
      <style:graphic-properties draw:stroke="none" svg:stroke-width="0cm" draw:fill="none" loext:fill-use-slide-background="false" draw:textarea-vertical-align="middle" draw:auto-grow-height="false" fo:min-height="0.656cm" fo:min-width="0.586cm" fo:padding-top="0.127cm" fo:padding-bottom="0.127cm" fo:padding-left="0.254cm" fo:padding-right="0.254cm" fo:wrap-option="wrap" loext:decorative="false" fo:margin-left="0.305cm" fo:margin-right="0.319cm" fo:margin-top="0.002cm" fo:margin-bottom="0cm" style:run-through="background" style:wrap="parallel" style:number-wrapped-paragraphs="no-limit" style:wrap-contour="false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8" style:family="graphic">
      <style:graphic-properties draw:stroke="solid" svg:stroke-width="0cm" svg:stroke-color="#d9d9d9" draw:fill="none" loext:fill-use-slide-background="false" draw:textarea-vertical-align="middle" draw:auto-grow-height="false" fo:min-height="1.284cm" fo:min-width="0.268cm" fo:padding-top="0.127cm" fo:padding-bottom="0.127cm" fo:padding-left="0.254cm" fo:padding-right="0.254cm" fo:wrap-option="wrap" loext:decorative="false" fo:margin-left="0.004cm" fo:margin-right="0.004cm" fo:margin-top="0.004cm" fo:margin-bottom="0.004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text:bookmark text:name="_GoBack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1" loext:marker-style-name="T31"/>
          </table:table-cell>
          <table:table-cell table:style-name="Tableau1.A1" office:value-type="string">
            <text:p text:style-name="P12" loext:marker-style-name="T5"/>
          </table:table-cell>
          <table:table-cell table:style-name="Tableau1.A1" office:value-type="string">
            <text:p text:style-name="P12" loext:marker-style-name="T5"/>
          </table:table-cell>
        </table:table-row>
        <table:table-row table:style-name="Tableau1.1">
          <table:table-cell table:style-name="Tableau1.A2" office:value-type="string">
            <text:p text:style-name="P63" loext:marker-style-name="T33"><text:span text:style-name="T32">Nom de naissance</text:span><text:span text:style-name="T123"/></text:p>
          </table:table-cell>
          <table:table-cell table:style-name="Tableau1.B2" office:value-type="string">
            <text:p text:style-name="P64" loext:marker-style-name="T36"><text:span text:style-name="T35"></text:span><text:span text:style-name="T35"/></text:p>
          </table:table-cell>
          <table:table-cell table:style-name="Tableau1.A1" office:value-type="string">
            <text:p text:style-name="P63" loext:marker-style-name="T5"><loext:content-control><text:span text:style-name="T43">Entrez votre nom de naissance ici.</text:span></loext:content-control><text:span text:style-name="T124"/></text:p>
          </table:table-cell>
        </table:table-row>
        <table:table-row table:style-name="Tableau1.1">
          <table:table-cell table:style-name="Tableau1.A2" office:value-type="string">
            <text:p text:style-name="P63" loext:marker-style-name="T33"><text:span text:style-name="T32">Nom d’usage</text:span><text:span text:style-name="T123"/></text:p>
          </table:table-cell>
          <table:table-cell table:style-name="Tableau1.B2" office:value-type="string">
            <text:p text:style-name="P64" loext:marker-style-name="T6"><text:span text:style-name="T35"></text:span><text:span text:style-name="T125"/></text:p>
          </table:table-cell>
          <table:table-cell table:style-name="Tableau1.A1" office:value-type="string">
            <text:p text:style-name="P63" loext:marker-style-name="T5"><loext:content-control><text:span text:style-name="T43">Entrez votre nom d’usage ici.</text:span></loext:content-control><text:span text:style-name="T124"/></text:p>
          </table:table-cell>
        </table:table-row>
        <table:table-row table:style-name="Tableau1.1">
          <table:table-cell table:style-name="Tableau1.A2" office:value-type="string">
            <text:p text:style-name="P63" loext:marker-style-name="T33"><text:span text:style-name="T32">Prénom</text:span><text:span text:style-name="T123"/></text:p>
          </table:table-cell>
          <table:table-cell table:style-name="Tableau1.B2" office:value-type="string">
            <text:p text:style-name="P64" loext:marker-style-name="T6"><text:span text:style-name="T35"></text:span><text:span text:style-name="T125"/></text:p>
          </table:table-cell>
          <table:table-cell table:style-name="Tableau1.A1" office:value-type="string">
            <text:p text:style-name="P63" loext:marker-style-name="T5"><loext:content-control><text:span text:style-name="T43">Entrez votre prénom ici.</text:span></loext:content-control><text:span text:style-name="T124"/></text:p>
          </table:table-cell>
        </table:table-row>
        <table:table-row table:style-name="Tableau1.1">
          <table:table-cell table:style-name="Tableau1.A2" office:value-type="string">
            <text:p text:style-name="P63" loext:marker-style-name="T33"><text:span text:style-name="T32">Adresse</text:span><text:span text:style-name="T123"/></text:p>
          </table:table-cell>
          <table:table-cell table:style-name="Tableau1.B2" office:value-type="string">
            <text:p text:style-name="P64" loext:marker-style-name="T6"><text:span text:style-name="T35"></text:span><text:span text:style-name="T125"/></text:p>
          </table:table-cell>
          <table:table-cell table:style-name="Tableau1.A1" table:number-rows-spanned="2" office:value-type="string">
            <text:p text:style-name="P63" loext:marker-style-name="T5"><loext:content-control><text:span text:style-name="T43">Entrez votre adresse ici.</text:span></loext:content-control><text:span text:style-name="T124"/></text:p>
          </table:table-cell>
        </table:table-row>
        <table:table-row table:style-name="Tableau1.1">
          <table:table-cell table:style-name="Tableau1.A2" office:value-type="string">
            <text:p text:style-name="P51" loext:marker-style-name="T31"/>
          </table:table-cell>
          <table:table-cell table:style-name="Tableau1.B2" office:value-type="string">
            <text:p text:style-name="P52" loext:marker-style-name="T36"/>
          </table:table-cell>
          <table:covered-table-cell table:style-name="Tableau1.A1"/>
        </table:table-row>
      </table:table>
      <text:p text:style-name="P7" loext:marker-style-name="T1"/>
      <text:p text:style-name="P7" loext:marker-style-name="T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82" loext:marker-style-name="T51"><text:span text:style-name="T46">Titre professionnel visé</text:span><text:span text:style-name="T46"/>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99" loext:marker-style-name="T52"/>
          </table:table-cell>
          <table:covered-table-cell/>
        </table:table-row>
        <table:table-row table:style-name="Tableau2.3">
          <table:table-cell table:style-name="Tableau2.A3" table:number-columns-spanned="2" office:value-type="string">
            <text:p text:style-name="P82" loext:marker-style-name="T8"><text:span text:style-name="T43">CONCEPTEUR DÉVELOPPEUR D’APPLICATIONS</text:span><text:span text:style-name="T126"/>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12" loext:marker-style-name="T5"/>
          </table:table-cell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63" loext:marker-style-name="T57"><text:span text:style-name="T53">Modalité d’accès :</text:span><text:span text:style-name="T53"/>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8" loext:marker-style-name="T1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84" loext:marker-style-name="T10"><text:span text:style-name="T71">x</text:span><text:span text:style-name="T71"/></text:p>
          </table:table-cell>
          <table:table-cell table:style-name="Tableau2.B7" office:value-type="string">
            <text:p text:style-name="P63" loext:marker-style-name="T8"><text:span text:style-name="T74">Parcours de formation</text:span><text:span text:style-name="T127"/></text:p>
          </table:table-cell>
        </table:table-row>
        <table:table-row table:style-name="Tableau2.1">
          <table:table-cell table:style-name="Tableau2.A7" office:value-type="string">
            <text:p text:style-name="P84" loext:marker-style-name="T5"><text:span text:style-name="T73">☐</text:span><text:span text:style-name="T128"/></text:p>
          </table:table-cell>
          <table:table-cell table:style-name="Tableau2.B8" office:value-type="string">
            <text:p text:style-name="P63" loext:marker-style-name="T9"><text:span text:style-name="T74">Validation des Acquis de l’Expérience (VAE)</text:span><text:span text:style-name="T74"/>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13" loext:marker-style-name="T11"/>
          </table:table-cell>
          <table:covered-table-cell/>
        </table:table-row>
      </table:table>
      <text:p text:style-name="P7" loext:marker-style-name="T1"/>
      <text:p text:style-name="P111" loext:marker-style-name="T1"><text:span text:style-name="T50"><text:s/></text:span><text:span text:style-name="T115"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table:number-columns-spanned="4" office:value-type="string">
            <text:p text:style-name="P82" loext:marker-style-name="T16"><text:span text:style-name="T46">Présentation du dossier</text:span><text:span text:style-name="T129"/></text:p>
          </table:table-cell>
          <table:covered-table-cell/>
          <table:covered-table-cell/>
          <table:covered-table-cell/>
        </table:table-row>
        <table:table-row table:style-name="Tableau5.2">
          <table:table-cell table:style-name="Tableau5.A2" table:number-columns-spanned="4" office:value-type="string">
            <text:p text:style-name="P99" loext:marker-style-name="T52"/>
          </table:table-cell>
          <table:covered-table-cell/>
          <table:covered-table-cell/>
          <table:covered-table-cell/>
        </table:table-row>
        <table:table-row table:style-name="Tableau5.2">
          <table:table-cell table:style-name="Tableau5.A3" table:number-columns-spanned="4" office:value-type="string">
            <text:p text:style-name="P12" loext:marker-style-name="T5"/>
          </table:table-cell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4" office:value-type="string">
            <text:p text:style-name="P20" loext:marker-style-name="T17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5" office:value-type="string">
            <text:p text:style-name="P24" loext:marker-style-name="T18"/>
          </table:table-cell>
          <table:table-cell table:style-name="Tableau5.B5" table:number-columns-spanned="2" office:value-type="string">
            <text:p text:style-name="P68" loext:marker-style-name="T18"><text:span text:style-name="T78">Le dossier professionnel (DP) constitue un élément du système de validation du titre professionnel. </text:span><text:span text:style-name="T79">Ce titre est délivré par le Ministère chargé de l’emploi.</text:span></text:p>
            <text:p text:style-name="P68" loext:marker-style-name="T18"><text:span text:style-name="T78">Le DP appartient au candidat. Il le conserve, l’actualise durant son parcours et le présente </text:span><text:span text:style-name="T79">obligatoirement à chaque session d’examen</text:span><text:span text:style-name="T78">.</text:span></text:p>
            <text:p text:style-name="P68" loext:marker-style-name="T18"><text:span text:style-name="T78">Pour rédiger le DP, le candidat peut être aidé par un formateur ou par un accompagnateur VAE.</text:span><text:span text:style-name="T78"/></text:p>
            <text:p text:style-name="P68" loext:marker-style-name="T18"><text:span text:style-name="T78">Il est consulté par le jury au moment de la session d’examen.</text:span><text:span text:style-name="T78"/></text:p>
          </table:table-cell>
          <table:covered-table-cell/>
          <table:table-cell table:style-name="Tableau5.D5" office:value-type="string">
            <text:p text:style-name="P24" loext:marker-style-name="T18"/>
          </table:table-cell>
        </table:table-row>
        <table:table-row table:style-name="Tableau5.1">
          <table:table-cell table:style-name="Tableau5.A6" table:number-columns-spanned="4" office:value-type="string">
            <text:p text:style-name="P14" loext:marker-style-name="T11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7" table:number-columns-spanned="4" office:value-type="string">
            <text:p text:style-name="P63" loext:marker-style-name="T1"><text:span text:style-name="T84">Pour prendre sa décision, le jury dispose :</text:span><text:span text:style-name="T84"/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8" table:number-columns-spanned="4" office:value-type="string">
            <text:list text:style-name="WWNum2">
              <text:list-item>
                <text:p text:style-name="P1" loext:marker-style-name="T11"><text:span text:style-name="T89">des résultats de la mise en situation professionnelle complétés, éventuellement, du questionnaire professionnel ou de l’entretien professionnel ou de l’entretien technique ou du questionnement à partir de productions.</text:span><text:span text:style-name="T89"/></text:p>
              </text:list-item>
              <text:list-item>
                <text:p text:style-name="P1" loext:marker-style-name="T11"><text:span text:style-name="T89">du </text:span><text:span text:style-name="T90">Dossier Professionnel</text:span><text:span text:style-name="T89"> (DP) dans lequel le candidat a consigné les preuves de sa pratique professionnelle</text:span></text:p>
              </text:list-item>
              <text:list-item>
                <text:p text:style-name="P1" loext:marker-style-name="T11"><text:span text:style-name="T89">des résultats des évaluations passées en cours de formation lorsque le candidat évalué est issu d’un parcours de formation</text:span><text:span text:style-name="T89"/></text:p>
              </text:list-item>
              <text:list-item>
                <text:p text:style-name="P1" loext:marker-style-name="T11"><text:span text:style-name="T89">de l’entretien final (dans le cadre de la session titre).</text:span><text:span text:style-name="T89"/></text:p>
              </text:list-item>
            </text:list>
            <text:p text:style-name="P15" loext:marker-style-name="T11"/>
            <text:p text:style-name="P93" loext:marker-style-name="T114"><text:span text:style-name="T91"><text:tab/></text:span><text:span text:style-name="T107"><text:tab/></text:span><text:span text:style-name="T110">[Arrêté du 22 décembre 2015, relatif aux conditions de délivrance des titres professionnels</text:span></text:p>
            <text:p text:style-name="P93" loext:marker-style-name="T114"><text:span text:style-name="T110">du ministère chargé de l’Emploi]</text:span><text:span text:style-name="T110"/></text:p>
            <text:p text:style-name="P9" loext:marker-style-name="T1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9" table:number-columns-spanned="4" office:value-type="string">
            <text:p text:style-name="P63" loext:marker-style-name="T1"><text:span text:style-name="T84">Ce dossier comporte :</text:span><text:span text:style-name="T84"/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10" table:number-columns-spanned="4" office:value-type="string">
            <text:list text:style-name="WWNum1">
              <text:list-item>
                <text:p text:style-name="P98" loext:marker-style-name="T11"><text:span text:style-name="T89">pour chaque activité-type du titre visé, un à trois exemples de pratique professionnelle ;</text:span><text:span text:style-name="T89"/></text:p>
              </text:list-item>
              <text:list-item>
                <text:p text:style-name="P98" loext:marker-style-name="T11"><text:span text:style-name="T89">un tableau à renseigner si le candidat souhaite porter à la connaissance du jury la détention d’un titre, d’un diplôme, d’un certificat de qualification professionnelle (CQP) ou des attestations de formation ;</text:span><text:span text:style-name="T89"/></text:p>
              </text:list-item>
              <text:list-item>
                <text:p text:style-name="P98" loext:marker-style-name="T11"><text:span text:style-name="T89">une déclaration sur l’honneur à compléter et à signer ;</text:span><text:span text:style-name="T89"/></text:p>
              </text:list-item>
              <text:list-item>
                <text:p text:style-name="P98" loext:marker-style-name="T11"><text:span text:style-name="T89">des documents illustrant la pratique professionnelle du candidat (facultatif)</text:span><text:span text:style-name="T89"/></text:p>
              </text:list-item>
              <text:list-item>
                <text:p text:style-name="P98" loext:marker-style-name="T11"><text:span text:style-name="T89">des annexes, si nécessaire.</text:span><text:span text:style-name="T89"/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au5.11">
          <table:table-cell table:style-name="Tableau5.A11" table:number-columns-spanned="4" office:value-type="string">
            <text:p text:style-name="P87" loext:marker-style-name="T1"><text:span text:style-name="T91">Pour compléter ce dossier, le candidat dispose d’un site web en accès libre sur le site.</text:span><text:span text:style-name="T130"/></text:p>
          </table:table-cell>
          <table:covered-table-cell/>
          <table:covered-table-cell/>
          <table:covered-table-cell/>
        </table:table-row>
        <table:table-row table:style-name="Tableau5.12">
          <table:table-cell table:style-name="Tableau5.A12" table:number-columns-spanned="2" office:value-type="string">
            <text:p text:style-name="P84" loext:marker-style-name="T19"><text:span text:style-name="T37"></text:span><text:span text:style-name="T131"/></text:p>
          </table:table-cell>
          <table:covered-table-cell/>
          <table:table-cell table:style-name="Tableau5.C12" table:number-columns-spanned="2" office:value-type="string">
            <text:p text:style-name="P65" loext:marker-style-name="T1"><text:a xlink:type="simple" xlink:href="http://travail-emploi.gouv.fr/titres-professionnels" text:style-name="Internet_20_link" text:visited-style-name="Visited_20_Internet_20_Link"><text:span text:style-name="Internet_20_link"><text:span text:style-name="T117">http://travail-emploi.gouv.fr/titres-professionnels</text:span></text:span></text:a></text:p>
          </table:table-cell>
          <table:covered-table-cell/>
        </table:table-row>
      </table:table>
      <text:p text:style-name="P16" loext:marker-style-name="T1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table:number-columns-spanned="4" office:value-type="string">
            <text:p text:style-name="P63" loext:marker-style-name="T20"><text:span text:style-name="T38">Sommaire</text:span><text:span text:style-name="T132"/></text:p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2" table:number-columns-spanned="4" office:value-type="string">
            <text:p text:style-name="P9" loext:marker-style-name="T1"/>
            <text:p text:style-name="P63" loext:marker-style-name="T1"><text:span text:style-name="T84">Exemples de pratique professionnelle</text:span><text:span text:style-name="T84"/></text:p>
            <text:p text:style-name="P9" loext:marker-style-name="T1"/>
          </table:table-cell>
          <table:covered-table-cell/>
          <table:covered-table-cell/>
          <table:covered-table-cell/>
        </table:table-row>
        <table:table-row table:style-name="Tableau6.3">
          <table:table-cell table:style-name="Tableau6.A3" table:number-columns-spanned="2" office:value-type="string">
            <text:p text:style-name="P68" loext:marker-style-name="T21"><text:span text:style-name="T93">Intitulé de l’activité-type n° 1 -</text:span><text:span text:style-name="T94"> Développer une application sécurisée</text:span></text:p>
          </table:table-cell>
          <table:covered-table-cell/>
          <table:table-cell table:style-name="Tableau6.C3" office:value-type="string">
            <text:p text:style-name="P82" loext:marker-style-name="T5"><text:span text:style-name="T93">p.</text:span><text:span text:style-name="T94"/></text:p>
          </table:table-cell>
          <table:table-cell table:style-name="Tableau6.C3" office:value-type="string">
            <text:p text:style-name="P32" loext:marker-style-name="T23"/>
          </table:table-cell>
        </table:table-row>
        <table:table-row table:style-name="Tableau6.1">
          <table:table-cell table:style-name="Tableau6.A4" office:value-type="string">
            <text:p text:style-name="P12" loext:marker-style-name="T5"/>
          </table:table-cell>
          <table:table-cell table:style-name="Tableau6.B4" office:value-type="string">
            <text:p text:style-name="P78" loext:marker-style-name="T18"><text:span text:style-name="T35"></text:span><text:span text:style-name="T78"> Intitulé de l’exemple n°1 - Installer et configurer son environnement de travail en</text:span></text:p>
            <text:p text:style-name="P78" loext:marker-style-name="T18"><text:span text:style-name="T78">fonction du projet.</text:span><text:span text:style-name="T78"/></text:p>
          </table:table-cell>
          <table:table-cell table:style-name="Tableau6.C4" office:value-type="string">
            <text:p text:style-name="P78" loext:marker-style-name="T18"><text:span text:style-name="T78">p.</text:span><text:span text:style-name="T78"/></text:p>
          </table:table-cell>
          <table:table-cell table:style-name="Tableau6.D4" office:value-type="string">
            <text:p text:style-name="P26" loext:marker-style-name="T18"/>
          </table:table-cell>
        </table:table-row>
        <table:table-row table:style-name="Tableau6.1">
          <table:table-cell table:style-name="Tableau6.A5" office:value-type="string">
            <text:p text:style-name="P12" loext:marker-style-name="T5"/>
          </table:table-cell>
          <table:table-cell table:style-name="Tableau6.B5" office:value-type="string">
            <text:p text:style-name="P78" loext:marker-style-name="T18"><text:span text:style-name="T35"></text:span><text:span text:style-name="T78"> Intitulé de l’exemple n°2 - Développer des interfaces utilisateur</text:span></text:p>
          </table:table-cell>
          <table:table-cell table:style-name="Tableau6.C5" office:value-type="string">
            <text:p text:style-name="P26" loext:marker-style-name="T18"/>
          </table:table-cell>
          <table:table-cell table:style-name="Tableau6.D5" office:value-type="string">
            <text:p text:style-name="P26" loext:marker-style-name="T18"/>
          </table:table-cell>
        </table:table-row>
        <table:table-row table:style-name="Tableau6.1">
          <table:table-cell table:style-name="Tableau6.A6" office:value-type="string">
            <text:p text:style-name="P12" loext:marker-style-name="T5"/>
          </table:table-cell>
          <table:table-cell table:style-name="Tableau6.B6" office:value-type="string">
            <text:p text:style-name="P78" loext:marker-style-name="T18"><text:span text:style-name="T35"></text:span><text:span text:style-name="T78"> Intitulé de l’exemple n°3 - Développer des composants métier</text:span></text:p>
          </table:table-cell>
          <table:table-cell table:style-name="Tableau6.C6" office:value-type="string">
            <text:p text:style-name="P78" loext:marker-style-name="T18"><text:span text:style-name="T78">p.</text:span><text:span text:style-name="T78"/></text:p>
          </table:table-cell>
          <table:table-cell table:style-name="Tableau6.D6" office:value-type="string">
            <text:p text:style-name="P26" loext:marker-style-name="T18"/>
          </table:table-cell>
        </table:table-row>
        <table:table-row table:style-name="Tableau6.1">
          <table:table-cell table:style-name="Tableau6.A7" office:value-type="string">
            <text:p text:style-name="P12" loext:marker-style-name="T5"/>
          </table:table-cell>
          <table:table-cell table:style-name="Tableau6.B7" office:value-type="string">
            <text:p text:style-name="P78" loext:marker-style-name="T18"><text:span text:style-name="T35"></text:span><text:span text:style-name="T78"> Intitulé de l’exemple n°4 - Contribuer à la gestion d’un projet informatique</text:span></text:p>
          </table:table-cell>
          <table:table-cell table:style-name="Tableau6.C7" office:value-type="string">
            <text:p text:style-name="P78" loext:marker-style-name="T18"><text:span text:style-name="T78">p.</text:span><text:span text:style-name="T78"/></text:p>
          </table:table-cell>
          <table:table-cell table:style-name="Tableau6.D7" office:value-type="string">
            <text:p text:style-name="P26" loext:marker-style-name="T18"/>
          </table:table-cell>
        </table:table-row>
        <table:table-row table:style-name="Tableau6.8">
          <table:table-cell table:style-name="Tableau6.A8" office:value-type="string">
            <text:p text:style-name="P53" loext:marker-style-name="T39"/>
            <text:p text:style-name="P53" loext:marker-style-name="T39"/>
          </table:table-cell>
          <table:table-cell table:style-name="Tableau6.B8" office:value-type="string">
            <text:p text:style-name="P26" loext:marker-style-name="T18"/>
          </table:table-cell>
          <table:table-cell table:style-name="Tableau6.C8" office:value-type="string">
            <text:p text:style-name="P37" loext:marker-style-name="T7"/>
          </table:table-cell>
          <table:table-cell table:style-name="Tableau6.D8" office:value-type="string">
            <text:p text:style-name="P41" loext:marker-style-name="T6"/>
          </table:table-cell>
        </table:table-row>
        <table:table-row table:style-name="Tableau6.8">
          <table:table-cell table:style-name="Tableau6.A9" office:value-type="string">
            <text:p text:style-name="P53" loext:marker-style-name="T39"/>
          </table:table-cell>
          <table:table-cell table:style-name="Tableau6.B9" office:value-type="string">
            <text:p text:style-name="P39" loext:marker-style-name="T7"/>
          </table:table-cell>
          <table:table-cell table:style-name="Tableau6.C9" office:value-type="string">
            <text:p text:style-name="P37" loext:marker-style-name="T7"/>
          </table:table-cell>
          <table:table-cell table:style-name="Tableau6.D9" office:value-type="string">
            <text:p text:style-name="P41" loext:marker-style-name="T6"/>
          </table:table-cell>
        </table:table-row>
        <table:table-row table:style-name="Tableau6.1">
          <table:table-cell table:style-name="Tableau6.A3" table:number-columns-spanned="2" office:value-type="string">
            <text:p text:style-name="P68" loext:marker-style-name="T21"><text:span text:style-name="T93">Intitulé de l’activité-type n° 2</text:span><text:span text:style-name="T94"> - Concevoir et développer une application sécurisée</text:span></text:p>
            <text:p text:style-name="P68" loext:marker-style-name="T21"><text:span text:style-name="T94">organisée en couches</text:span><text:span text:style-name="T94"/></text:p>
          </table:table-cell>
          <table:covered-table-cell/>
          <table:table-cell table:style-name="Tableau6.C3" office:value-type="string">
            <text:p text:style-name="P82" loext:marker-style-name="T5"><text:span text:style-name="T93">p.</text:span><text:span text:style-name="T94"/></text:p>
          </table:table-cell>
          <table:table-cell table:style-name="Tableau6.C3" office:value-type="string">
            <text:p text:style-name="P32" loext:marker-style-name="T23"/>
          </table:table-cell>
        </table:table-row>
        <table:table-row table:style-name="Tableau6.1">
          <table:table-cell table:style-name="Tableau6.A11" office:value-type="string">
            <text:p text:style-name="P12" loext:marker-style-name="T5"/>
          </table:table-cell>
          <table:table-cell table:style-name="Tableau6.B11" office:value-type="string">
            <text:p text:style-name="P78" loext:marker-style-name="T18"><text:span text:style-name="T35"></text:span><text:span text:style-name="T78"> Intitulé de l’exemple n° 1 - Analyser les besoins et maquetter une application</text:span></text:p>
          </table:table-cell>
          <table:table-cell table:style-name="Tableau6.C11" office:value-type="string">
            <text:p text:style-name="P78" loext:marker-style-name="T18"><text:span text:style-name="T78">p.</text:span><text:span text:style-name="T78"/></text:p>
          </table:table-cell>
          <table:table-cell table:style-name="Tableau6.D11" office:value-type="string">
            <text:p text:style-name="P26" loext:marker-style-name="T18"/>
          </table:table-cell>
        </table:table-row>
        <table:table-row table:style-name="Tableau6.1">
          <table:table-cell table:style-name="Tableau6.A12" office:value-type="string">
            <text:p text:style-name="P12" loext:marker-style-name="T5"/>
          </table:table-cell>
          <table:table-cell table:style-name="Tableau6.B12" office:value-type="string">
            <text:p text:style-name="P78" loext:marker-style-name="T18"><text:span text:style-name="T35"></text:span><text:span text:style-name="T78"> Intitulé de l’exemple n° 2 - Définir l’architecture logicielle d’une application</text:span></text:p>
          </table:table-cell>
          <table:table-cell table:style-name="Tableau6.C12" office:value-type="string">
            <text:p text:style-name="P78" loext:marker-style-name="T18"><text:span text:style-name="T78">p.</text:span><text:span text:style-name="T78"/></text:p>
          </table:table-cell>
          <table:table-cell table:style-name="Tableau6.D12" office:value-type="string">
            <text:p text:style-name="P26" loext:marker-style-name="T18"/>
          </table:table-cell>
        </table:table-row>
        <table:table-row table:style-name="Tableau6.1">
          <table:table-cell table:style-name="Tableau6.A13" office:value-type="string">
            <text:p text:style-name="P12" loext:marker-style-name="T5"/>
          </table:table-cell>
          <table:table-cell table:style-name="Tableau6.B13" office:value-type="string">
            <text:p text:style-name="P78" loext:marker-style-name="T18"><text:span text:style-name="T35"></text:span><text:span text:style-name="T78"> Intitulé de l’exemple n° 3 - Concevoir et mettre en place une base de données relationnelle</text:span></text:p>
          </table:table-cell>
          <table:table-cell table:style-name="Tableau6.C13" office:value-type="string">
            <text:p text:style-name="P26" loext:marker-style-name="T18"/>
          </table:table-cell>
          <table:table-cell table:style-name="Tableau6.D13" office:value-type="string">
            <text:p text:style-name="P26" loext:marker-style-name="T18"/>
          </table:table-cell>
        </table:table-row>
        <table:table-row table:style-name="Tableau6.1">
          <table:table-cell table:style-name="Tableau6.A14" office:value-type="string">
            <text:p text:style-name="P12" loext:marker-style-name="T5"/>
          </table:table-cell>
          <table:table-cell table:style-name="Tableau6.B14" office:value-type="string">
            <text:p text:style-name="P78" loext:marker-style-name="T18"><text:span text:style-name="T35"></text:span><text:span text:style-name="T78"> Intitulé de l’exemple n° 4 - Développer des composants d’accès aux données SQL</text:span></text:p>
            <text:p text:style-name="P78" loext:marker-style-name="T18"><text:span text:style-name="T78">et NoSQL</text:span><text:span text:style-name="T78"/></text:p>
          </table:table-cell>
          <table:table-cell table:style-name="Tableau6.C14" office:value-type="string">
            <text:p text:style-name="P78" loext:marker-style-name="T18"><text:span text:style-name="T78">p.</text:span><text:span text:style-name="T78"/></text:p>
          </table:table-cell>
          <table:table-cell table:style-name="Tableau6.D14" office:value-type="string">
            <text:p text:style-name="P26" loext:marker-style-name="T18"/>
          </table:table-cell>
        </table:table-row>
        <table:table-row table:style-name="Tableau6.1">
          <table:table-cell table:style-name="Tableau6.A15" office:value-type="string">
            <text:p text:style-name="P40" loext:marker-style-name="T7"/>
          </table:table-cell>
          <table:table-cell table:style-name="Tableau6.B15" office:value-type="string">
            <text:p text:style-name="P40" loext:marker-style-name="T7"/>
          </table:table-cell>
          <table:table-cell table:style-name="Tableau6.C15" office:value-type="string">
            <text:p text:style-name="P38" loext:marker-style-name="T7"/>
          </table:table-cell>
          <table:table-cell table:style-name="Tableau6.D15" office:value-type="string">
            <text:p text:style-name="P40" loext:marker-style-name="T7"/>
          </table:table-cell>
        </table:table-row>
        <table:table-row table:style-name="Tableau6.1">
          <table:table-cell table:style-name="Tableau6.A3" table:number-columns-spanned="2" office:value-type="string">
            <text:p text:style-name="P68" loext:marker-style-name="T21"><text:span text:style-name="T93">Intitulé de l’activité-type n° 3</text:span><text:span text:style-name="T94"> - Préparer le déploiement d’une application sécurisée</text:span></text:p>
          </table:table-cell>
          <table:covered-table-cell/>
          <table:table-cell table:style-name="Tableau6.C3" office:value-type="string">
            <text:p text:style-name="P82" loext:marker-style-name="T5"><text:span text:style-name="T93">p.</text:span><text:span text:style-name="T94"/></text:p>
          </table:table-cell>
          <table:table-cell table:style-name="Tableau6.C3" office:value-type="string">
            <text:p text:style-name="P32" loext:marker-style-name="T23"/>
          </table:table-cell>
        </table:table-row>
        <table:table-row table:style-name="Tableau6.1">
          <table:table-cell table:style-name="Tableau6.A17" office:value-type="string">
            <text:p text:style-name="P40" loext:marker-style-name="T7"/>
          </table:table-cell>
          <table:table-cell table:style-name="Tableau6.B17" office:value-type="string">
            <text:p text:style-name="P78" loext:marker-style-name="T18"><text:span text:style-name="T35"></text:span><text:span text:style-name="T78"> Intitulé de l’exemple n° 1 - Préparer et exécuter les plans de tests d’une</text:span></text:p>
            <text:p text:style-name="P78" loext:marker-style-name="T18"><text:span text:style-name="T78">application</text:span><text:span text:style-name="T78"/></text:p>
          </table:table-cell>
          <table:table-cell table:style-name="Tableau6.C17" office:value-type="string">
            <text:p text:style-name="P78" loext:marker-style-name="T18"><text:span text:style-name="T78">p.</text:span><text:span text:style-name="T78"/></text:p>
          </table:table-cell>
          <table:table-cell table:style-name="Tableau6.D17" office:value-type="string">
            <text:p text:style-name="P26" loext:marker-style-name="T18"/>
          </table:table-cell>
        </table:table-row>
        <table:table-row table:style-name="Tableau6.1">
          <table:table-cell table:style-name="Tableau6.A18" office:value-type="string">
            <text:p text:style-name="P40" loext:marker-style-name="T7"/>
          </table:table-cell>
          <table:table-cell table:style-name="Tableau6.B18" office:value-type="string">
            <text:p text:style-name="P78" loext:marker-style-name="T18"><text:span text:style-name="T35"></text:span><text:span text:style-name="T78"> Intitulé de l’exemple n° 2 - Préparer et documenter le déploiement d’une</text:span></text:p>
            <text:p text:style-name="P78" loext:marker-style-name="T18"><text:span text:style-name="T78">application</text:span><text:span text:style-name="T78"/></text:p>
          </table:table-cell>
          <table:table-cell table:style-name="Tableau6.C18" office:value-type="string">
            <text:p text:style-name="P78" loext:marker-style-name="T18"><text:span text:style-name="T78">p.</text:span><text:span text:style-name="T78"/></text:p>
          </table:table-cell>
          <table:table-cell table:style-name="Tableau6.D18" office:value-type="string">
            <text:p text:style-name="P26" loext:marker-style-name="T18"/>
          </table:table-cell>
        </table:table-row>
        <table:table-row table:style-name="Tableau6.1">
          <table:table-cell table:style-name="Tableau6.A19" office:value-type="string">
            <text:p text:style-name="P40" loext:marker-style-name="T7"/>
          </table:table-cell>
          <table:table-cell table:style-name="Tableau6.B19" office:value-type="string">
            <text:p text:style-name="P78" loext:marker-style-name="T18"><text:span text:style-name="T35"></text:span><text:span text:style-name="T78"> Intitulé de l’exemple n° 3 - Contribuer à la mise en production dans une démarche</text:span></text:p>
            <text:p text:style-name="P78" loext:marker-style-name="T18"><text:span text:style-name="T78">DevOps</text:span><text:span text:style-name="T78"/></text:p>
          </table:table-cell>
          <table:table-cell table:style-name="Tableau6.C19" office:value-type="string">
            <text:p text:style-name="P78" loext:marker-style-name="T18"><text:span text:style-name="T78">p.</text:span><text:span text:style-name="T78"/></text:p>
          </table:table-cell>
          <table:table-cell table:style-name="Tableau6.D19" office:value-type="string">
            <text:p text:style-name="P26" loext:marker-style-name="T18"/>
          </table:table-cell>
        </table:table-row>
        <table:table-row table:style-name="Tableau6.1">
          <table:table-cell table:style-name="Tableau6.A20" office:value-type="string">
            <text:p text:style-name="P40" loext:marker-style-name="T7"/>
          </table:table-cell>
          <table:table-cell table:style-name="Tableau6.B20" office:value-type="string">
            <text:p text:style-name="P40" loext:marker-style-name="T7"/>
          </table:table-cell>
          <table:table-cell table:style-name="Tableau6.C20" office:value-type="string">
            <text:p text:style-name="P38" loext:marker-style-name="T7"/>
          </table:table-cell>
          <table:table-cell table:style-name="Tableau6.D20" office:value-type="string">
            <text:p text:style-name="P40" loext:marker-style-name="T7"/>
          </table:table-cell>
        </table:table-row>
        <text:soft-page-break/>
        <table:table-row table:style-name="Tableau6.1">
          <table:table-cell table:style-name="Tableau6.A21" table:number-columns-spanned="2" office:value-type="string">
            <text:p text:style-name="P79" loext:marker-style-name="T24"><text:span text:style-name="T93">Titres, diplômes, CQP, attestations de formation </text:span><text:span text:style-name="T91">(facultatif)</text:span></text:p>
          </table:table-cell>
          <table:covered-table-cell/>
          <table:table-cell table:style-name="Tableau6.C21" office:value-type="string">
            <text:p text:style-name="P78" loext:marker-style-name="T18"><text:span text:style-name="T78">p.</text:span><text:span text:style-name="T78"/></text:p>
          </table:table-cell>
          <table:table-cell table:style-name="Tableau6.D21" office:value-type="string">
            <text:p text:style-name="P26" loext:marker-style-name="T18"/>
          </table:table-cell>
        </table:table-row>
        <table:table-row table:style-name="Tableau6.1">
          <table:table-cell table:style-name="Tableau6.A22" table:number-columns-spanned="2" office:value-type="string">
            <text:p text:style-name="P79" loext:marker-style-name="T24"><text:span text:style-name="T93">Déclaration sur l’honneur</text:span><text:span text:style-name="T93"/></text:p>
          </table:table-cell>
          <table:covered-table-cell/>
          <table:table-cell table:style-name="Tableau6.C22" office:value-type="string">
            <text:p text:style-name="P78" loext:marker-style-name="T18"><text:span text:style-name="T78">p.</text:span><text:span text:style-name="T78"/></text:p>
          </table:table-cell>
          <table:table-cell table:style-name="Tableau6.D22" office:value-type="string">
            <text:p text:style-name="P26" loext:marker-style-name="T18"/>
          </table:table-cell>
        </table:table-row>
        <table:table-row table:style-name="Tableau6.1">
          <table:table-cell table:style-name="Tableau6.A23" table:number-columns-spanned="2" office:value-type="string">
            <text:p text:style-name="P79" loext:marker-style-name="T24"><text:span text:style-name="T93">Documents illustrant la pratique professionnelle </text:span><text:span text:style-name="T91">(facultatif)</text:span></text:p>
          </table:table-cell>
          <table:covered-table-cell/>
          <table:table-cell table:style-name="Tableau6.C23" office:value-type="string">
            <text:p text:style-name="P78" loext:marker-style-name="T18"><text:span text:style-name="T78">p.</text:span><text:span text:style-name="T78"/></text:p>
          </table:table-cell>
          <table:table-cell table:style-name="Tableau6.D23" office:value-type="string">
            <text:p text:style-name="P26" loext:marker-style-name="T18"/>
          </table:table-cell>
        </table:table-row>
        <table:table-row table:style-name="Tableau6.1">
          <table:table-cell table:style-name="Tableau6.A24" table:number-columns-spanned="2" office:value-type="string">
            <text:p text:style-name="P79" loext:marker-style-name="T24"><text:span text:style-name="T93">Annexes </text:span><text:span text:style-name="T91">(Si le RC le prévoit)</text:span></text:p>
          </table:table-cell>
          <table:covered-table-cell/>
          <table:table-cell table:style-name="Tableau6.C24" office:value-type="string">
            <text:p text:style-name="P78" loext:marker-style-name="T18"><text:span text:style-name="T78">p.</text:span><text:span text:style-name="T78"/></text:p>
          </table:table-cell>
          <table:table-cell table:style-name="Tableau6.D24" office:value-type="string">
            <text:p text:style-name="P26" loext:marker-style-name="T18"/>
          </table:table-cell>
        </table:table-row>
      </table:table>
      <text:p text:style-name="P27" loext:marker-style-name="T18"/>
      <text:p text:style-name="P28" loext:marker-style-name="T18"/>
      <text:p text:style-name="P103" loext:marker-style-name="T58"/>
      <text:p text:style-name="P103" loext:marker-style-name="T58"/>
      <text:p text:style-name="P112" loext:marker-style-name="T58"><text:span text:style-name="T55">Exemples de pratique</text:span><text:span text:style-name="T55"/></text:p>
      <text:p text:style-name="P112" loext:marker-style-name="T58"><text:span text:style-name="T55">professionnelle</text:span><text:span text:style-name="T55"/></text:p>
      <text:p text:style-name="P30" loext:marker-style-name="T18"/>
      <text:p text:style-name="P30" loext:marker-style-name="T18"/>
      <text:p text:style-name="P23" loext:marker-style-name="T18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column table:style-name="Tableau8.B"/>
        <table:table-column table:style-name="Tableau8.H"/>
        <table:table-column table:style-name="Tableau8.I"/>
        <table:table-row table:style-name="Tableau8.1">
          <table:table-cell table:style-name="Tableau8.A1" office:value-type="string">
            <text:p text:style-name="P54" loext:marker-style-name="T40"/>
          </table:table-cell>
          <table:table-cell table:style-name="Tableau8.A1" table:number-columns-spanned="3" office:value-type="string">
            <text:p text:style-name="P57" loext:marker-style-name="T40"/>
          </table:table-cell>
          <table:covered-table-cell/>
          <table:covered-table-cell/>
          <table:table-cell table:style-name="Tableau8.A1" table:number-columns-spanned="5" office:value-type="string">
            <text:p text:style-name="P32" loext:marker-style-name="T23"/>
          </table:table-cell>
          <table:covered-table-cell/>
          <table:covered-table-cell/>
          <table:covered-table-cell/>
          <table:covered-table-cell/>
        </table:table-row>
        <table:table-row table:style-name="Tableau8.2">
          <table:table-cell table:style-name="Tableau8.A1" office:value-type="string">
            <text:p text:style-name="P88" loext:marker-style-name="T40"><text:span text:style-name="T41">Activité-type</text:span><text:span text:style-name="T41"/></text:p>
          </table:table-cell>
          <table:table-cell table:style-name="Tableau8.A1" table:number-columns-spanned="3" office:value-type="string">
            <text:p text:style-name="P66" loext:marker-style-name="T40"><loext:content-control loext:dropdown="true"><loext:list-item loext:display-text="2" loext:value="2"/><loext:list-item loext:display-text="3" loext:value="3"/><loext:list-item loext:display-text="4" loext:value="4"/><loext:list-item loext:display-text="5" loext:value="5"/><loext:list-item loext:display-text="1" loext:value="1"/>1</loext:content-control><text:span text:style-name="T40"/></text:p>
          </table:table-cell>
          <table:covered-table-cell/>
          <table:covered-table-cell/>
          <table:table-cell table:style-name="Tableau8.A1" table:number-columns-spanned="5" office:value-type="string">
            <text:p text:style-name="P63" loext:marker-style-name="T22"><loext:content-control><text:span text:style-name="T43">Développer une application sécurisée</text:span></loext:content-control><text:span text:style-name="T133"/></text:p>
          </table:table-cell>
          <table:covered-table-cell/>
          <table:covered-table-cell/>
          <table:covered-table-cell/>
          <table:covered-table-cell/>
        </table:table-row>
        <table:table-row table:style-name="Tableau8.3">
          <table:table-cell table:style-name="Tableau8.A3" table:number-columns-spanned="4" office:value-type="string">
            <text:p text:style-name="P94" loext:marker-style-name="T26"><text:span text:style-name="T80">Exemple n°1</text:span><text:span text:style-name="T95"> <text:s/></text:span><text:span text:style-name="T35"></text:span></text:p>
          </table:table-cell>
          <table:covered-table-cell/>
          <table:covered-table-cell/>
          <table:covered-table-cell/>
          <table:table-cell table:style-name="Tableau8.E3" table:number-columns-spanned="5" office:value-type="string">
            <text:p text:style-name="P81" loext:marker-style-name="T18"><text:span text:style-name="T78">Installer et configurer son environnement de travail en fonction du proje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8.3">
          <table:table-cell table:style-name="Tableau8.A4" table:number-columns-spanned="4" office:value-type="string">
            <text:p text:style-name="P42" loext:marker-style-name="T22"/>
          </table:table-cell>
          <table:covered-table-cell/>
          <table:covered-table-cell/>
          <table:covered-table-cell/>
          <table:table-cell table:style-name="Tableau8.E4" table:number-columns-spanned="5" office:value-type="string">
            <text:p text:style-name="P42" loext:marker-style-name="T22"/>
          </table:table-cell>
          <table:covered-table-cell/>
          <table:covered-table-cell/>
          <table:covered-table-cell/>
          <table:covered-table-cell/>
        </table:table-row>
        <table:table-row table:style-name="Tableau8.5">
          <table:table-cell table:style-name="Tableau8.A5" table:number-columns-spanned="9" office:value-type="string">
            <text:p text:style-name="P63" loext:marker-style-name="T22"><text:span text:style-name="T79">1. Décrivez les tâches ou opérations que vous avez effectuées, et dans quelles conditions :</text:span><text:span text:style-name="T7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6" table:number-columns-spanned="9" office:value-type="string">
            <text:p text:style-name="P69" loext:marker-style-name="T22"><loext:content-control><text:span text:style-name="T43">Cliquez ici pour taper du texte.</text:span></loext:content-control><text:span text:style-name="T13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7" table:number-columns-spanned="9" office:value-type="string">
            <text:p text:style-name="P20" loext:marker-style-name="T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8">
          <table:table-cell table:style-name="Tableau8.A8" table:number-columns-spanned="9" office:value-type="string">
            <text:p text:style-name="P63" loext:marker-style-name="T22"><text:span text:style-name="T79">2. Précisez les moyens utilisés :</text:span><text:span text:style-name="T7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9">
          <table:table-cell table:style-name="Tableau8.A9" table:number-columns-spanned="9" office:value-type="string">
            <text:p text:style-name="P69" loext:marker-style-name="T22"><loext:content-control><text:span text:style-name="T43">Cliquez ici pour taper du texte.</text:span></loext:content-control><text:span text:style-name="T13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10">
          <table:table-cell table:style-name="Tableau8.A10" table:number-columns-spanned="9" office:value-type="string">
            <text:p text:style-name="P42" loext:marker-style-name="T22"/>
            <text:p text:style-name="P42" loext:marker-style-name="T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11">
          <table:table-cell table:style-name="Tableau8.A11" table:number-columns-spanned="9" office:value-type="string">
            <text:p text:style-name="P63" loext:marker-style-name="T22"><text:span text:style-name="T79">3. Avec qui avez-vous travaillé ?</text:span><text:span text:style-name="T7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8.12">
          <table:table-cell table:style-name="Tableau8.A12" table:number-columns-spanned="9" office:value-type="string">
            <text:p text:style-name="P69" loext:marker-style-name="T22"><loext:content-control><text:span text:style-name="T43">Cliquez ici pour taper du texte.</text:span></loext:content-control><text:span text:style-name="T13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13">
          <table:table-cell table:style-name="Tableau8.A13" table:number-columns-spanned="9" office:value-type="string">
            <text:p text:style-name="P42" loext:marker-style-name="T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14">
          <table:table-cell table:style-name="Tableau8.A14" table:number-columns-spanned="9" office:value-type="string">
            <text:p text:style-name="P63" loext:marker-style-name="T22"><text:span text:style-name="T79">4. Contexte</text:span><text:span text:style-name="T7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15">
          <table:table-cell table:style-name="Tableau8.A15" table:number-columns-spanned="6" office:value-type="string">
            <text:p text:style-name="P45" loext:marker-style-name="T28"/>
          </table:table-cell>
          <table:covered-table-cell/>
          <table:covered-table-cell/>
          <table:covered-table-cell/>
          <table:covered-table-cell/>
          <table:covered-table-cell/>
          <table:table-cell table:style-name="Tableau8.G15" table:number-columns-spanned="3" office:value-type="string">
            <text:p text:style-name="P60" loext:marker-style-name="T42"/>
          </table:table-cell>
          <table:covered-table-cell/>
          <table:covered-table-cell/>
        </table:table-row>
        <table:table-row table:style-name="Tableau8.16">
          <table:table-cell table:style-name="Tableau8.A16" table:number-columns-spanned="6" office:value-type="string">
            <text:p text:style-name="P63" loext:marker-style-name="T22"><text:span text:style-name="T79">Nom de l’entreprise, organisme ou association <text:s/></text:span><text:span text:style-name="T35">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8.G16" table:number-columns-spanned="3" office:value-type="string">
            <text:p text:style-name="P63" loext:marker-style-name="T22"><loext:content-control><text:span text:style-name="T43">Cliquez ici pour taper du texte.</text:span></loext:content-control><text:span text:style-name="T133"/></text:p>
          </table:table-cell>
          <table:covered-table-cell/>
          <table:covered-table-cell/>
        </table:table-row>
        <table:table-row table:style-name="Tableau8.17">
          <table:table-cell table:style-name="Tableau8.A17" table:number-columns-spanned="2" office:value-type="string">
            <text:p text:style-name="P48" loext:marker-style-name="T29"/>
          </table:table-cell>
          <table:covered-table-cell/>
          <table:table-cell table:style-name="Tableau8.C17" table:number-columns-spanned="7" office:value-type="string">
            <text:p text:style-name="P48" loext:marker-style-name="T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2">
          <table:table-cell table:style-name="Tableau8.A18" table:number-columns-spanned="2" office:value-type="string">
            <text:p text:style-name="P63" loext:marker-style-name="T22"><text:span text:style-name="T79">Chantier, atelier, service</text:span><text:span text:style-name="T79"/></text:p>
          </table:table-cell>
          <table:covered-table-cell/>
          <table:table-cell table:style-name="Tableau8.C18" office:value-type="string">
            <text:p text:style-name="P70" loext:marker-style-name="T22"><text:span text:style-name="T35"></text:span><text:span text:style-name="T134"/></text:p>
          </table:table-cell>
          <table:table-cell table:style-name="Tableau8.D18" table:number-columns-spanned="6" office:value-type="string">
            <text:p text:style-name="P63" loext:marker-style-name="T22"><loext:content-control><text:span text:style-name="T43">Cliquez ici pour taper du texte.</text:span></loext:content-control><text:span text:style-name="T133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">
          <table:table-cell table:style-name="Tableau8.A19" table:number-columns-spanned="2" office:value-type="string">
            <text:p text:style-name="P84" loext:marker-style-name="T22"><text:span text:style-name="T79">Période d’exercice</text:span><text:span text:style-name="T79"/></text:p>
          </table:table-cell>
          <table:covered-table-cell/>
          <table:table-cell table:style-name="Tableau8.C19" office:value-type="string">
            <text:p text:style-name="P70" loext:marker-style-name="T22"><text:span text:style-name="T35"></text:span><text:span text:style-name="T134"/></text:p>
          </table:table-cell>
          <table:table-cell table:style-name="Tableau8.D19" table:number-columns-spanned="2" office:value-type="string">
            <text:p text:style-name="P63" loext:marker-style-name="T22"><text:span text:style-name="T79">Du</text:span><text:span text:style-name="T79"/></text:p>
          </table:table-cell>
          <table:covered-table-cell/>
          <table:table-cell table:style-name="Tableau8.F19" table:number-columns-spanned="2" office:value-type="string">
            <text:p text:style-name="P63" loext:marker-style-name="T22"><text:span text:style-name="Placeholder_20_Text"><text:span text:style-name="T43">C</text:span></text:span><loext:content-control loext:date="true" loext:date-format="dd/MM/yyyy" loext:date-rfc-language-tag="fr-FR"><text:span text:style-name="Placeholder_20_Text"><text:span text:style-name="T43">liquez ici</text:span></text:span></loext:content-control><text:span text:style-name="T133"/></text:p>
          </table:table-cell>
          <table:covered-table-cell/>
          <table:table-cell table:style-name="Tableau8.H19" office:value-type="string">
            <text:p text:style-name="P63" loext:marker-style-name="T22"><text:span text:style-name="T79">au</text:span><text:span text:style-name="T79"/></text:p>
          </table:table-cell>
          <table:table-cell table:style-name="Tableau8.I19" office:value-type="string">
            <text:p text:style-name="P63" loext:marker-style-name="T22"><text:span text:style-name="Placeholder_20_Text"><text:span text:style-name="T43">C</text:span></text:span><loext:content-control loext:date="true" loext:date-format="dd/MM/yyyy" loext:date-rfc-language-tag="fr-FR"><text:span text:style-name="Placeholder_20_Text"><text:span text:style-name="T43">liquez ici </text:span></text:span></loext:content-control><text:span text:style-name="T133"/></text:p>
          </table:table-cell>
        </table:table-row>
        <table:table-row table:style-name="Tableau8.20">
          <table:table-cell table:style-name="Tableau8.A20" table:number-columns-spanned="9" office:value-type="string">
            <text:p text:style-name="P20" loext:marker-style-name="T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21">
          <table:table-cell table:style-name="Tableau8.A21" table:number-columns-spanned="9" office:value-type="string">
            <text:p text:style-name="P42" loext:marker-style-name="T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22">
          <table:table-cell table:style-name="Tableau8.A22" table:number-columns-spanned="9" office:value-type="string">
            <text:p text:style-name="P63" loext:marker-style-name="T30"><text:span text:style-name="T79">5. Informations complémentaires </text:span><text:span text:style-name="T81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23">
          <table:table-cell table:style-name="Tableau8.A23" table:number-columns-spanned="9" office:value-type="string">
            <text:p text:style-name="P69" loext:marker-style-name="T22"><loext:content-control><text:span text:style-name="T43">Cliquez ici pour taper du texte.</text:span></loext:content-control><text:span text:style-name="T13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 loext:marker-style-name="T18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column table:style-name="Tableau15.B"/>
        <table:table-column table:style-name="Tableau15.H"/>
        <table:table-column table:style-name="Tableau15.I"/>
        <table:table-row table:style-name="Tableau15.1">
          <table:table-cell table:style-name="Tableau15.A1" office:value-type="string">
            <text:p text:style-name="P56" loext:marker-style-name="T40"/>
          </table:table-cell>
          <table:table-cell table:style-name="Tableau15.A1" table:number-columns-spanned="3" office:value-type="string">
            <text:p text:style-name="P59" loext:marker-style-name="T40"/>
          </table:table-cell>
          <table:covered-table-cell/>
          <table:covered-table-cell/>
          <table:table-cell table:style-name="Tableau15.A1" table:number-columns-spanned="5" office:value-type="string">
            <text:p text:style-name="P34" loext:marker-style-name="T23"/>
          </table:table-cell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1" office:value-type="string">
            <text:p text:style-name="P91" loext:marker-style-name="T40"><text:span text:style-name="T41">Activité-type</text:span></text:p>
          </table:table-cell>
          <table:table-cell table:style-name="Tableau15.A1" table:number-columns-spanned="3" office:value-type="string">
            <text:p text:style-name="P74" loext:marker-style-name="T40"><loext:content-control loext:dropdown="true"><loext:list-item loext:display-text="2" loext:value="2"/><loext:list-item loext:display-text="3" loext:value="3"/><loext:list-item loext:display-text="4" loext:value="4"/><loext:list-item loext:display-text="5" loext:value="5"/><loext:list-item loext:display-text="1" loext:value="1"/>1</loext:content-control></text:p>
          </table:table-cell>
          <table:covered-table-cell/>
          <table:covered-table-cell/>
          <table:table-cell table:style-name="Tableau15.A1" table:number-columns-spanned="5" office:value-type="string">
            <text:p text:style-name="P75" loext:marker-style-name="T22"><loext:content-control><text:span text:style-name="T43">Développer une application sécurisée</text:span></loext:content-control></text:p>
          </table:table-cell>
          <table:covered-table-cell/>
          <table:covered-table-cell/>
          <table:covered-table-cell/>
          <table:covered-table-cell/>
        </table:table-row>
        <table:table-row table:style-name="Tableau15.3">
          <table:table-cell table:style-name="Tableau15.A3" table:number-columns-spanned="4" office:value-type="string">
            <text:p text:style-name="P96" loext:marker-style-name="T26"><text:span text:style-name="T80">Exemple n°1</text:span><text:span text:style-name="T95"> <text:s/></text:span><text:span text:style-name="T35"></text:span></text:p>
          </table:table-cell>
          <table:covered-table-cell/>
          <table:covered-table-cell/>
          <table:covered-table-cell/>
          <table:table-cell table:style-name="Tableau15.E3" table:number-columns-spanned="5" office:value-type="string">
            <text:p text:style-name="P81" loext:marker-style-name="T18"><text:span text:style-name="T78">Développer des interfaces utilisateu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5.3">
          <table:table-cell table:style-name="Tableau15.A4" table:number-columns-spanned="4" office:value-type="string">
            <text:p text:style-name="P44" loext:marker-style-name="T22"/>
          </table:table-cell>
          <table:covered-table-cell/>
          <table:covered-table-cell/>
          <table:covered-table-cell/>
          <table:table-cell table:style-name="Tableau15.E4" table:number-columns-spanned="5" office:value-type="string">
            <text:p text:style-name="P44" loext:marker-style-name="T22"/>
          </table:table-cell>
          <table:covered-table-cell/>
          <table:covered-table-cell/>
          <table:covered-table-cell/>
          <table:covered-table-cell/>
        </table:table-row>
        <table:table-row table:style-name="Tableau15.5">
          <table:table-cell table:style-name="Tableau15.A5" table:number-columns-spanned="9" office:value-type="string">
            <text:p text:style-name="P75" loext:marker-style-name="T22"><text:span text:style-name="T79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6">
          <table:table-cell table:style-name="Tableau15.A6" table:number-columns-spanned="9" office:value-type="string">
            <text:p text:style-name="P76" loext:marker-style-name="T22"><loext:content-control><text:span text:style-name="T43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7">
          <table:table-cell table:style-name="Tableau15.A7" table:number-columns-spanned="9" office:value-type="string">
            <text:p text:style-name="P22" loext:marker-style-name="T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8">
          <table:table-cell table:style-name="Tableau15.A8" table:number-columns-spanned="9" office:value-type="string">
            <text:p text:style-name="P75" loext:marker-style-name="T22"><text:span text:style-name="T79">2. Précisez les moyens utilisés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9">
          <table:table-cell table:style-name="Tableau15.A9" table:number-columns-spanned="9" office:value-type="string">
            <text:p text:style-name="P76" loext:marker-style-name="T22"><loext:content-control><text:span text:style-name="T43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10">
          <table:table-cell table:style-name="Tableau15.A10" table:number-columns-spanned="9" office:value-type="string">
            <text:p text:style-name="P44" loext:marker-style-name="T22"/>
            <text:p text:style-name="P44" loext:marker-style-name="T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11">
          <table:table-cell table:style-name="Tableau15.A11" table:number-columns-spanned="9" office:value-type="string">
            <text:p text:style-name="P75" loext:marker-style-name="T22"><text:span text:style-name="T79">3. Avec qui avez-vous travaillé 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5.12">
          <table:table-cell table:style-name="Tableau15.A12" table:number-columns-spanned="9" office:value-type="string">
            <text:p text:style-name="P76" loext:marker-style-name="T22"><loext:content-control><text:span text:style-name="T43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13">
          <table:table-cell table:style-name="Tableau15.A13" table:number-columns-spanned="9" office:value-type="string">
            <text:p text:style-name="P44" loext:marker-style-name="T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14">
          <table:table-cell table:style-name="Tableau15.A14" table:number-columns-spanned="9" office:value-type="string">
            <text:p text:style-name="P75" loext:marker-style-name="T22"><text:span text:style-name="T79">4. Contex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15">
          <table:table-cell table:style-name="Tableau15.A15" table:number-columns-spanned="6" office:value-type="string">
            <text:p text:style-name="P47" loext:marker-style-name="T28"/>
          </table:table-cell>
          <table:covered-table-cell/>
          <table:covered-table-cell/>
          <table:covered-table-cell/>
          <table:covered-table-cell/>
          <table:covered-table-cell/>
          <table:table-cell table:style-name="Tableau15.G15" table:number-columns-spanned="3" office:value-type="string">
            <text:p text:style-name="P62" loext:marker-style-name="T42"/>
          </table:table-cell>
          <table:covered-table-cell/>
          <table:covered-table-cell/>
        </table:table-row>
        <table:table-row table:style-name="Tableau15.16">
          <table:table-cell table:style-name="Tableau15.A16" table:number-columns-spanned="6" office:value-type="string">
            <text:p text:style-name="P75" loext:marker-style-name="T22"><text:span text:style-name="T79">Nom de l’entreprise, organisme ou association <text:s/></text:span><text:span text:style-name="T35">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5.G16" table:number-columns-spanned="3" office:value-type="string">
            <text:p text:style-name="P75" loext:marker-style-name="T22"><loext:content-control><text:span text:style-name="T43">Cliquez ici pour taper du texte.</text:span></loext:content-control></text:p>
          </table:table-cell>
          <table:covered-table-cell/>
          <table:covered-table-cell/>
        </table:table-row>
        <table:table-row table:style-name="Tableau15.17">
          <table:table-cell table:style-name="Tableau15.A17" table:number-columns-spanned="2" office:value-type="string">
            <text:p text:style-name="P50" loext:marker-style-name="T29"/>
          </table:table-cell>
          <table:covered-table-cell/>
          <table:table-cell table:style-name="Tableau15.C17" table:number-columns-spanned="7" office:value-type="string">
            <text:p text:style-name="P50" loext:marker-style-name="T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18" table:number-columns-spanned="2" office:value-type="string">
            <text:p text:style-name="P75" loext:marker-style-name="T22"><text:span text:style-name="T79">Chantier, atelier, service</text:span></text:p>
          </table:table-cell>
          <table:covered-table-cell/>
          <table:table-cell table:style-name="Tableau15.C18" office:value-type="string">
            <text:p text:style-name="P77" loext:marker-style-name="T22"><text:span text:style-name="T35"></text:span></text:p>
          </table:table-cell>
          <table:table-cell table:style-name="Tableau15.D18" table:number-columns-spanned="6" office:value-type="string">
            <text:p text:style-name="P75" loext:marker-style-name="T22"><loext:content-control><text:span text:style-name="T43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19" table:number-columns-spanned="2" office:value-type="string">
            <text:p text:style-name="P92" loext:marker-style-name="T22"><text:span text:style-name="T79">Période d’exercice</text:span></text:p>
          </table:table-cell>
          <table:covered-table-cell/>
          <table:table-cell table:style-name="Tableau15.C19" office:value-type="string">
            <text:p text:style-name="P77" loext:marker-style-name="T22"><text:span text:style-name="T35"></text:span></text:p>
          </table:table-cell>
          <table:table-cell table:style-name="Tableau15.D19" table:number-columns-spanned="2" office:value-type="string">
            <text:p text:style-name="P75" loext:marker-style-name="T22"><text:span text:style-name="T79">Du</text:span></text:p>
          </table:table-cell>
          <table:covered-table-cell/>
          <table:table-cell table:style-name="Tableau15.F19" table:number-columns-spanned="2" office:value-type="string">
            <text:p text:style-name="P75" loext:marker-style-name="T22"><text:span text:style-name="Placeholder_20_Text"><text:span text:style-name="T43">C</text:span></text:span><loext:content-control loext:date="true" loext:date-format="dd/MM/yyyy" loext:date-rfc-language-tag="fr-FR"><text:span text:style-name="Placeholder_20_Text"><text:span text:style-name="T43">liquez ici</text:span></text:span></loext:content-control></text:p>
          </table:table-cell>
          <table:covered-table-cell/>
          <table:table-cell table:style-name="Tableau15.H19" office:value-type="string">
            <text:p text:style-name="P75" loext:marker-style-name="T22"><text:span text:style-name="T79">au</text:span></text:p>
          </table:table-cell>
          <table:table-cell table:style-name="Tableau15.I19" office:value-type="string">
            <text:p text:style-name="P75" loext:marker-style-name="T22"><text:span text:style-name="Placeholder_20_Text"><text:span text:style-name="T43">C</text:span></text:span><loext:content-control loext:date="true" loext:date-format="dd/MM/yyyy" loext:date-rfc-language-tag="fr-FR"><text:span text:style-name="Placeholder_20_Text"><text:span text:style-name="T43">liquez ici </text:span></text:span></loext:content-control></text:p>
          </table:table-cell>
        </table:table-row>
        <table:table-row table:style-name="Tableau15.20">
          <table:table-cell table:style-name="Tableau15.A20" table:number-columns-spanned="9" office:value-type="string">
            <text:p text:style-name="P22" loext:marker-style-name="T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21">
          <table:table-cell table:style-name="Tableau15.A21" table:number-columns-spanned="9" office:value-type="string">
            <text:p text:style-name="P44" loext:marker-style-name="T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22">
          <table:table-cell table:style-name="Tableau15.A22" table:number-columns-spanned="9" office:value-type="string">
            <text:p text:style-name="P75" loext:marker-style-name="T30"><text:span text:style-name="T79">5. Informations complémentaires </text:span><text:span text:style-name="T81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23">
          <table:table-cell table:style-name="Tableau15.A23" table:number-columns-spanned="9" office:value-type="string">
            <text:p text:style-name="P76" loext:marker-style-name="T22"><loext:content-control><text:span text:style-name="T43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3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column table:style-name="Tableau17.F"/>
        <table:table-column table:style-name="Tableau17.B"/>
        <table:table-column table:style-name="Tableau17.H"/>
        <table:table-column table:style-name="Tableau17.I"/>
        <table:table-row table:style-name="Tableau17.1">
          <table:table-cell table:style-name="Tableau17.A1" office:value-type="string">
            <text:p text:style-name="P56" loext:marker-style-name="T40"/>
          </table:table-cell>
          <table:table-cell table:style-name="Tableau17.A1" table:number-columns-spanned="3" office:value-type="string">
            <text:p text:style-name="P59" loext:marker-style-name="T40"/>
          </table:table-cell>
          <table:covered-table-cell/>
          <table:covered-table-cell/>
          <table:table-cell table:style-name="Tableau17.A1" table:number-columns-spanned="5" office:value-type="string">
            <text:p text:style-name="P34" loext:marker-style-name="T23"/>
          </table:table-cell>
          <table:covered-table-cell/>
          <table:covered-table-cell/>
          <table:covered-table-cell/>
          <table:covered-table-cell/>
        </table:table-row>
        <table:table-row table:style-name="Tableau17.2">
          <table:table-cell table:style-name="Tableau17.A1" office:value-type="string">
            <text:p text:style-name="P91" loext:marker-style-name="T40"><text:span text:style-name="T41">Activité-type</text:span></text:p>
          </table:table-cell>
          <table:table-cell table:style-name="Tableau17.A1" table:number-columns-spanned="3" office:value-type="string">
            <text:p text:style-name="P124" loext:marker-style-name="T40">2</text:p>
          </table:table-cell>
          <table:covered-table-cell/>
          <table:covered-table-cell/>
          <table:table-cell table:style-name="Tableau17.A1" table:number-columns-spanned="5" office:value-type="string">
            <text:p text:style-name="P122"><text:span text:style-name="T96">Concevoir et développer une application sécurisée organisée en couch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7.3">
          <table:table-cell table:style-name="Tableau17.A3" table:number-columns-spanned="4" office:value-type="string">
            <text:p text:style-name="P96" loext:marker-style-name="T26"><text:span text:style-name="T80">Exemple n°1</text:span><text:span text:style-name="T95"> <text:s/></text:span><text:span text:style-name="T35"></text:span></text:p>
          </table:table-cell>
          <table:covered-table-cell/>
          <table:covered-table-cell/>
          <table:covered-table-cell/>
          <table:table-cell table:style-name="Tableau17.E3" table:number-columns-spanned="5" office:value-type="string">
            <text:p text:style-name="P75" loext:marker-style-name="T34"><text:span text:style-name="T43">Concevoir et mettre en place une base de données relationnelle</text:span></text:p>
            <text:p text:style-name="P75" loext:marker-style-name="T34"><text:span text:style-name="T43"/></text:p>
          </table:table-cell>
          <table:covered-table-cell/>
          <table:covered-table-cell/>
          <table:covered-table-cell/>
          <table:covered-table-cell/>
        </table:table-row>
        <table:table-row table:style-name="Tableau17.3">
          <table:table-cell table:style-name="Tableau17.A4" table:number-columns-spanned="4" office:value-type="string">
            <text:p text:style-name="P44" loext:marker-style-name="T22"/>
          </table:table-cell>
          <table:covered-table-cell/>
          <table:covered-table-cell/>
          <table:covered-table-cell/>
          <table:table-cell table:style-name="Tableau17.E4" table:number-columns-spanned="5" office:value-type="string">
            <text:p text:style-name="P44" loext:marker-style-name="T22"/>
          </table:table-cell>
          <table:covered-table-cell/>
          <table:covered-table-cell/>
          <table:covered-table-cell/>
          <table:covered-table-cell/>
        </table:table-row>
        <table:table-row table:style-name="Tableau17.5">
          <table:table-cell table:style-name="Tableau17.A5" table:number-columns-spanned="9" office:value-type="string">
            <text:p text:style-name="P75" loext:marker-style-name="T22"><text:span text:style-name="T79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6">
          <table:table-cell table:style-name="Tableau17.A6" table:number-columns-spanned="9" office:value-type="string">
            <text:p text:style-name="P76" loext:marker-style-name="T22"><loext:content-control><text:span text:style-name="T43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7">
          <table:table-cell table:style-name="Tableau17.A7" table:number-columns-spanned="9" office:value-type="string">
            <text:p text:style-name="P22" loext:marker-style-name="T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8">
          <table:table-cell table:style-name="Tableau17.A8" table:number-columns-spanned="9" office:value-type="string">
            <text:p text:style-name="P75" loext:marker-style-name="T22"><text:span text:style-name="T79">2. Précisez les moyens utilisés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9">
          <table:table-cell table:style-name="Tableau17.A9" table:number-columns-spanned="9" office:value-type="string">
            <text:p text:style-name="P76" loext:marker-style-name="T22"><loext:content-control><text:span text:style-name="T43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10">
          <table:table-cell table:style-name="Tableau17.A10" table:number-columns-spanned="9" office:value-type="string">
            <text:p text:style-name="P44" loext:marker-style-name="T22"/>
            <text:p text:style-name="P44" loext:marker-style-name="T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7.11">
          <table:table-cell table:style-name="Tableau17.A11" table:number-columns-spanned="9" office:value-type="string">
            <text:p text:style-name="P75" loext:marker-style-name="T22"><text:span text:style-name="T79">3. Avec qui avez-vous travaillé 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12">
          <table:table-cell table:style-name="Tableau17.A12" table:number-columns-spanned="9" office:value-type="string">
            <text:p text:style-name="P76" loext:marker-style-name="T22"><loext:content-control><text:span text:style-name="T43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13">
          <table:table-cell table:style-name="Tableau17.A13" table:number-columns-spanned="9" office:value-type="string">
            <text:p text:style-name="P44" loext:marker-style-name="T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14">
          <table:table-cell table:style-name="Tableau17.A14" table:number-columns-spanned="9" office:value-type="string">
            <text:p text:style-name="P75" loext:marker-style-name="T22"><text:span text:style-name="T79">4. Contex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15">
          <table:table-cell table:style-name="Tableau17.A15" table:number-columns-spanned="6" office:value-type="string">
            <text:p text:style-name="P47" loext:marker-style-name="T28"/>
          </table:table-cell>
          <table:covered-table-cell/>
          <table:covered-table-cell/>
          <table:covered-table-cell/>
          <table:covered-table-cell/>
          <table:covered-table-cell/>
          <table:table-cell table:style-name="Tableau17.G15" table:number-columns-spanned="3" office:value-type="string">
            <text:p text:style-name="P62" loext:marker-style-name="T42"/>
          </table:table-cell>
          <table:covered-table-cell/>
          <table:covered-table-cell/>
        </table:table-row>
        <table:table-row table:style-name="Tableau17.16">
          <table:table-cell table:style-name="Tableau17.A16" table:number-columns-spanned="6" office:value-type="string">
            <text:p text:style-name="P75" loext:marker-style-name="T22"><text:span text:style-name="T79">Nom de l’entreprise, organisme ou association <text:s/></text:span><text:span text:style-name="T35">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7.G16" table:number-columns-spanned="3" office:value-type="string">
            <text:p text:style-name="P75" loext:marker-style-name="T22"><loext:content-control><text:span text:style-name="T43">Cliquez ici pour taper du texte.</text:span></loext:content-control></text:p>
          </table:table-cell>
          <table:covered-table-cell/>
          <table:covered-table-cell/>
        </table:table-row>
        <table:table-row table:style-name="Tableau17.17">
          <table:table-cell table:style-name="Tableau17.A17" table:number-columns-spanned="2" office:value-type="string">
            <text:p text:style-name="P50" loext:marker-style-name="T29"/>
          </table:table-cell>
          <table:covered-table-cell/>
          <table:table-cell table:style-name="Tableau17.C17" table:number-columns-spanned="7" office:value-type="string">
            <text:p text:style-name="P50" loext:marker-style-name="T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2">
          <table:table-cell table:style-name="Tableau17.A18" table:number-columns-spanned="2" office:value-type="string">
            <text:p text:style-name="P75" loext:marker-style-name="T22"><text:span text:style-name="T79">Chantier, atelier, service</text:span></text:p>
          </table:table-cell>
          <table:covered-table-cell/>
          <table:table-cell table:style-name="Tableau17.C18" office:value-type="string">
            <text:p text:style-name="P77" loext:marker-style-name="T22"><text:span text:style-name="T35"></text:span></text:p>
          </table:table-cell>
          <table:table-cell table:style-name="Tableau17.D18" table:number-columns-spanned="6" office:value-type="string">
            <text:p text:style-name="P75" loext:marker-style-name="T22"><loext:content-control><text:span text:style-name="T43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7.2">
          <table:table-cell table:style-name="Tableau17.A19" table:number-columns-spanned="2" office:value-type="string">
            <text:p text:style-name="P92" loext:marker-style-name="T22"><text:span text:style-name="T79">Période d’exercice</text:span></text:p>
          </table:table-cell>
          <table:covered-table-cell/>
          <table:table-cell table:style-name="Tableau17.C19" office:value-type="string">
            <text:p text:style-name="P77" loext:marker-style-name="T22"><text:span text:style-name="T35"></text:span></text:p>
          </table:table-cell>
          <table:table-cell table:style-name="Tableau17.D19" table:number-columns-spanned="2" office:value-type="string">
            <text:p text:style-name="P75" loext:marker-style-name="T22"><text:span text:style-name="T79">Du</text:span></text:p>
          </table:table-cell>
          <table:covered-table-cell/>
          <table:table-cell table:style-name="Tableau17.F19" table:number-columns-spanned="2" office:value-type="string">
            <text:p text:style-name="P75" loext:marker-style-name="T22"><text:span text:style-name="Placeholder_20_Text"><text:span text:style-name="T43">C</text:span></text:span><loext:content-control loext:date="true" loext:date-format="dd/MM/yyyy" loext:date-rfc-language-tag="fr-FR"><text:span text:style-name="Placeholder_20_Text"><text:span text:style-name="T43">liquez ici</text:span></text:span></loext:content-control></text:p>
          </table:table-cell>
          <table:covered-table-cell/>
          <table:table-cell table:style-name="Tableau17.H19" office:value-type="string">
            <text:p text:style-name="P75" loext:marker-style-name="T22"><text:span text:style-name="T79">au</text:span></text:p>
          </table:table-cell>
          <table:table-cell table:style-name="Tableau17.I19" office:value-type="string">
            <text:p text:style-name="P75" loext:marker-style-name="T22"><text:span text:style-name="Placeholder_20_Text"><text:span text:style-name="T43">C</text:span></text:span><loext:content-control loext:date="true" loext:date-format="dd/MM/yyyy" loext:date-rfc-language-tag="fr-FR"><text:span text:style-name="Placeholder_20_Text"><text:span text:style-name="T43">liquez ici </text:span></text:span></loext:content-control></text:p>
          </table:table-cell>
        </table:table-row>
        <table:table-row table:style-name="Tableau17.20">
          <table:table-cell table:style-name="Tableau17.A20" table:number-columns-spanned="9" office:value-type="string">
            <text:p text:style-name="P22" loext:marker-style-name="T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21">
          <table:table-cell table:style-name="Tableau17.A21" table:number-columns-spanned="9" office:value-type="string">
            <text:p text:style-name="P44" loext:marker-style-name="T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22">
          <table:table-cell table:style-name="Tableau17.A22" table:number-columns-spanned="9" office:value-type="string">
            <text:p text:style-name="P75" loext:marker-style-name="T30"><text:span text:style-name="T79">5. Informations complémentaires </text:span><text:span text:style-name="T81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7.23">
          <table:table-cell table:style-name="Tableau17.A23" table:number-columns-spanned="9" office:value-type="string">
            <text:p text:style-name="P76" loext:marker-style-name="T22"><loext:content-control><text:span text:style-name="T43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3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column table:style-name="Tableau16.B"/>
        <table:table-column table:style-name="Tableau16.H"/>
        <table:table-column table:style-name="Tableau16.I"/>
        <table:table-row table:style-name="Tableau16.1">
          <table:table-cell table:style-name="Tableau16.A1" office:value-type="string">
            <text:p text:style-name="P55" loext:marker-style-name="T40"/>
          </table:table-cell>
          <table:table-cell table:style-name="Tableau16.A1" table:number-columns-spanned="3" office:value-type="string">
            <text:p text:style-name="P58" loext:marker-style-name="T40"/>
          </table:table-cell>
          <table:covered-table-cell/>
          <table:covered-table-cell/>
          <table:table-cell table:style-name="Tableau16.A1" table:number-columns-spanned="5" office:value-type="string">
            <text:p text:style-name="P33" loext:marker-style-name="T23"/>
          </table:table-cell>
          <table:covered-table-cell/>
          <table:covered-table-cell/>
          <table:covered-table-cell/>
          <table:covered-table-cell/>
        </table:table-row>
        <table:table-row table:style-name="Tableau16.2">
          <table:table-cell table:style-name="Tableau16.A1" office:value-type="string">
            <text:p text:style-name="P89" loext:marker-style-name="T40"><text:span text:style-name="T41">Activité-type</text:span></text:p>
          </table:table-cell>
          <table:table-cell table:style-name="Tableau16.A1" table:number-columns-spanned="3" office:value-type="string">
            <text:p text:style-name="P124" loext:marker-style-name="T40">3</text:p>
          </table:table-cell>
          <table:covered-table-cell/>
          <table:covered-table-cell/>
          <table:table-cell table:style-name="Tableau16.A1" table:number-columns-spanned="5" office:value-type="string">
            <text:p text:style-name="P121"><text:span text:style-name="T96">Préparer le déploiement d’une application sécurisé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6.3">
          <table:table-cell table:style-name="Tableau16.A3" table:number-columns-spanned="4" office:value-type="string">
            <text:p text:style-name="P95" loext:marker-style-name="T26"><text:span text:style-name="T80">Exemple n°1</text:span><text:span text:style-name="T95"> <text:s/></text:span><text:span text:style-name="T35"></text:span></text:p>
          </table:table-cell>
          <table:covered-table-cell/>
          <table:covered-table-cell/>
          <table:covered-table-cell/>
          <table:table-cell table:style-name="Tableau16.E3" table:number-columns-spanned="5" office:value-type="string">
            <text:p text:style-name="P71" loext:marker-style-name="T34"><loext:content-control><text:span text:style-name="T43">Cliquez ici pour entrer l’intitulé de l’exemple</text:span></loext:content-control></text:p>
          </table:table-cell>
          <table:covered-table-cell/>
          <table:covered-table-cell/>
          <table:covered-table-cell/>
          <table:covered-table-cell/>
        </table:table-row>
        <table:table-row table:style-name="Tableau16.3">
          <table:table-cell table:style-name="Tableau16.A4" table:number-columns-spanned="4" office:value-type="string">
            <text:p text:style-name="P43" loext:marker-style-name="T22"/>
          </table:table-cell>
          <table:covered-table-cell/>
          <table:covered-table-cell/>
          <table:covered-table-cell/>
          <table:table-cell table:style-name="Tableau16.E4" table:number-columns-spanned="5" office:value-type="string">
            <text:p text:style-name="P43" loext:marker-style-name="T22"/>
          </table:table-cell>
          <table:covered-table-cell/>
          <table:covered-table-cell/>
          <table:covered-table-cell/>
          <table:covered-table-cell/>
        </table:table-row>
        <table:table-row table:style-name="Tableau16.5">
          <table:table-cell table:style-name="Tableau16.A5" table:number-columns-spanned="9" office:value-type="string">
            <text:p text:style-name="P71" loext:marker-style-name="T22"><text:span text:style-name="T79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6">
          <table:table-cell table:style-name="Tableau16.A6" table:number-columns-spanned="9" office:value-type="string">
            <text:p text:style-name="P72" loext:marker-style-name="T22"><loext:content-control><text:span text:style-name="T43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7">
          <table:table-cell table:style-name="Tableau16.A7" table:number-columns-spanned="9" office:value-type="string">
            <text:p text:style-name="P21" loext:marker-style-name="T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8">
          <table:table-cell table:style-name="Tableau16.A8" table:number-columns-spanned="9" office:value-type="string">
            <text:p text:style-name="P71" loext:marker-style-name="T22"><text:span text:style-name="T79">2. Précisez les moyens utilisés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9">
          <table:table-cell table:style-name="Tableau16.A9" table:number-columns-spanned="9" office:value-type="string">
            <text:p text:style-name="P72" loext:marker-style-name="T22"><loext:content-control><text:span text:style-name="T43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10">
          <table:table-cell table:style-name="Tableau16.A10" table:number-columns-spanned="9" office:value-type="string">
            <text:p text:style-name="P43" loext:marker-style-name="T22"/>
            <text:p text:style-name="P43" loext:marker-style-name="T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11">
          <table:table-cell table:style-name="Tableau16.A11" table:number-columns-spanned="9" office:value-type="string">
            <text:p text:style-name="P71" loext:marker-style-name="T22"><text:span text:style-name="T79">3. Avec qui avez-vous travaillé 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6.12">
          <table:table-cell table:style-name="Tableau16.A12" table:number-columns-spanned="9" office:value-type="string">
            <text:p text:style-name="P72" loext:marker-style-name="T22"><loext:content-control><text:span text:style-name="T43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13">
          <table:table-cell table:style-name="Tableau16.A13" table:number-columns-spanned="9" office:value-type="string">
            <text:p text:style-name="P43" loext:marker-style-name="T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14">
          <table:table-cell table:style-name="Tableau16.A14" table:number-columns-spanned="9" office:value-type="string">
            <text:p text:style-name="P71" loext:marker-style-name="T22"><text:span text:style-name="T79">4. Contex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15">
          <table:table-cell table:style-name="Tableau16.A15" table:number-columns-spanned="6" office:value-type="string">
            <text:p text:style-name="P46" loext:marker-style-name="T28"/>
          </table:table-cell>
          <table:covered-table-cell/>
          <table:covered-table-cell/>
          <table:covered-table-cell/>
          <table:covered-table-cell/>
          <table:covered-table-cell/>
          <table:table-cell table:style-name="Tableau16.G15" table:number-columns-spanned="3" office:value-type="string">
            <text:p text:style-name="P61" loext:marker-style-name="T42"/>
          </table:table-cell>
          <table:covered-table-cell/>
          <table:covered-table-cell/>
        </table:table-row>
        <table:table-row table:style-name="Tableau16.16">
          <table:table-cell table:style-name="Tableau16.A16" table:number-columns-spanned="6" office:value-type="string">
            <text:p text:style-name="P71" loext:marker-style-name="T22"><text:span text:style-name="T79">Nom de l’entreprise, organisme ou association <text:s/></text:span><text:span text:style-name="T35">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6.G16" table:number-columns-spanned="3" office:value-type="string">
            <text:p text:style-name="P71" loext:marker-style-name="T22"><loext:content-control><text:span text:style-name="T43">Cliquez ici pour taper du texte.</text:span></loext:content-control></text:p>
          </table:table-cell>
          <table:covered-table-cell/>
          <table:covered-table-cell/>
        </table:table-row>
        <table:table-row table:style-name="Tableau16.17">
          <table:table-cell table:style-name="Tableau16.A17" table:number-columns-spanned="2" office:value-type="string">
            <text:p text:style-name="P49" loext:marker-style-name="T29"/>
          </table:table-cell>
          <table:covered-table-cell/>
          <table:table-cell table:style-name="Tableau16.C17" table:number-columns-spanned="7" office:value-type="string">
            <text:p text:style-name="P49" loext:marker-style-name="T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2">
          <table:table-cell table:style-name="Tableau16.A18" table:number-columns-spanned="2" office:value-type="string">
            <text:p text:style-name="P71" loext:marker-style-name="T22"><text:span text:style-name="T79">Chantier, atelier, service</text:span></text:p>
          </table:table-cell>
          <table:covered-table-cell/>
          <table:table-cell table:style-name="Tableau16.C18" office:value-type="string">
            <text:p text:style-name="P73" loext:marker-style-name="T22"><text:span text:style-name="T35"></text:span></text:p>
          </table:table-cell>
          <table:table-cell table:style-name="Tableau16.D18" table:number-columns-spanned="6" office:value-type="string">
            <text:p text:style-name="P71" loext:marker-style-name="T22"><loext:content-control><text:span text:style-name="T43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6.2">
          <table:table-cell table:style-name="Tableau16.A19" table:number-columns-spanned="2" office:value-type="string">
            <text:p text:style-name="P90" loext:marker-style-name="T22"><text:span text:style-name="T79">Période d’exercice</text:span></text:p>
          </table:table-cell>
          <table:covered-table-cell/>
          <table:table-cell table:style-name="Tableau16.C19" office:value-type="string">
            <text:p text:style-name="P73" loext:marker-style-name="T22"><text:span text:style-name="T35"></text:span></text:p>
          </table:table-cell>
          <table:table-cell table:style-name="Tableau16.D19" table:number-columns-spanned="2" office:value-type="string">
            <text:p text:style-name="P71" loext:marker-style-name="T22"><text:span text:style-name="T79">Du</text:span></text:p>
          </table:table-cell>
          <table:covered-table-cell/>
          <table:table-cell table:style-name="Tableau16.F19" table:number-columns-spanned="2" office:value-type="string">
            <text:p text:style-name="P71" loext:marker-style-name="T22"><text:span text:style-name="Placeholder_20_Text"><text:span text:style-name="T43">C</text:span></text:span><loext:content-control loext:date="true" loext:date-format="dd/MM/yyyy" loext:date-rfc-language-tag="fr-FR"><text:span text:style-name="Placeholder_20_Text"><text:span text:style-name="T43">liquez ici</text:span></text:span></loext:content-control></text:p>
          </table:table-cell>
          <table:covered-table-cell/>
          <table:table-cell table:style-name="Tableau16.H19" office:value-type="string">
            <text:p text:style-name="P71" loext:marker-style-name="T22"><text:span text:style-name="T79">au</text:span></text:p>
          </table:table-cell>
          <table:table-cell table:style-name="Tableau16.I19" office:value-type="string">
            <text:p text:style-name="P71" loext:marker-style-name="T22"><text:span text:style-name="Placeholder_20_Text"><text:span text:style-name="T43">C</text:span></text:span><loext:content-control loext:date="true" loext:date-format="dd/MM/yyyy" loext:date-rfc-language-tag="fr-FR"><text:span text:style-name="Placeholder_20_Text"><text:span text:style-name="T43">liquez ici </text:span></text:span></loext:content-control></text:p>
          </table:table-cell>
        </table:table-row>
        <table:table-row table:style-name="Tableau16.20">
          <table:table-cell table:style-name="Tableau16.A20" table:number-columns-spanned="9" office:value-type="string">
            <text:p text:style-name="P21" loext:marker-style-name="T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21">
          <table:table-cell table:style-name="Tableau16.A21" table:number-columns-spanned="9" office:value-type="string">
            <text:p text:style-name="P43" loext:marker-style-name="T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22">
          <table:table-cell table:style-name="Tableau16.A22" table:number-columns-spanned="9" office:value-type="string">
            <text:p text:style-name="P71" loext:marker-style-name="T30"><text:span text:style-name="T79">5. Informations complémentaires </text:span><text:span text:style-name="T81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23">
          <table:table-cell table:style-name="Tableau16.A23" table:number-columns-spanned="9" office:value-type="string">
            <text:p text:style-name="P72" loext:marker-style-name="T22"><loext:content-control><text:span text:style-name="T43">Cliquez ici pour taper du texte.</text:span></loext:content-control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8" loext:marker-style-name="T59"/>
      <text:p text:style-name="P105" loext:marker-style-name="T59"/>
      <text:p text:style-name="P105" loext:marker-style-name="T59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table:number-columns-spanned="3" office:value-type="string">
            <text:p text:style-name="P82" loext:marker-style-name="T51"><text:span text:style-name="T46">Titres, diplômes, CQP, attestations de formation</text:span><text:span text:style-name="T46"/></text:p>
          </table:table-cell>
          <table:covered-table-cell/>
          <table:covered-table-cell/>
        </table:table-row>
        <table:table-row table:style-name="Tableau9.2">
          <table:table-cell table:style-name="Tableau9.A2" table:number-columns-spanned="3" office:value-type="string">
            <text:p text:style-name="P99" loext:marker-style-name="T52"/>
          </table:table-cell>
          <table:covered-table-cell/>
          <table:covered-table-cell/>
        </table:table-row>
        <table:table-row table:style-name="Tableau9.3">
          <table:table-cell table:style-name="Tableau9.A3" table:number-columns-spanned="3" office:value-type="string">
            <text:p text:style-name="P82" loext:marker-style-name="T2"><text:span text:style-name="T85">(facultatif)</text:span><text:span text:style-name="T85"/></text:p>
            <text:p text:style-name="P10" loext:marker-style-name="T2"/>
            <text:p text:style-name="P11" loext:marker-style-name="T4"/>
          </table:table-cell>
          <table:covered-table-cell/>
          <table:covered-table-cell/>
        </table:table-row>
        <table:table-row table:style-name="Tableau9.1">
          <table:table-cell table:style-name="Tableau9.A4" office:value-type="string">
            <text:p text:style-name="P82" loext:marker-style-name="T1"><text:span text:style-name="T84">Intitulé</text:span><text:span text:style-name="T84"/></text:p>
          </table:table-cell>
          <table:table-cell table:style-name="Tableau9.B4" office:value-type="string">
            <text:p text:style-name="P82" loext:marker-style-name="T1"><text:span text:style-name="T84">Autorité ou organisme</text:span><text:span text:style-name="T84"/></text:p>
          </table:table-cell>
          <table:table-cell table:style-name="Tableau9.C4" office:value-type="string">
            <text:p text:style-name="P82" loext:marker-style-name="T1"><text:span text:style-name="T84">Date</text:span><text:span text:style-name="T84"/></text:p>
          </table:table-cell>
        </table:table-row>
        <table:table-row table:style-name="Tableau9.5">
          <table:table-cell table:style-name="Tableau9.A5" office:value-type="string">
            <text:p text:style-name="P120"><text:span text:style-name="T122">Intégrateur développeur web</text:span></text:p>
          </table:table-cell>
          <table:table-cell table:style-name="Tableau9.B5" office:value-type="string">
            <text:p text:style-name="P120"><text:span text:style-name="T122">OpenClassrooms</text:span></text:p>
          </table:table-cell>
          <table:table-cell table:style-name="Tableau9.C5" office:value-type="string">
            <text:p text:style-name="P83" loext:marker-style-name="T12"><text:span text:style-name="Placeholder_20_Text"><text:span text:style-name="T14">Août 2023</text:span></text:span></text:p>
          </table:table-cell>
        </table:table-row>
        <table:table-row table:style-name="Tableau9.5">
          <table:table-cell table:style-name="Tableau9.A6" office:value-type="string">
            <text:p text:style-name="P18" loext:marker-style-name="T12">Master Métiers du livre et Humanités Numériques</text:p>
          </table:table-cell>
          <table:table-cell table:style-name="Tableau9.B6" office:value-type="string">
            <text:p text:style-name="P18" loext:marker-style-name="T12">Université de Bretagne-Sud</text:p>
          </table:table-cell>
          <table:table-cell table:style-name="Tableau9.C6" office:value-type="string">
            <text:p text:style-name="P19" loext:marker-style-name="T12">Septembre 2015</text:p>
          </table:table-cell>
        </table:table-row>
      </table:table>
      <text:p text:style-name="P105" loext:marker-style-name="T59"/>
      <text:p text:style-name="P30" loext:marker-style-name="T18"/>
      <text:p text:style-name="P30" loext:marker-style-name="T18"/>
      <text:p text:style-name="P30" loext:marker-style-name="T18"/>
      <text:p text:style-name="P30" loext:marker-style-name="T18"/>
      <text:p text:style-name="P113" loext:marker-style-name="T18"><text:span text:style-name="T82"><text:line-break/></text:span><text:span text:style-name="T82"/></text:p>
      <text:p text:style-name="P106" loext:marker-style-name="T59"/>
      <text:p text:style-name="P107" loext:marker-style-name="T59"/>
      <text:p text:style-name="P107" loext:marker-style-name="T59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82" loext:marker-style-name="T51"><text:span text:style-name="T46">Déclaration sur l’honneur</text:span><text:span text:style-name="T46"/></text:p>
          </table:table-cell>
        </table:table-row>
        <table:table-row table:style-name="Tableau10.2">
          <table:table-cell table:style-name="Tableau10.A2" office:value-type="string">
            <text:p text:style-name="P99" loext:marker-style-name="T52"/>
          </table:table-cell>
        </table:table-row>
        <table:table-row table:style-name="Tableau10.3">
          <table:table-cell table:style-name="Tableau10.A3" office:value-type="string">
            <text:p text:style-name="P12" loext:marker-style-name="T5"/>
          </table:table-cell>
        </table:table-row>
      </table:table>
      <text:p text:style-name="P107" loext:marker-style-name="T59"/>
      <text:p text:style-name="P35" loext:marker-style-name="T24"/>
      <text:p text:style-name="P35" loext:marker-style-name="T24"/>
      <text:p text:style-name="P35" loext:marker-style-name="T24"><draw:custom-shape text:anchor-type="char" draw:z-index="39" draw:name="Zone de texte 2" draw:style-name="gr2" draw:text-style-name="P125" svg:width="10.053cm" svg:height="1.071cm" svg:x="5.584cm" svg:y="0.489cm"><text:p text:style-name="P6" loext:marker-style-name="T27"><loext:content-control><text:span text:style-name="T118">Cliquez ici pour taper du texte.</text:span></loext:content-control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4" loext:marker-style-name="T24"><text:span text:style-name="T97">Je soussigné(e) [prénom et nom] </text:span><text:span text:style-name="T119"><text:tab/></text:span><text:span text:style-name="T97">,</text:span></text:p>
      <text:p text:style-name="P115" loext:marker-style-name="T24"><text:span text:style-name="T97">déclare sur l’honneur que les renseignements fournis dans ce dossier sont exacts et que je suis l’auteur(e) des réalisations jointes.</text:span><text:span text:style-name="T97"/></text:p>
      <text:p text:style-name="P36" loext:marker-style-name="T24"/>
      <text:p text:style-name="P36" loext:marker-style-name="T24"><draw:custom-shape text:anchor-type="char" style:rel-height="20%" draw:z-index="38" draw:name="Zone de texte 2" draw:style-name="gr3" draw:text-style-name="P125" svg:width="6.083cm" svg:height="0.768cm" svg:x="9.795cm" svg:y="0.998cm"><text:p text:style-name="P6" loext:marker-style-name="T25"><loext:content-control loext:date="true" loext:date-format="dd/MM/yyyy" loext:date-rfc-language-tag="fr-FR"><text:span text:style-name="Placeholder_20_Text"><text:span text:style-name="T99">Cliquez ici pour choisir une date</text:span></text:span></loext:content-control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0" draw:name="Zone de texte 2" draw:style-name="gr7" draw:text-style-name="P125" svg:width="8.229cm" svg:height="1.071cm" svg:x="1.005cm" svg:y="0.998cm"><text:p text:style-name="P6" loext:marker-style-name="T27"><loext:content-control><text:span text:style-name="T118">Cliquez ici pour taper du texte.</text:span></loext:content-control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6" loext:marker-style-name="T121"><text:span text:style-name="T97">Fait à </text:span><text:span text:style-name="T119"><text:tab/> </text:span><text:span text:style-name="T97">le</text:span><text:span text:style-name="T119"> <text:tab/></text:span></text:p>
      <text:p text:style-name="P117" loext:marker-style-name="T24"><text:span text:style-name="T97">pour faire valoir ce que de droit.</text:span><text:span text:style-name="T97"/></text:p>
      <text:p text:style-name="P36" loext:marker-style-name="T24"/>
      <text:p text:style-name="P118" loext:marker-style-name="T24"><text:span text:style-name="T97">Signature :</text:span><text:span text:style-name="T97"/></text:p>
      <text:p text:style-name="P35" loext:marker-style-name="T24"/>
      <text:p text:style-name="P30" loext:marker-style-name="T18"/>
      <text:p text:style-name="P30" loext:marker-style-name="T18"/>
      <text:p text:style-name="P23" loext:marker-style-name="T18"/>
      <text:p text:style-name="P104" loext:marker-style-name="T59"/>
      <text:p text:style-name="P105" loext:marker-style-name="T59"/>
      <text:p text:style-name="P105" loext:marker-style-name="T59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82" loext:marker-style-name="T51"><text:span text:style-name="T46">Documents illustrant la pratique professionnelle</text:span><text:span text:style-name="T46"/></text:p>
          </table:table-cell>
        </table:table-row>
        <table:table-row table:style-name="Tableau11.2">
          <table:table-cell table:style-name="Tableau11.A2" office:value-type="string">
            <text:p text:style-name="P99" loext:marker-style-name="T52"/>
          </table:table-cell>
        </table:table-row>
        <table:table-row table:style-name="Tableau11.3">
          <table:table-cell table:style-name="Tableau11.A3" office:value-type="string">
            <text:p text:style-name="P82" loext:marker-style-name="T2"><text:span text:style-name="T85">(facultatif)</text:span><text:span text:style-name="T85"/></text:p>
            <text:p text:style-name="P10" loext:marker-style-name="T2"/>
            <text:p text:style-name="P10" loext:marker-style-name="T2"/>
          </table:table-cell>
        </table:table-row>
        <table:table-row table:style-name="Tableau11.1">
          <table:table-cell table:style-name="Tableau11.A4" office:value-type="string">
            <text:p text:style-name="P63" loext:marker-style-name="T1"><text:span text:style-name="T84">Intitulé</text:span><text:span text:style-name="T84"/></text:p>
          </table:table-cell>
        </table:table-row>
        <table:table-row table:style-name="Tableau11.5">
          <table:table-cell table:style-name="Tableau11.A5" office:value-type="string">
            <text:p text:style-name="P80" loext:marker-style-name="T12"><loext:content-control><text:span text:style-name="T43">Cliquez ici pour taper du texte.</text:span></loext:content-control><text:span text:style-name="T13"/></text:p>
          </table:table-cell>
        </table:table-row>
        <table:table-row table:style-name="Tableau11.5">
          <table:table-cell table:style-name="Tableau11.A5" office:value-type="string">
            <text:p text:style-name="P17" loext:marker-style-name="T12"/>
          </table:table-cell>
        </table:table-row>
        <table:table-row table:style-name="Tableau11.5">
          <table:table-cell table:style-name="Tableau11.A5" office:value-type="string">
            <text:p text:style-name="P17" loext:marker-style-name="T12"/>
          </table:table-cell>
        </table:table-row>
        <table:table-row table:style-name="Tableau11.5">
          <table:table-cell table:style-name="Tableau11.A5" office:value-type="string">
            <text:p text:style-name="P17" loext:marker-style-name="T12"/>
          </table:table-cell>
        </table:table-row>
        <table:table-row table:style-name="Tableau11.5">
          <table:table-cell table:style-name="Tableau11.A5" office:value-type="string">
            <text:p text:style-name="P17" loext:marker-style-name="T12"/>
          </table:table-cell>
        </table:table-row>
        <table:table-row table:style-name="Tableau11.5">
          <table:table-cell table:style-name="Tableau11.A5" office:value-type="string">
            <text:p text:style-name="P17" loext:marker-style-name="T12"/>
          </table:table-cell>
        </table:table-row>
        <table:table-row table:style-name="Tableau11.5">
          <table:table-cell table:style-name="Tableau11.A5" office:value-type="string">
            <text:p text:style-name="P17" loext:marker-style-name="T12"/>
          </table:table-cell>
        </table:table-row>
        <table:table-row table:style-name="Tableau11.5">
          <table:table-cell table:style-name="Tableau11.A5" office:value-type="string">
            <text:p text:style-name="P17" loext:marker-style-name="T12"/>
          </table:table-cell>
        </table:table-row>
        <table:table-row table:style-name="Tableau11.5">
          <table:table-cell table:style-name="Tableau11.A5" office:value-type="string">
            <text:p text:style-name="P17" loext:marker-style-name="T12"/>
          </table:table-cell>
        </table:table-row>
        <table:table-row table:style-name="Tableau11.5">
          <table:table-cell table:style-name="Tableau11.A14" office:value-type="string">
            <text:p text:style-name="P17" loext:marker-style-name="T12"/>
          </table:table-cell>
        </table:table-row>
      </table:table>
      <text:p text:style-name="P105" loext:marker-style-name="T59"/>
      <text:p text:style-name="P30" loext:marker-style-name="T18"/>
      <text:p text:style-name="P30" loext:marker-style-name="T18"/>
      <text:p text:style-name="P31" loext:marker-style-name="T18"/>
      <text:p text:style-name="P30" loext:marker-style-name="T18"/>
      <text:p text:style-name="P30" loext:marker-style-name="T18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82" loext:marker-style-name="T51"><text:span text:style-name="T70">Annexes</text:span><text:span text:style-name="T70"/></text:p>
          </table:table-cell>
        </table:table-row>
        <table:table-row table:style-name="Tableau14.2">
          <table:table-cell table:style-name="Tableau14.A2" office:value-type="string">
            <text:p text:style-name="P99" loext:marker-style-name="T52"/>
          </table:table-cell>
        </table:table-row>
        <table:table-row table:style-name="Tableau14.3">
          <table:table-cell table:style-name="Tableau14.A3" office:value-type="string">
            <text:p text:style-name="P82" loext:marker-style-name="T3"><text:span text:style-name="T85">(Si le RC le prévoit)</text:span><text:span text:style-name="T135"/></text:p>
          </table:table-cell>
        </table:table-row>
        <table:table-row table:style-name="Tableau14.3">
          <table:table-cell table:style-name="Tableau14.A4" office:value-type="string">
            <text:p text:style-name="P25" loext:marker-style-name="T18"/>
          </table:table-cell>
        </table:table-row>
      </table:table>
      <text:p text:style-name="P29" loext:marker-style-name="T18"><draw:custom-shape text:anchor-type="char" draw:z-index="37" draw:name="Forme automatique 2" draw:style-name="gr4" draw:text-style-name="P125" svg:width="1.317cm" svg:height="1.047cm" draw:transform="rotate (-1.5707963267949) translate (16.0372777777778cm 27.4343333333333cm)"><text:p text:style-name="P4" loext:marker-style-name="T15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/>
    <style:font-face style:name="Wingdings 3" svg:font-family="'Wingdings 3'" style:font-charset="x-symbol"/>
    <style:font-face style:name="Wingdings 31" svg:font-family="'Wingdings 3'" style:font-family-generic="roman" style:font-pitch="variable"/>
    <style:font-face style:name="Wingdings 32" svg:font-family="'Wingdings 3'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text-indent="0cm" style:auto-text-indent="false"/>
    </style:style>
    <style:style style:name="annotation_20_text" style:display-name="annotation text" style:family="paragraph" style:parent-style-name="Standard" loext:linked-style-name="Commentaire_20_C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Objet_20_du_20_commentaire_20_Car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Texte_20_de_20_bulles_20_Car" style:display-name="Texte de bulles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_20__28_WW_29_"/>
    <style:style style:name="Pied_20_de_20_page_20_Car" style:display-name="Pied de page Car" style:family="text" style:parent-style-name="Default_20_Paragraph_20_Font_20__28_WW_29_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Internet_20_link" style:display-name="Internet link" style:family="text" style:parent-style-name="Default_20_Paragraph_20_Font_20__28_WW_29_">
      <style:text-properties fo:color="#404040" loext:opacity="100%" style:font-name="Calibri" fo:font-family="Calibri" style:font-family-generic="roman" style:font-pitch="variable" style:text-underline-style="none">
        <loext:char-complex-color loext:theme-type="dark1" loext:color-type="theme">
          <loext:transformation loext:type="tint" loext:value="2509"/>
        </loext:char-complex-color>
      </style:text-properties>
    </style:style>
    <style:style style:name="ListLabel_20_1" style:display-name="ListLabel 1" style:family="text">
      <style:text-properties fo:color="#d60093" loext:opacity="100%" fo:font-size="6pt" style:font-size-asian="6pt" style:font-name-complex="Wingdings 32" style:font-family-complex="'Wingdings 3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color="#d60093" loext:opacity="100%" fo:font-style="normal" fo:font-weight="bold" style:font-style-asian="normal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au3" style:family="table">
      <style:table-properties style:width="17.194cm" fo:margin-left="-0.691cm" fo:margin-top="0cm" fo:margin-bottom="0cm" table:align="left" style:writing-mode="lr-tb"/>
    </style:style>
    <style:style style:name="Tableau3.A" style:family="table-column">
      <style:table-column-properties style:column-width="3.56cm"/>
    </style:style>
    <style:style style:name="Tableau3.B" style:family="table-column">
      <style:table-column-properties style:column-width="5.211cm"/>
    </style:style>
    <style:style style:name="Tableau3.C" style:family="table-column">
      <style:table-column-properties style:column-width="4.205cm"/>
    </style:style>
    <style:style style:name="Tableau3.D" style:family="table-column">
      <style:table-column-properties style:column-width="4.217cm"/>
    </style:style>
    <style:style style:name="Tableau3.1" style:family="table-row">
      <style:table-row-properties style:min-row-height="0.499cm" fo:keep-together="auto"/>
    </style:style>
    <style:style style:name="Tableau3.A1" style:family="table-cell">
      <style:table-cell-properties fo:padding-left="0.191cm" fo:padding-right="0.191cm" fo:padding-top="0cm" fo:padding-bottom="0cm" fo:border="none" style:writing-mode="lr-tb"/>
    </style:style>
    <style:style style:name="Tableau3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3.2" style:family="table-row">
      <style:table-row-properties style:min-row-height="1.071cm" fo:keep-together="auto"/>
    </style:style>
    <style:style style:name="Tableau3.B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3.3" style:family="table-row">
      <style:table-row-properties style:min-row-height="0.101cm" fo:keep-together="auto"/>
    </style:style>
    <style:style style:name="Tableau3.B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3.4" style:family="table-row">
      <style:table-row-properties style:min-row-height="1.199cm" fo:keep-together="auto"/>
    </style:style>
    <style:style style:name="Tableau3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3.C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3.D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3.A5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au3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3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3.D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4" style:family="table">
      <style:table-properties style:width="17.194cm" fo:margin-left="-0.691cm" fo:margin-top="0cm" fo:margin-bottom="0cm" table:align="left" style:writing-mode="lr-tb"/>
    </style:style>
    <style:style style:name="Tableau4.A" style:family="table-column">
      <style:table-column-properties style:column-width="5.249cm"/>
    </style:style>
    <style:style style:name="Tableau4.B" style:family="table-column">
      <style:table-column-properties style:column-width="4.246cm"/>
    </style:style>
    <style:style style:name="Tableau4.C" style:family="table-column">
      <style:table-column-properties style:column-width="7.699cm"/>
    </style:style>
    <style:style style:name="Tableau4.1" style:family="table-row">
      <style:table-row-properties style:min-row-height="0.199cm" fo:keep-together="auto"/>
    </style:style>
    <style:style style:name="Tableau4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4.2" style:family="table-row">
      <style:table-row-properties style:min-row-height="1.071cm" fo:keep-together="auto"/>
    </style:style>
    <style:style style:name="Tableau4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4.3" style:family="table-row">
      <style:table-row-properties style:min-row-height="0.101cm" fo:keep-together="auto"/>
    </style:style>
    <style:style style:name="Tableau4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4.4" style:family="table-row">
      <style:table-row-properties style:min-row-height="0.801cm" fo:keep-together="auto"/>
    </style:style>
    <style:style style:name="Tableau4.A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4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4.C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4.A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4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4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7" style:family="table">
      <style:table-properties style:width="17.194cm" fo:margin-left="-0.691cm" fo:margin-top="0cm" fo:margin-bottom="0cm" table:align="left" style:writing-mode="lr-tb"/>
    </style:style>
    <style:style style:name="Tableau7.A" style:family="table-column">
      <style:table-column-properties style:column-width="5.249cm"/>
    </style:style>
    <style:style style:name="Tableau7.B" style:family="table-column">
      <style:table-column-properties style:column-width="4.246cm"/>
    </style:style>
    <style:style style:name="Tableau7.C" style:family="table-column">
      <style:table-column-properties style:column-width="7.699cm"/>
    </style:style>
    <style:style style:name="Tableau7.1" style:family="table-row">
      <style:table-row-properties style:min-row-height="0.199cm" fo:keep-together="auto"/>
    </style:style>
    <style:style style:name="Tableau7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7.2" style:family="table-row">
      <style:table-row-properties style:min-row-height="1.071cm" fo:keep-together="auto"/>
    </style:style>
    <style:style style:name="Tableau7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7.3" style:family="table-row">
      <style:table-row-properties style:min-row-height="0.101cm" fo:keep-together="auto"/>
    </style:style>
    <style:style style:name="Tableau7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7.4" style:family="table-row">
      <style:table-row-properties style:min-row-height="0.801cm" fo:keep-together="auto"/>
    </style:style>
    <style:style style:name="Tableau7.A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7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7.C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7.A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7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7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2" style:family="table">
      <style:table-properties style:width="17.194cm" fo:margin-left="-0.691cm" fo:margin-top="0cm" fo:margin-bottom="0cm" table:align="left" style:writing-mode="lr-tb"/>
    </style:style>
    <style:style style:name="Tableau12.A" style:family="table-column">
      <style:table-column-properties style:column-width="5.249cm"/>
    </style:style>
    <style:style style:name="Tableau12.B" style:family="table-column">
      <style:table-column-properties style:column-width="4.246cm"/>
    </style:style>
    <style:style style:name="Tableau12.C" style:family="table-column">
      <style:table-column-properties style:column-width="7.699cm"/>
    </style:style>
    <style:style style:name="Tableau12.1" style:family="table-row">
      <style:table-row-properties style:min-row-height="0.199cm" fo:keep-together="auto"/>
    </style:style>
    <style:style style:name="Tableau12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2.2" style:family="table-row">
      <style:table-row-properties style:min-row-height="1.071cm" fo:keep-together="auto"/>
    </style:style>
    <style:style style:name="Tableau12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2.3" style:family="table-row">
      <style:table-row-properties style:min-row-height="0.101cm" fo:keep-together="auto"/>
    </style:style>
    <style:style style:name="Tableau12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2.4" style:family="table-row">
      <style:table-row-properties style:min-row-height="0.801cm" fo:keep-together="auto"/>
    </style:style>
    <style:style style:name="Tableau12.A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2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2.C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2.A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2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2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3" style:family="table">
      <style:table-properties style:width="17.194cm" fo:margin-left="-0.691cm" fo:margin-top="0cm" fo:margin-bottom="0cm" table:align="left" style:writing-mode="lr-tb"/>
    </style:style>
    <style:style style:name="Tableau13.A" style:family="table-column">
      <style:table-column-properties style:column-width="5.249cm"/>
    </style:style>
    <style:style style:name="Tableau13.B" style:family="table-column">
      <style:table-column-properties style:column-width="4.246cm"/>
    </style:style>
    <style:style style:name="Tableau13.C" style:family="table-column">
      <style:table-column-properties style:column-width="7.699cm"/>
    </style:style>
    <style:style style:name="Tableau13.1" style:family="table-row">
      <style:table-row-properties style:min-row-height="0.199cm" fo:keep-together="auto"/>
    </style:style>
    <style:style style:name="Tableau13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3.2" style:family="table-row">
      <style:table-row-properties style:min-row-height="1.071cm" fo:keep-together="auto"/>
    </style:style>
    <style:style style:name="Tableau13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3.3" style:family="table-row">
      <style:table-row-properties style:min-row-height="0.101cm" fo:keep-together="auto"/>
    </style:style>
    <style:style style:name="Tableau13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3.4" style:family="table-row">
      <style:table-row-properties style:min-row-height="0.801cm" fo:keep-together="auto"/>
    </style:style>
    <style:style style:name="Tableau13.A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3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3.C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3.A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3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3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0pt" style:font-size-asian="10pt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pt" style:font-size-asian="1pt" style:font-name-complex="Arial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small-caps" style:font-name="Arial" fo:font-size="18pt" style:font-size-asian="18pt" style:font-name-complex="Arial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6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7" style:family="paragraph" style:parent-style-name="Footer">
      <style:paragraph-properties fo:margin-left="-0.751cm" fo:text-indent="0cm" style:auto-text-indent="false">
        <style:tab-stops>
          <style:tab-stop style:position="14.753cm" style:type="center"/>
          <style:tab-stop style:position="16.002cm" style:type="right"/>
        </style:tab-stops>
      </style:paragraph-properties>
    </style:style>
    <style:style style:name="MP8" style:family="paragraph" style:parent-style-name="Frame_20_contents">
      <style:paragraph-properties fo:margin-right="-0.101cm" fo:margin-top="0cm" fo:margin-bottom="0cm" style:contextual-spacing="false" fo:line-height="120%" fo:text-align="end" style:justify-single-word="false" fo:text-indent="0cm" style:auto-text-indent="false"/>
      <style:text-properties fo:color="#404040" loext:opacity="100%" style:font-name="Cambria" fo:font-size="14pt" fo:font-weight="bold" style:font-name-asian="F" style:font-size-asian="14pt" style:font-weight-asian="bold" style:font-name-complex="F" style:font-size-complex="14pt" style:font-style-complex="italic"/>
    </style:style>
    <style:style style:name="MP9" style:family="paragraph">
      <loext:graphic-properties draw:fill="none"/>
      <style:paragraph-properties fo:text-align="start"/>
      <style:text-properties fo:color="#000000" loext:opacity="100%" fo:font-size="18pt"/>
    </style:style>
    <style:style style:name="MP10" style:family="paragraph" style:parent-style-name="Frame_20_contents">
      <style:paragraph-properties fo:margin-right="-0.102cm" fo:margin-top="0cm" fo:margin-bottom="0cm" style:contextual-spacing="false" fo:line-height="120%" fo:text-align="center" style:justify-single-word="false" fo:text-indent="0cm" style:auto-text-indent="false"/>
    </style:style>
    <style:style style:name="MP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Arial" style:language-asian="fr" style:country-asian="FR" style:font-name-complex="Arial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Arial" fo:font-size="1pt" style:font-size-asian="1pt" style:language-asian="fr" style:country-asian="FR" style:font-name-complex="Arial1" style:font-size-complex="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T1" style:family="text">
      <style:text-properties fo:font-variant="small-caps" style:font-name="Arial" fo:font-size="18pt" style:font-size-asian="18pt" style:font-name-complex="Arial1" style:font-size-complex="18pt"/>
    </style:style>
    <style:style style:name="MT2" style:family="text">
      <style:text-properties fo:font-variant="small-caps" style:font-name="Arial" fo:font-size="10pt" style:font-size-asian="10pt" style:font-name-complex="Arial1" style:font-size-complex="10pt"/>
    </style:style>
    <style:style style:name="MT3" style:family="text">
      <style:text-properties fo:font-variant="small-caps" fo:font-size="24pt" style:font-size-asian="24pt" style:font-name-complex="Calibri1" style:font-size-complex="24pt"/>
    </style:style>
    <style:style style:name="MT4" style:family="text">
      <style:text-properties fo:font-variant="small-caps" fo:color="#595959" loext:opacity="100%" fo:font-size="36pt" fo:language="fr" fo:country="FR" fo:font-weight="bold" style:letter-kerning="false" style:font-name-asian="Calibri1" style:font-size-asian="36pt" style:language-asian="en" style:country-asian="US" style:font-weight-asian="bold" style:font-name-complex="Calibri1" style:font-size-complex="36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MT5" style:family="text">
      <style:text-properties fo:font-variant="small-caps" fo:color="#595959" loext:opacity="100%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MT6" style:family="text">
      <style:text-properties fo:font-variant="small-caps" fo:color="#595959" loext:opacity="100%" style:text-position="14% 100%" fo:font-size="22pt" fo:language="fr" fo:country="FR" style:letter-kerning="false" style:font-name-asian="Calibri1" style:font-size-asian="22pt" style:language-asian="en" style:country-asian="US" style:font-name-complex="Calibri1" style:font-size-complex="22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MT7" style:family="text">
      <style:text-properties fo:font-variant="small-caps" style:font-name="Arial" fo:font-size="1pt" style:font-size-asian="1pt" style:font-name-complex="Arial1" style:font-size-complex="1pt"/>
    </style:style>
    <style:style style:name="MT8" style:family="text">
      <style:text-properties fo:color="#ffffff" loext:opacity="100%" style:font-name="Wingdings 31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>
        <loext:char-complex-color loext:theme-type="light1" loext:color-type="theme"/>
      </style:text-properties>
    </style:style>
    <style:style style:name="MT9" style:family="text">
      <style:text-properties fo:font-variant="small-caps" fo:color="#ffffff" loext:opacity="100%" style:font-name="Arial" fo:font-size="18pt" fo:language="fr" fo:country="FR" style:letter-kerning="false" style:font-name-asian="Calibri1" style:font-size-asian="18pt" style:language-asian="en" style:country-asian="US" style:font-name-complex="Arial1" style:font-size-complex="18pt" style:language-complex="ar" style:country-complex="SA">
        <loext:char-complex-color loext:theme-type="light1" loext:color-type="theme"/>
      </style:text-properties>
    </style:style>
    <style:style style:name="MT10" style:family="text">
      <style:text-properties fo:color="#7f7f7f" loext:opacity="100%" fo:font-size="9pt" style:font-size-asian="9pt" style:font-size-complex="9pt"/>
    </style:style>
    <style:style style:name="MT11" style:family="text">
      <style:text-properties fo:color="#404040" loext:opacity="100%" style:font-name="Cambria" fo:font-size="14pt" fo:font-weight="bold" style:font-name-asian="F" style:font-size-asian="14pt" style:font-weight-asian="bold" style:font-name-complex="F" style:font-size-complex="14pt" style:font-style-complex="italic"/>
    </style:style>
    <style:style style:name="MT12" style:family="text">
      <style:text-properties fo:color="#7f7f7f" loext:opacity="100%" fo:font-size="10pt" fo:font-weight="bold" style:font-size-asian="10pt" style:font-weight-asian="bold" style:font-name-complex="Calibri1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MT13" style:family="text">
      <style:text-properties fo:color="#7f7f7f" loext:opacity="100%" fo:font-size="9pt" style:font-size-asian="9pt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MT14" style:family="text">
      <style:text-properties fo:color="#7f7f7f" loext:opacity="100%" fo:font-size="10pt" style:font-size-asian="10pt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MT15" style:family="text">
      <style:text-properties fo:color="#7f7f7f" loext:opacity="100%">
        <loext:char-complex-color loext:theme-type="dark1" loext:color-type="theme">
          <loext:transformation loext:type="tint" loext:value="4980"/>
        </loext:char-complex-color>
      </style:text-properties>
    </style:style>
    <style:style style:name="MT16" style:family="text">
      <style:text-properties fo:font-variant="small-caps" fo:color="#595959" loext:opacity="100%" fo:font-size="24pt" fo:language="fr" fo:country="FR" fo:font-weight="bold" style:letter-kerning="false" style:font-name-asian="Calibri1" style:font-size-asian="24pt" style:language-asian="en" style:country-asian="US" style:font-weight-asian="bold" style:font-name-complex="Calibri1" style:font-size-complex="24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MT17" style:family="text">
      <style:text-properties fo:font-variant="small-caps" fo:color="#595959" loext:opacity="100%" style:text-position="21% 100%" fo:font-size="14pt" fo:language="fr" fo:country="FR" style:letter-kerning="false" style:font-name-asian="Calibri1" style:font-size-asian="14pt" style:language-asian="en" style:country-asian="US" style:font-name-complex="Calibri1" style:font-size-complex="14pt" style:language-complex="ar" style:country-complex="SA">
        <loext:char-complex-color loext:theme-type="dark1" loext:color-type="theme">
          <loext:transformation loext:type="tint" loext:value="3490"/>
        </loext:char-complex-color>
      </style:text-properties>
    </style:style>
    <style:style style:name="MT18" style:family="text">
      <style:text-properties fo:font-variant="small-caps" style:font-name="Arial" fo:font-size="16pt" style:font-size-asian="16pt" style:font-name-complex="Arial1" style:font-size-complex="16pt"/>
    </style:style>
    <style:style style:name="MT19" style:family="text">
      <style:text-properties fo:color="#ffffff" loext:opacity="100%" style:font-name="Wingdings 31" fo:font-size="16pt" fo:language="fr" fo:country="FR" style:letter-kerning="false" style:font-name-asian="Calibri1" style:font-size-asian="16pt" style:language-asian="en" style:country-asian="US" style:font-name-complex="Calibri1" style:font-size-complex="16pt" style:language-complex="ar" style:country-complex="SA">
        <loext:char-complex-color loext:theme-type="light1" loext:color-type="theme"/>
      </style:text-properties>
    </style:style>
    <style:style style:name="MT20" style:family="text">
      <style:text-properties fo:font-variant="small-caps" fo:color="#ffffff" loext:opacity="100%" style:font-name="Arial" fo:font-size="16pt" fo:language="fr" fo:country="FR" style:letter-kerning="false" style:font-name-asian="Calibri1" style:font-size-asian="16pt" style:language-asian="en" style:country-asian="US" style:font-name-complex="Arial1" style:font-size-complex="16pt" style:language-complex="ar" style:country-complex="SA">
        <loext:char-complex-color loext:theme-type="light1" loext:color-type="theme"/>
      </style:text-properties>
    </style:style>
    <style:style style:name="MT21" style:family="text">
      <style:text-properties style:font-name="Arial" style:language-asian="fr" style:country-asian="FR" style:font-name-complex="Arial1"/>
    </style:style>
    <style:style style:name="MT22" style:family="text">
      <style:text-properties style:font-name="Arial" fo:font-size="1pt" style:font-size-asian="1pt" style:language-asian="fr" style:country-asian="FR" style:font-name-complex="Arial1" style:font-size-complex="1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 style:parent-style-name="Frame">
      <style:graphic-properties draw:stroke="solid" svg:stroke-width="0cm" svg:stroke-color="#d9d9d9" draw:fill="none" loext:fill-use-slide-background="false" draw:textarea-vertical-align="middle" draw:auto-grow-height="false" fo:min-height="1.284cm" fo:min-width="0.268cm" fo:padding-top="0.127cm" fo:padding-bottom="0.127cm" fo:padding-left="0.254cm" fo:padding-right="0.254cm" fo:wrap-option="wrap" loext:decorative="false" fo:margin-left="0.004cm" fo:margin-right="0.004cm" fo:margin-top="0.004cm" fo:margin-bottom="0.004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middle" draw:auto-grow-height="false" fo:min-height="0.656cm" fo:min-width="0.586cm" fo:padding-top="0.127cm" fo:padding-bottom="0.127cm" fo:padding-left="0.254cm" fo:padding-right="0.254cm" fo:wrap-option="wrap" loext:decorative="false" fo:margin-left="0.305cm" fo:margin-right="0.319cm" fo:margin-top="0.002cm" fo:margin-bottom="0cm" style:run-through="background" style:wrap="parallel" style:number-wrapped-paragraphs="no-limit" style:wrap-contour="false" style:vertical-pos="from-top" style:vertical-rel="page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0.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1.6cm" fo:margin-left="0cm" fo:margin-right="0cm" fo:margin-top="1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3cm" fo:margin-bottom="0.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6cm" fo:margin-left="0cm" fo:margin-right="0cm" fo:margin-top="1.4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table:number-rows-spanned="5" office:value-type="string">
              <text:p text:style-name="MP1" loext:marker-style-name="MT1"><draw:frame draw:style-name="Mfr1" draw:name="Image 3" text:anchor-type="as-char" svg:width="3.186cm" svg:height="3.572cm" draw:z-index="72"><draw:image xlink:href="Pictures/1000000000000287000002D770FE3C7F8F7FFF0F.jpg" xlink:type="simple" xlink:show="embed" xlink:actuate="onLoad" draw:mime-type="image/jpeg"/><svg:desc>charge_de_emploi_CMJN</svg:desc></draw:frame></text:p>
            </table:table-cell>
            <table:table-cell table:style-name="Tableau3.B1" office:value-type="string">
              <text:p text:style-name="MP2" loext:marker-style-name="MT2"/>
            </table:table-cell>
            <table:table-cell table:style-name="Tableau3.B1" office:value-type="string">
              <text:p text:style-name="MP2" loext:marker-style-name="MT2"/>
            </table:table-cell>
            <table:table-cell table:style-name="Tableau3.B1" office:value-type="string">
              <text:p text:style-name="MP2" loext:marker-style-name="MT2"/>
            </table:table-cell>
          </table:table-row>
          <table:table-row table:style-name="Tableau3.2">
            <table:covered-table-cell table:style-name="Tableau3.A1"/>
            <table:table-cell table:style-name="Tableau3.B2" table:number-columns-spanned="3" office:value-type="string">
              <text:p text:style-name="MP3" loext:marker-style-name="MT3"><text:span text:style-name="MT4">Dossier Professionnel</text:span><text:span text:style-name="MT5"> </text:span><text:span text:style-name="MT6">(DP)</text:span></text:p>
            </table:table-cell>
            <table:covered-table-cell/>
            <table:covered-table-cell/>
          </table:table-row>
          <table:table-row table:style-name="Tableau3.3">
            <table:covered-table-cell table:style-name="Tableau3.A1"/>
            <table:table-cell table:style-name="Tableau3.B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  <table:table-row table:style-name="Tableau3.4">
            <table:covered-table-cell table:style-name="Tableau3.A1"/>
            <table:table-cell table:style-name="Tableau3.B4" office:value-type="string">
              <text:p text:style-name="MP5" loext:marker-style-name="MT1"/>
            </table:table-cell>
            <table:table-cell table:style-name="Tableau3.C4" office:value-type="string">
              <text:p text:style-name="MP5" loext:marker-style-name="MT1"/>
            </table:table-cell>
            <table:table-cell table:style-name="Tableau3.D4" office:value-type="string">
              <text:p text:style-name="MP6" loext:marker-style-name="MT1"><text:span text:style-name="MT8"></text:span><text:span text:style-name="MT9"/></text:p>
            </table:table-cell>
          </table:table-row>
          <table:table-row table:style-name="Tableau3.3">
            <table:covered-table-cell table:style-name="Tableau3.A5"/>
            <table:table-cell table:style-name="Tableau3.B5" office:value-type="string">
              <text:p text:style-name="MP4" loext:marker-style-name="MT7"/>
            </table:table-cell>
            <table:table-cell table:style-name="Tableau3.C5" office:value-type="string">
              <text:p text:style-name="MP4" loext:marker-style-name="MT7"/>
            </table:table-cell>
            <table:table-cell table:style-name="Tableau3.D5" office:value-type="string">
              <text:p text:style-name="MP4" loext:marker-style-name="MT7"/>
            </table:table-cell>
          </table:table-row>
        </table:table>
        <text:p text:style-name="Header"/>
      </style:header>
      <style:footer>
        <text:p text:style-name="MP7" loext:marker-style-name="MT10"><draw:custom-shape text:anchor-type="char" draw:z-index="0" draw:name="Forme automatique 2" draw:style-name="Mgr1" draw:text-style-name="MP9" svg:width="0.989cm" svg:height="1.668cm" draw:transform="rotate (-1.5707963267949) translate (15.8926388888889cm 27.6032916666667cm)"><text:p text:style-name="MP8" loext:marker-style-name="MT11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custom-shape text:anchor-type="char" draw:z-index="1" draw:name="Forme automatique 2" draw:style-name="Mgr2" draw:text-style-name="MP9" svg:width="1.317cm" svg:height="1.047cm" draw:transform="rotate (-1.5707963267949) translate (15.9967083333333cm 27.4022083333333cm)"><text:p text:style-name="MP10" loext:marker-style-name="MT11"><text:span text:style-name="MT11"><text:page-number text:select-page="current">1</text:page-number></text:span></text:p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2"><text:s/></text:span><text:span text:style-name="MT13">DOSSIER PROFESSIONNEL-Version du 01/06/2016</text:span><text:span text:style-name="MT14"> </text:span><text:span text:style-name="MT15"><text:tab/>Page</text:span></text:p>
        <text:p text:style-name="Footer"/>
      </style:footer>
    </style:master-page>
    <style:master-page style:name="Converted1" style:page-layout-name="Mpm1" draw:style-name="Mdp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4" loext:marker-style-name="MT7"/>
            </table:table-cell>
            <table:table-cell table:style-name="Tableau4.A1" office:value-type="string">
              <text:p text:style-name="MP4" loext:marker-style-name="MT7"/>
            </table:table-cell>
            <table:table-cell table:style-name="Tableau4.A1" office:value-type="string">
              <text:p text:style-name="MP4" loext:marker-style-name="MT7"/>
            </table:table-cell>
          </table:table-row>
          <table:table-row table:style-name="Tableau4.2">
            <table:table-cell table:style-name="Tableau4.A2" table:number-columns-spanned="3" office:value-type="string">
              <text:p text:style-name="MP3" loext:marker-style-name="MT3"><text:span text:style-name="MT16">Dossier Professionnel</text:span><text:span text:style-name="MT5"> </text:span><text:span text:style-name="MT17">(DP)</text:span></text:p>
            </table:table-cell>
            <table:covered-table-cell/>
            <table:covered-table-cell/>
          </table:table-row>
          <table:table-row table:style-name="Tableau4.3">
            <table:table-cell table:style-name="Tableau4.A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  <table:table-row table:style-name="Tableau4.4">
            <table:table-cell table:style-name="Tableau4.A4" office:value-type="string">
              <text:p text:style-name="MP5" loext:marker-style-name="MT1"/>
            </table:table-cell>
            <table:table-cell table:style-name="Tableau4.B4" office:value-type="string">
              <text:p text:style-name="MP5" loext:marker-style-name="MT1"/>
            </table:table-cell>
            <table:table-cell table:style-name="Tableau4.C4" office:value-type="string">
              <text:p text:style-name="MP6" loext:marker-style-name="MT18"><text:span text:style-name="MT19"></text:span><text:span text:style-name="MT20"/></text:p>
            </table:table-cell>
          </table:table-row>
          <table:table-row table:style-name="Tableau4.3">
            <table:table-cell table:style-name="Tableau4.A5" office:value-type="string">
              <text:p text:style-name="MP4" loext:marker-style-name="MT7"/>
            </table:table-cell>
            <table:table-cell table:style-name="Tableau4.B5" office:value-type="string">
              <text:p text:style-name="MP4" loext:marker-style-name="MT7"/>
            </table:table-cell>
            <table:table-cell table:style-name="Tableau4.C5" office:value-type="string">
              <text:p text:style-name="MP4" loext:marker-style-name="MT7"/>
            </table:table-cell>
          </table:table-row>
        </table:table>
        <text:p text:style-name="Header"/>
      </style:header>
      <style:footer>
        <text:p text:style-name="MP7" loext:marker-style-name="MT10"><draw:custom-shape text:anchor-type="char" draw:z-index="2" draw:name="Forme automatique 1" draw:style-name="Mgr1" draw:text-style-name="MP9" svg:width="0.989cm" svg:height="1.668cm" draw:transform="rotate (-1.5707963267949) translate (15.8926388888889cm 27.6032916666667cm)"><text:p text:style-name="MP8" loext:marker-style-name="MT11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custom-shape text:anchor-type="char" draw:z-index="3" draw:name="Forme automatique 3" draw:style-name="Mgr2" draw:text-style-name="MP9" svg:width="1.317cm" svg:height="1.047cm" draw:transform="rotate (-1.5707963267949) translate (15.9967083333333cm 27.4022083333333cm)"><text:p text:style-name="MP10" loext:marker-style-name="MT11"><text:span text:style-name="MT11"><text:page-number text:select-page="current">2</text:page-number></text:span></text:p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2"><text:s/></text:span><text:span text:style-name="MT13">DOSSIER PROFESSIONNEL-Version du 01/06/2016</text:span><text:span text:style-name="MT14"> </text:span><text:span text:style-name="MT15"><text:tab/>Page</text:span></text:p>
        <text:p text:style-name="Footer"/>
      </style:footer>
    </style:master-page>
    <style:master-page style:name="Converted2" style:page-layout-name="Mpm2" draw:style-name="Mdp1">
      <style:header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 table:style-name="Tableau7.1">
            <table:table-cell table:style-name="Tableau7.A1" office:value-type="string">
              <text:p text:style-name="MP4" loext:marker-style-name="MT7"/>
            </table:table-cell>
            <table:table-cell table:style-name="Tableau7.A1" office:value-type="string">
              <text:p text:style-name="MP4" loext:marker-style-name="MT7"/>
            </table:table-cell>
            <table:table-cell table:style-name="Tableau7.A1" office:value-type="string">
              <text:p text:style-name="MP4" loext:marker-style-name="MT7"/>
            </table:table-cell>
          </table:table-row>
          <table:table-row table:style-name="Tableau7.2">
            <table:table-cell table:style-name="Tableau7.A2" table:number-columns-spanned="3" office:value-type="string">
              <text:p text:style-name="MP3" loext:marker-style-name="MT3"><text:span text:style-name="MT16">Dossier Professionnel</text:span><text:span text:style-name="MT5"> </text:span><text:span text:style-name="MT17">(DP)</text:span></text:p>
            </table:table-cell>
            <table:covered-table-cell/>
            <table:covered-table-cell/>
          </table:table-row>
          <table:table-row table:style-name="Tableau7.3">
            <table:table-cell table:style-name="Tableau7.A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  <table:table-row table:style-name="Tableau7.4">
            <table:table-cell table:style-name="Tableau7.A4" office:value-type="string">
              <text:p text:style-name="MP5" loext:marker-style-name="MT1"/>
            </table:table-cell>
            <table:table-cell table:style-name="Tableau7.B4" office:value-type="string">
              <text:p text:style-name="MP5" loext:marker-style-name="MT1"/>
            </table:table-cell>
            <table:table-cell table:style-name="Tableau7.C4" office:value-type="string">
              <text:p text:style-name="MP6" loext:marker-style-name="MT18"><text:span text:style-name="MT19"></text:span><text:span text:style-name="MT20"/></text:p>
            </table:table-cell>
          </table:table-row>
          <table:table-row table:style-name="Tableau7.3">
            <table:table-cell table:style-name="Tableau7.A5" office:value-type="string">
              <text:p text:style-name="MP4" loext:marker-style-name="MT7"/>
            </table:table-cell>
            <table:table-cell table:style-name="Tableau7.B5" office:value-type="string">
              <text:p text:style-name="MP4" loext:marker-style-name="MT7"/>
            </table:table-cell>
            <table:table-cell table:style-name="Tableau7.C5" office:value-type="string">
              <text:p text:style-name="MP4" loext:marker-style-name="MT7"/>
            </table:table-cell>
          </table:table-row>
        </table:table>
        <text:p text:style-name="Header"/>
      </style:header>
      <style:footer>
        <text:p text:style-name="MP7" loext:marker-style-name="MT10"><draw:custom-shape text:anchor-type="char" draw:z-index="5" draw:name="Forme automatique 4" draw:style-name="Mgr1" draw:text-style-name="MP9" svg:width="0.989cm" svg:height="1.668cm" draw:transform="rotate (-1.5707963267949) translate (15.8926388888889cm 27.6032916666667cm)"><text:p text:style-name="MP8" loext:marker-style-name="MT11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custom-shape text:anchor-type="char" draw:z-index="7" draw:name="Forme automatique 5" draw:style-name="Mgr2" draw:text-style-name="MP9" svg:width="1.317cm" svg:height="1.047cm" draw:transform="rotate (-1.5707963267949) translate (15.9967083333333cm 27.4022083333333cm)"><text:p text:style-name="MP10" loext:marker-style-name="MT11"><text:span text:style-name="MT11"><text:page-number text:select-page="current">4</text:page-number></text:span></text:p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2"><text:s/></text:span><text:span text:style-name="MT13">DOSSIER PROFESSIONNEL-Version du 01/06/2016</text:span><text:span text:style-name="MT14"> </text:span><text:span text:style-name="MT15"><text:tab/>Page</text:span></text:p>
        <text:p text:style-name="Footer"/>
      </style:footer>
    </style:master-page>
    <style:master-page style:name="Converted3" style:page-layout-name="Mpm2" draw:style-name="Mdp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 table:style-name="Tableau12.1">
            <table:table-cell table:style-name="Tableau12.A1" office:value-type="string">
              <text:p text:style-name="MP4" loext:marker-style-name="MT7"/>
            </table:table-cell>
            <table:table-cell table:style-name="Tableau12.A1" office:value-type="string">
              <text:p text:style-name="MP4" loext:marker-style-name="MT7"/>
            </table:table-cell>
            <table:table-cell table:style-name="Tableau12.A1" office:value-type="string">
              <text:p text:style-name="MP4" loext:marker-style-name="MT7"/>
            </table:table-cell>
          </table:table-row>
          <table:table-row table:style-name="Tableau12.2">
            <table:table-cell table:style-name="Tableau12.A2" table:number-columns-spanned="3" office:value-type="string">
              <text:p text:style-name="MP3" loext:marker-style-name="MT3"><text:span text:style-name="MT16">Dossier Professionnel</text:span><text:span text:style-name="MT5"> </text:span><text:span text:style-name="MT17">(DP)</text:span></text:p>
            </table:table-cell>
            <table:covered-table-cell/>
            <table:covered-table-cell/>
          </table:table-row>
          <table:table-row table:style-name="Tableau12.3">
            <table:table-cell table:style-name="Tableau12.A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  <table:table-row table:style-name="Tableau12.4">
            <table:table-cell table:style-name="Tableau12.A4" office:value-type="string">
              <text:p text:style-name="MP5" loext:marker-style-name="MT1"/>
            </table:table-cell>
            <table:table-cell table:style-name="Tableau12.B4" office:value-type="string">
              <text:p text:style-name="MP5" loext:marker-style-name="MT1"/>
            </table:table-cell>
            <table:table-cell table:style-name="Tableau12.C4" office:value-type="string">
              <text:p text:style-name="MP6" loext:marker-style-name="MT18"><text:span text:style-name="MT19"></text:span><text:span text:style-name="MT20"/></text:p>
            </table:table-cell>
          </table:table-row>
          <table:table-row table:style-name="Tableau12.3">
            <table:table-cell table:style-name="Tableau12.A5" office:value-type="string">
              <text:p text:style-name="MP4" loext:marker-style-name="MT7"/>
            </table:table-cell>
            <table:table-cell table:style-name="Tableau12.B5" office:value-type="string">
              <text:p text:style-name="MP4" loext:marker-style-name="MT7"/>
            </table:table-cell>
            <table:table-cell table:style-name="Tableau12.C5" office:value-type="string">
              <text:p text:style-name="MP4" loext:marker-style-name="MT7"/>
            </table:table-cell>
          </table:table-row>
        </table:table>
        <text:p text:style-name="Header"/>
      </style:header>
      <style:footer>
        <text:p text:style-name="MP7" loext:marker-style-name="MT10"><draw:custom-shape text:anchor-type="char" draw:z-index="19" draw:name="Forme automatique 6" draw:style-name="Mgr1" draw:text-style-name="MP9" svg:width="0.989cm" svg:height="1.668cm" draw:transform="rotate (-1.5707963267949) translate (15.8926388888889cm 27.6032916666667cm)"><text:p text:style-name="MP8" loext:marker-style-name="MT11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custom-shape text:anchor-type="char" draw:z-index="31" draw:name="Forme automatique 7" draw:style-name="Mgr2" draw:text-style-name="MP9" svg:width="1.317cm" svg:height="1.047cm" draw:transform="rotate (-1.5707963267949) translate (15.9967083333333cm 27.4022083333333cm)"><text:p text:style-name="MP10" loext:marker-style-name="MT11"><text:span text:style-name="MT11"><text:page-number text:select-page="current">16</text:page-number></text:span></text:p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2"><text:s/></text:span><text:span text:style-name="MT13">DOSSIER PROFESSIONNEL-Version du 01/06/2016</text:span><text:span text:style-name="MT14"> </text:span><text:span text:style-name="MT15"><text:tab/>Page</text:span></text:p>
        <text:p text:style-name="Footer"/>
      </style:footer>
    </style:master-page>
    <style:master-page style:name="Converted4" style:page-layout-name="Mpm2" draw:style-name="Mdp1">
      <style:header>
        <table:table table:name="Tableau13" table:style-name="Tableau13">
          <table:table-column table:style-name="Tableau13.A"/>
          <table:table-column table:style-name="Tableau13.B"/>
          <table:table-column table:style-name="Tableau13.C"/>
          <table:table-row table:style-name="Tableau13.1">
            <table:table-cell table:style-name="Tableau13.A1" office:value-type="string">
              <text:p text:style-name="MP4" loext:marker-style-name="MT7"/>
            </table:table-cell>
            <table:table-cell table:style-name="Tableau13.A1" office:value-type="string">
              <text:p text:style-name="MP4" loext:marker-style-name="MT7"/>
            </table:table-cell>
            <table:table-cell table:style-name="Tableau13.A1" office:value-type="string">
              <text:p text:style-name="MP4" loext:marker-style-name="MT7"/>
            </table:table-cell>
          </table:table-row>
          <table:table-row table:style-name="Tableau13.2">
            <table:table-cell table:style-name="Tableau13.A2" table:number-columns-spanned="3" office:value-type="string">
              <text:p text:style-name="MP3" loext:marker-style-name="MT3"><text:span text:style-name="MT16">Dossier Professionnel</text:span><text:span text:style-name="MT5"> </text:span><text:span text:style-name="MT17">(DP)</text:span></text:p>
            </table:table-cell>
            <table:covered-table-cell/>
            <table:covered-table-cell/>
          </table:table-row>
          <table:table-row table:style-name="Tableau13.3">
            <table:table-cell table:style-name="Tableau13.A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  <table:table-row table:style-name="Tableau13.4">
            <table:table-cell table:style-name="Tableau13.A4" office:value-type="string">
              <text:p text:style-name="MP5" loext:marker-style-name="MT1"/>
            </table:table-cell>
            <table:table-cell table:style-name="Tableau13.B4" office:value-type="string">
              <text:p text:style-name="MP5" loext:marker-style-name="MT1"/>
            </table:table-cell>
            <table:table-cell table:style-name="Tableau13.C4" office:value-type="string">
              <text:p text:style-name="MP6" loext:marker-style-name="MT18"><text:span text:style-name="MT19"></text:span><text:span text:style-name="MT20"/></text:p>
            </table:table-cell>
          </table:table-row>
          <table:table-row table:style-name="Tableau13.3">
            <table:table-cell table:style-name="Tableau13.A5" office:value-type="string">
              <text:p text:style-name="MP4" loext:marker-style-name="MT7"/>
            </table:table-cell>
            <table:table-cell table:style-name="Tableau13.B5" office:value-type="string">
              <text:p text:style-name="MP4" loext:marker-style-name="MT7"/>
            </table:table-cell>
            <table:table-cell table:style-name="Tableau13.C5" office:value-type="string">
              <text:p text:style-name="MP4" loext:marker-style-name="MT7"/>
            </table:table-cell>
          </table:table-row>
        </table:table>
        <text:p text:style-name="Header"/>
      </style:header>
      <style:footer>
        <text:p text:style-name="MP7" loext:marker-style-name="MT10"><draw:custom-shape text:anchor-type="char" draw:z-index="32" draw:name="Forme automatique 8" draw:style-name="Mgr1" draw:text-style-name="MP9" svg:width="0.989cm" svg:height="1.668cm" draw:transform="rotate (-1.5707963267949) translate (15.8926388888889cm 27.6032916666667cm)"><text:p text:style-name="MP8" loext:marker-style-name="MT11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custom-shape text:anchor-type="char" draw:z-index="33" draw:name="Forme automatique 9" draw:style-name="Mgr2" draw:text-style-name="MP9" svg:width="1.317cm" svg:height="1.047cm" draw:transform="rotate (-1.5707963267949) translate (15.9967083333333cm 27.4022083333333cm)"><text:p text:style-name="MP10" loext:marker-style-name="MT11"><text:span text:style-name="MT11"><text:page-number text:select-page="current">17</text:page-number></text:span></text:p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2"><text:s/></text:span><text:span text:style-name="MT13">DOSSIER PROFESSIONNEL-Version du 01/06/2016</text:span><text:span text:style-name="MT14"> </text:span><text:span text:style-name="MT15"><text:tab/>Page</text:span></text:p>
        <text:p text:style-name="Footer"/>
      </style:footer>
    </style:master-page>
    <style:master-page style:name="Converted5" style:page-layout-name="Mpm2" draw:style-name="Mdp1">
      <style:header>
        <text:p text:style-name="Header"/>
      </style:header>
      <style:footer>
        <text:p text:style-name="MP7" loext:marker-style-name="MT10"><draw:custom-shape text:anchor-type="char" draw:z-index="34" draw:name="Forme automatique 10" draw:style-name="Mgr1" draw:text-style-name="MP9" svg:width="0.989cm" svg:height="1.668cm" draw:transform="rotate (-1.5707963267949) translate (15.8926388888889cm 27.6032916666667cm)"><text:p text:style-name="MP8" loext:marker-style-name="MT11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custom-shape text:anchor-type="char" draw:z-index="35" draw:name="Forme automatique 11" draw:style-name="Mgr2" draw:text-style-name="MP9" svg:width="1.317cm" svg:height="1.047cm" draw:transform="rotate (-1.5707963267949) translate (15.9967083333333cm 27.4022083333333cm)"><text:p text:style-name="MP10" loext:marker-style-name="MT11"><text:span text:style-name="MT11"><text:page-number text:select-page="current">18</text:page-number></text:span></text:p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2"><text:s/></text:span><text:span text:style-name="MT13">DOSSIER PROFESSIONNEL-Version du 01/06/2016</text:span><text:span text:style-name="MT14"> </text:span><text:span text:style-name="MT15"><text:tab/>Page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1-28T15:40:00</meta:creation-date>
    <meta:initial-creator>Monquet Miguel</meta:initial-creator>
    <dc:language>fr-FR</dc:language>
    <meta:print-date>2016-01-14T09:15:00</meta:print-date>
    <dc:date>2024-05-21T11:03:44.230000000</dc:date>
    <meta:editing-cycles>7</meta:editing-cycles>
    <meta:editing-duration>PT4H17M10S</meta:editing-duration>
    <meta:generator>LibreOffice/7.6.2.1$Windows_X86_64 LibreOffice_project/56f7684011345957bbf33a7ee678afaf4d2ba333</meta:generator>
    <meta:document-statistic meta:table-count="17" meta:image-count="1" meta:object-count="0" meta:page-count="18" meta:paragraph-count="235" meta:word-count="1160" meta:character-count="7357" meta:non-whitespace-character-count="6360"/>
    <meta:user-defined meta:name="AppVersion">15.0000</meta:user-defined>
    <meta:user-defined meta:name="Company">AFPA</meta:user-defined>
    <meta:user-defined meta:name="DocSecurity" meta:value-type="float">4</meta:user-defined>
    <meta:template xlink:type="simple" xlink:actuate="onRequest" xlink:title="Normal.dotm" xlink:href=""/>
  </office:meta>
</office:document-meta>
</file>